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7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0.339cm"/>
    </style:style>
    <style:style style:name="co5" style:family="table-column">
      <style:table-column-properties fo:break-before="auto" style:column-width="2.995cm"/>
    </style:style>
    <style:style style:name="co6" style:family="table-column">
      <style:table-column-properties fo:break-before="auto" style:column-width="1.997cm"/>
    </style:style>
    <style:style style:name="co7" style:family="table-column">
      <style:table-column-properties fo:break-before="auto" style:column-width="4.145cm"/>
    </style:style>
    <style:style style:name="co8" style:family="table-column">
      <style:table-column-properties fo:break-before="auto" style:column-width="5.052cm"/>
    </style:style>
    <style:style style:name="co9" style:family="table-column">
      <style:table-column-properties fo:break-before="auto" style:column-width="5.114cm"/>
    </style:style>
    <style:style style:name="co10" style:family="table-column">
      <style:table-column-properties fo:break-before="auto" style:column-width="2.321cm"/>
    </style:style>
    <style:style style:name="co11" style:family="table-column">
      <style:table-column-properties fo:break-before="auto" style:column-width="3.161cm"/>
    </style:style>
    <style:style style:name="co12" style:family="table-column">
      <style:table-column-properties fo:break-before="auto" style:column-width="2.185cm"/>
    </style:style>
    <style:style style:name="co13" style:family="table-column">
      <style:table-column-properties fo:break-before="auto" style:column-width="4.528cm"/>
    </style:style>
    <style:style style:name="co14" style:family="table-column">
      <style:table-column-properties fo:break-before="auto" style:column-width="5.826cm"/>
    </style:style>
    <style:style style:name="co15" style:family="table-column">
      <style:table-column-properties fo:break-before="auto" style:column-width="5.509cm"/>
    </style:style>
    <style:style style:name="co16" style:family="table-column">
      <style:table-column-properties fo:break-before="auto" style:column-width="2.498cm"/>
    </style:style>
    <style:style style:name="co17" style:family="table-column">
      <style:table-column-properties fo:break-before="auto" style:column-width="3.2cm"/>
    </style:style>
    <style:style style:name="co18" style:family="table-column">
      <style:table-column-properties fo:break-before="auto" style:column-width="3.54cm"/>
    </style:style>
    <style:style style:name="co19" style:family="table-column">
      <style:table-column-properties fo:break-before="auto" style:column-width="3.607cm"/>
    </style:style>
    <style:style style:name="co20" style:family="table-column">
      <style:table-column-properties fo:break-before="auto" style:column-width="1.991cm"/>
    </style:style>
    <style:style style:name="co21" style:family="table-column">
      <style:table-column-properties fo:break-before="auto" style:column-width="2.589cm"/>
    </style:style>
    <style:style style:name="co22" style:family="table-column">
      <style:table-column-properties fo:break-before="auto" style:column-width="2.424cm"/>
    </style:style>
    <style:style style:name="co23" style:family="table-column">
      <style:table-column-properties fo:break-before="auto" style:column-width="2.457cm"/>
    </style:style>
    <style:style style:name="co24" style:family="table-column">
      <style:table-column-properties fo:break-before="auto" style:column-width="2.796cm"/>
    </style:style>
    <style:style style:name="co25" style:family="table-column">
      <style:table-column-properties fo:break-before="auto" style:column-width="6.242cm"/>
    </style:style>
    <style:style style:name="co26" style:family="table-column">
      <style:table-column-properties fo:break-before="auto" style:column-width="1.256cm"/>
    </style:style>
    <style:style style:name="co27" style:family="table-column">
      <style:table-column-properties fo:break-before="auto" style:column-width="2.346cm"/>
    </style:style>
    <style:style style:name="co28" style:family="table-column">
      <style:table-column-properties fo:break-before="auto" style:column-width="2.207cm"/>
    </style:style>
    <style:style style:name="co29" style:family="table-column">
      <style:table-column-properties fo:break-before="auto" style:column-width="2.395cm"/>
    </style:style>
    <style:style style:name="co30" style:family="table-column">
      <style:table-column-properties fo:break-before="auto" style:column-width="2.034cm"/>
    </style:style>
    <style:style style:name="co31" style:family="table-column">
      <style:table-column-properties fo:break-before="auto" style:column-width="1.06cm"/>
    </style:style>
    <style:style style:name="co32" style:family="table-column">
      <style:table-column-properties fo:break-before="auto" style:column-width="2.607cm"/>
    </style:style>
    <style:style style:name="co33" style:family="table-column">
      <style:table-column-properties fo:break-before="auto" style:column-width="2.688cm"/>
    </style:style>
    <style:style style:name="co34" style:family="table-column">
      <style:table-column-properties fo:break-before="auto" style:column-width="2.596cm"/>
    </style:style>
    <style:style style:name="co35" style:family="table-column">
      <style:table-column-properties fo:break-before="auto" style:column-width="6.177cm"/>
    </style:style>
    <style:style style:name="co36" style:family="table-column">
      <style:table-column-properties fo:break-before="auto" style:column-width="2.921cm"/>
    </style:style>
    <style:style style:name="co37" style:family="table-column">
      <style:table-column-properties fo:break-before="auto" style:column-width="6.542cm"/>
    </style:style>
    <style:style style:name="co38" style:family="table-column">
      <style:table-column-properties fo:break-before="auto" style:column-width="2.325cm"/>
    </style:style>
    <style:style style:name="co39" style:family="table-column">
      <style:table-column-properties fo:break-before="auto" style:column-width="1.887cm"/>
    </style:style>
    <style:style style:name="co40" style:family="table-column">
      <style:table-column-properties fo:break-before="auto" style:column-width="3.3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number:number-style style:name="N10003" number:language="en" number:country="US">
      <number:number number:decimal-places="0" loext:min-decimal-places="0" number:min-integer-digits="1" number:grouping="true"/>
    </number:number-style>
    <number:number-style style:name="N10004" number:language="en" number:country="US">
      <number:number number:decimal-places="2" loext:min-decimal-places="2" number:min-integer-digits="1" number:grouping="true"/>
    </number:number-style>
    <number:number-style style:name="N20003" number:language="en" number:country="PH">
      <number:number number:decimal-places="0" loext:min-decimal-places="0" number:min-integer-digits="1" number:grouping="true"/>
    </number:number-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>
      <style:text-properties fo:font-size="8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/>
    </style:style>
    <style:style style:name="ce29" style:family="table-cell" style:parent-style-name="Default" style:data-style-name="N100">
      <style:text-properties fo:font-size="8pt"/>
    </style:style>
    <style:style style:name="ce30" style:family="table-cell" style:parent-style-name="Default" style:data-style-name="N0">
      <style:text-properties fo:font-size="8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2" style:family="table-cell" style:parent-style-name="Default" style:data-style-name="N100"/>
    <style:style style:name="ce33" style:family="table-cell" style:parent-style-name="Default" style:data-style-name="N0"/>
    <style:style style:name="ce10" style:family="table-cell" style:parent-style-name="Default">
      <style:table-cell-properties fo:background-color="#eeeeee"/>
      <style:text-properties fo:font-weight="bold"/>
    </style:style>
    <style:style style:name="ce11" style:family="table-cell" style:parent-style-name="Default">
      <style:table-cell-properties fo:background-color="#eeeeee"/>
    </style:style>
    <style:style style:name="ce12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fo:font-weight="bold"/>
    </style:style>
    <style:style style:name="ce1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bold"/>
    </style:style>
    <style:style style:name="ce44" style:family="table-cell" style:parent-style-name="Default" style:data-style-name="N100">
      <style:table-cell-properties fo:background-color="#eeeeee"/>
    </style:style>
    <style:style style:name="ce45" style:family="table-cell" style:parent-style-name="Default" style:data-style-name="N0">
      <style:table-cell-properties fo:background-color="#fffbcc"/>
    </style:style>
    <style:style style:name="ce48" style:family="table-cell" style:parent-style-name="Default" style:data-style-name="N4">
      <style:table-cell-properties fo:background-color="#eeeeee"/>
    </style:style>
    <style:style style:name="ce51" style:family="table-cell" style:parent-style-name="Default" style:data-style-name="N4">
      <style:table-cell-properties fo:background-color="#bee3d3"/>
    </style:style>
    <style:style style:name="ce52" style:family="table-cell" style:parent-style-name="Default">
      <style:table-cell-properties fo:background-color="#bee3d3"/>
    </style:style>
    <style:style style:name="ce56" style:family="table-cell" style:parent-style-name="Default">
      <style:table-cell-properties fo:background-color="#fffbcc"/>
    </style:style>
    <style:style style:name="ce61" style:family="table-cell" style:parent-style-name="Default" style:data-style-name="N4">
      <style:table-cell-properties fo:background-color="#fffbcc"/>
    </style:style>
    <style:style style:name="ce21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78" style:family="table-cell" style:parent-style-name="Default" style:data-style-name="N4">
      <style:table-cell-properties fo:background-color="#bce4e5"/>
    </style:style>
    <style:style style:name="ce39" style:family="table-cell" style:parent-style-name="Default" style:data-style-name="N4">
      <style:table-cell-properties fo:background-color="#fedcc6"/>
      <style:text-properties fo:font-weight="normal"/>
    </style:style>
    <style:style style:name="ce40" style:family="table-cell" style:parent-style-name="Default" style:data-style-name="N4">
      <style:table-cell-properties fo:background-color="#fedcc6"/>
      <style:text-properties fo:font-weight="bold"/>
    </style:style>
    <style:style style:name="ce4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4"/>
    <style:style style:name="ce31" style:family="table-cell" style:parent-style-name="Default">
      <style:table-cell-properties fo:background-color="#dddddd"/>
      <style:text-properties fo:language="en" fo:country="GB" fo:font-weight="bold"/>
    </style:style>
    <style:style style:name="ce34" style:family="table-cell" style:parent-style-name="Default">
      <style:table-cell-properties fo:background-color="#eeeeee"/>
      <style:text-properties fo:language="en" fo:country="GB" fo:font-weight="bold"/>
    </style:style>
    <style:style style:name="ce3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language="en" fo:country="GB" fo:font-weight="bold"/>
    </style:style>
    <style:style style:name="ce36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language="en" fo:country="GB" fo:font-weight="bold"/>
    </style:style>
    <style:style style:name="ce3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language="en" fo:country="GB" fo:font-weight="bold"/>
    </style:style>
    <style:style style:name="ce38" style:family="table-cell" style:parent-style-name="Default">
      <style:table-cell-properties fo:background-color="#eeeeee"/>
      <style:text-properties fo:language="en" fo:country="GB"/>
    </style:style>
    <style:style style:name="ce43" style:family="table-cell" style:parent-style-name="Default">
      <style:table-cell-properties fo:background-color="#dddddd"/>
      <style:text-properties fo:language="en" fo:country="GB"/>
    </style:style>
    <style:style style:name="ce60" style:family="table-cell" style:parent-style-name="Default" style:data-style-name="N100">
      <style:table-cell-properties fo:background-color="#eeeeee"/>
      <style:text-properties fo:language="en" fo:country="GB"/>
    </style:style>
    <style:style style:name="ce53" style:family="table-cell" style:parent-style-name="Default" style:data-style-name="N10003">
      <style:table-cell-properties fo:background-color="#fffbcc"/>
      <style:text-properties fo:language="en" fo:country="GB"/>
    </style:style>
    <style:style style:name="ce55" style:family="table-cell" style:parent-style-name="Default" style:data-style-name="N10003">
      <style:table-cell-properties fo:background-color="#eeeeee"/>
      <style:text-properties fo:language="en" fo:country="GB"/>
    </style:style>
    <style:style style:name="ce57" style:family="table-cell" style:parent-style-name="Default" style:data-style-name="N10123">
      <style:table-cell-properties fo:background-color="#bee3d3"/>
      <style:text-properties fo:language="en" fo:country="GB"/>
    </style:style>
    <style:style style:name="ce58" style:family="table-cell" style:parent-style-name="Default">
      <style:table-cell-properties fo:background-color="#eeeeee" style:text-align-source="fix" style:repeat-content="false" style:vertical-align="middle"/>
      <style:paragraph-properties fo:text-align="end" fo:margin-left="0cm"/>
      <style:text-properties fo:language="en" fo:country="GB" fo:font-weight="bold" style:font-weight-asian="bold" style:font-weight-complex="bold"/>
    </style:style>
    <style:style style:name="ce59" style:family="table-cell" style:parent-style-name="Default">
      <style:table-cell-properties fo:background-color="#eeeeee" style:text-align-source="fix" style:repeat-content="false"/>
      <style:paragraph-properties fo:text-align="end" fo:margin-left="0cm"/>
      <style:text-properties fo:language="en" fo:country="GB" fo:font-weight="bold" style:font-weight-asian="bold" style:font-weight-complex="bold"/>
    </style:style>
    <style:style style:name="ce63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fo:language="en" fo:country="GB" fo:font-weight="bold" style:font-weight-asian="bold" style:font-weight-complex="bold"/>
    </style:style>
    <style:style style:name="ce64" style:family="table-cell" style:parent-style-name="Default" style:data-style-name="N4">
      <style:table-cell-properties fo:background-color="#eeeeee"/>
      <style:text-properties fo:language="en" fo:country="GB"/>
    </style:style>
    <style:style style:name="ce70" style:family="table-cell" style:parent-style-name="Default" style:data-style-name="N10124">
      <style:table-cell-properties fo:background-color="#eeeeee"/>
      <style:text-properties fo:language="en" fo:country="GB"/>
    </style:style>
    <style:style style:name="ce80" style:family="table-cell" style:parent-style-name="Default">
      <style:table-cell-properties fo:background-color="#eeeeee"/>
      <style:text-properties fo:language="en" fo:country="GB" fo:font-weight="bold" style:font-weight-asian="bold" style:font-weight-complex="bold"/>
    </style:style>
    <style:style style:name="ce77" style:family="table-cell" style:parent-style-name="Default" style:data-style-name="N20003">
      <style:table-cell-properties fo:background-color="#eeeeee"/>
      <style:text-properties fo:language="en" fo:country="GB" fo:font-weight="normal" style:font-weight-asian="normal" style:font-weight-complex="normal"/>
    </style:style>
    <style:style style:name="ce81" style:family="table-cell" style:parent-style-name="Default" style:data-style-name="N20003">
      <style:table-cell-properties fo:background-color="#eeeeee" style:text-align-source="fix" style:repeat-content="false"/>
      <style:paragraph-properties fo:text-align="end" fo:margin-left="0cm"/>
      <style:text-properties fo:language="en" fo:country="GB" fo:font-weight="normal" style:font-weight-asian="normal" style:font-weight-complex="normal"/>
    </style:style>
    <style:style style:name="ce82" style:family="table-cell" style:parent-style-name="Default" style:data-style-name="N100">
      <style:table-cell-properties fo:background-color="#eeeeee" style:text-align-source="fix" style:repeat-content="false"/>
      <style:paragraph-properties fo:text-align="end" fo:margin-left="0cm"/>
      <style:text-properties fo:language="en" fo:country="GB"/>
    </style:style>
    <style:style style:name="ce66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fo:language="en" fo:country="GB"/>
    </style:style>
    <style:style style:name="ce84" style:family="table-cell" style:parent-style-name="Default" style:data-style-name="N10123">
      <style:table-cell-properties fo:background-color="#fcd3c1"/>
      <style:text-properties fo:language="en" fo:country="GB"/>
    </style:style>
    <style:style style:name="ce86" style:family="table-cell" style:parent-style-name="Default">
      <style:table-cell-properties fo:background-color="#eeeeee" style:text-align-source="fix" style:repeat-content="false"/>
      <style:paragraph-properties fo:text-align="end" fo:margin-left="0cm"/>
      <style:text-properties fo:language="en" fo:country="GB"/>
    </style:style>
    <style:style style:name="ce68" style:family="table-cell" style:parent-style-name="Default">
      <style:table-cell-properties fo:background-color="#fffbcc"/>
      <style:text-properties fo:language="en" fo:country="GB"/>
    </style:style>
    <style:style style:name="ce91" style:family="table-cell" style:parent-style-name="Default" style:data-style-name="N10123">
      <style:table-cell-properties fo:background-color="#fffbcc"/>
      <style:text-properties fo:language="en" fo:country="GB"/>
    </style:style>
    <style:style style:name="ce93" style:family="table-cell" style:parent-style-name="Default" style:data-style-name="N10125">
      <style:table-cell-properties fo:background-color="#fffbcc"/>
      <style:text-properties fo:language="en" fo:country="GB"/>
    </style:style>
    <style:style style:name="ce96" style:family="table-cell" style:parent-style-name="Default" style:data-style-name="N10123">
      <style:table-cell-properties fo:background-color="#adc5e7"/>
      <style:text-properties fo:language="en" fo:country="GB" fo:font-weight="normal"/>
    </style:style>
    <style:style style:name="ce89" style:family="table-cell" style:parent-style-name="Default" style:data-style-name="N10004">
      <style:table-cell-properties fo:background-color="#eeeeee"/>
      <style:text-properties fo:language="en" fo:country="GB"/>
    </style:style>
    <style:style style:name="ce99" style:family="table-cell" style:parent-style-name="Default" style:data-style-name="N10123">
      <style:table-cell-properties fo:background-color="#adc5e7"/>
      <style:text-properties fo:language="en" fo:country="GB" fo:font-weight="bold"/>
    </style:style>
    <style:style style:name="ce72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cm"/>
      <style:text-properties fo:language="en" fo:country="GB" fo:font-weight="bold"/>
    </style:style>
    <style:style style:name="ce73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0123">
      <style:table-cell-properties fo:background-color="#bce4e5"/>
      <style:text-properties fo:language="en" fo:country="GB"/>
    </style:style>
    <style:style style:name="ce94" style:family="table-cell" style:parent-style-name="Default" style:data-style-name="N11"/>
    <style:style style:name="ce10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 style:data-style-name="N10004">
      <style:table-cell-properties fo:background-color="#adc5e7"/>
      <style:text-properties fo:language="en" fo:country="GB" fo:font-weight="normal"/>
    </style:style>
    <style:style style:name="ce75" style:family="table-cell" style:parent-style-name="Defaul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11">
      <style:table-cell-properties fo:background-color="#bee3d3"/>
    </style:style>
    <style:style style:name="T1" style:family="text">
      <style:text-properties style:font-name-asian="Noto Sans CJK SC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language-complex="hi" style:country-complex="IN" style:font-name="Liberation Sans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2" style:family="text">
      <style:text-properties style:font-name-asian="Noto Sans CJK SC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language-complex="hi" style:country-complex="IN" style:font-name="Liberation Sans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 style:text-position="33% 58%"/>
    </style:style>
    <style:style style:name="T3" style:family="text">
      <style:text-properties style:text-position="33% 58%"/>
    </style:style>
    <style:style style:name="T4" style:family="text">
      <style:text-properties style:text-overline-style="none" style:text-overline-color="font-color" style:font-name-asian="Noto Sans CJK SC" fo:font-weight="bold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5" style:family="text">
      <style:text-properties style:text-overline-style="none" style:text-overline-color="font-color" style:font-name-asian="Noto Sans CJK SC" fo:font-weight="bold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fo:font-size="10pt" style:text-position="33% 58%"/>
    </style:style>
    <style:style style:name="T6" style:family="text">
      <style:text-properties style:font-name-asian="Noto Sans CJK SC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="Liberation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7" style:family="text">
      <style:text-properties style:font-name-asian="Noto Sans CJK SC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="Liberation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fo:font-size="10pt"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capacidade média dos reservatórios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litr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sumo médio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litros/d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eficiente habitacional</text:p>
          </table:table-cell>
          <table:table-cell table:number-columns-repeated="2"/>
          <table:table-cell office:value-type="float" office:value="3.9" calcext:value-type="float">
            <text:p>3,9</text:p>
          </table:table-cell>
          <table:table-cell office:value-type="string" calcext:value-type="string">
            <text:p>habitantes/domicílio</text:p>
          </table:table-cell>
          <table:table-cell table:number-columns-repeated="4"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5" office:value-type="string" calcext:value-type="string">
            <text:p>Domicílios</text:p>
          </table:table-cell>
          <table:table-cell table:style-name="ce25" office:value-type="string" calcext:value-type="string">
            <text:p>Demanda</text:p>
          </table:table-cell>
          <table:table-cell table:style-name="ce25" office:value-type="string" calcext:value-type="string">
            <text:p>Capacidade</text:p>
          </table:table-cell>
          <table:table-cell table:style-name="ce25" office:value-type="string" calcext:value-type="string">
            <text:p>Caso 01</text:p>
          </table:table-cell>
          <table:table-cell table:style-name="ce25" office:value-type="string" calcext:value-type="string">
            <text:p>Caso 02</text:p>
          </table:table-cell>
          <table:table-cell table:style-name="ce25" office:value-type="string" calcext:value-type="string">
            <text:p>Caso 03</text:p>
          </table:table-cell>
          <table:table-cell table:number-columns-repeated="3"/>
        </table:table-row>
        <table:table-row table:style-name="ro1">
          <table:table-cell/>
          <table:table-cell table:style-name="ce25" office:value-type="string" calcext:value-type="string">
            <text:p>domicílios</text:p>
          </table:table-cell>
          <table:table-cell table:number-columns-repeated="5" table:style-name="ce25" office:value-type="string" calcext:value-type="string">
            <text:p>litr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A</text:p>
          </table:table-cell>
          <table:table-cell table:number-columns-repeated="2"/>
          <table:table-cell office:value-type="float" office:value="2500000" calcext:value-type="float">
            <text:p>2500000</text:p>
          </table:table-cell>
          <table:table-cell table:formula="of:=[.E8]" office:value-type="float" office:value="7473960" calcext:value-type="float">
            <text:p>7473960</text:p>
          </table:table-cell>
          <table:table-cell table:formula="of:=[.F8]" office:value-type="float" office:value="44843760" calcext:value-type="float">
            <text:p>44843760</text:p>
          </table:table-cell>
          <table:table-cell table:formula="of:=[.G8]+[.D7]" office:value-type="float" office:value="48543760" calcext:value-type="float">
            <text:p>48543760</text:p>
          </table:table-cell>
          <table:table-cell table:formula="of:=[.E7]/8" office:value-type="float" office:value="934245" calcext:value-type="float">
            <text:p>9342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</text:p>
          </table:table-cell>
          <table:table-cell table:number-columns-repeated="2"/>
          <table:table-cell office:value-type="float" office:value="500000" calcext:value-type="float">
            <text:p>500000</text:p>
          </table:table-cell>
          <table:table-cell table:formula="of:=[.E9]+[.E10]+[.E11]+[.E12]+[.E13]" office:value-type="float" office:value="7473960" calcext:value-type="float">
            <text:p>7473960</text:p>
          </table:table-cell>
          <table:table-cell table:formula="of:=[.F9]+[.F10]+[.F11]+[.F12]+[.F13]" office:value-type="float" office:value="44843760" calcext:value-type="float">
            <text:p>44843760</text:p>
          </table:table-cell>
          <table:table-cell table:formula="of:=[.G9]+[.G10]+[.G11]+[.G12]+[.G13]+[.D8]" office:value-type="float" office:value="46043760" calcext:value-type="float">
            <text:p>460437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</text:p>
          </table:table-cell>
          <table:table-cell table:number-columns-repeated="2"/>
          <table:table-cell office:value-type="float" office:value="400000" calcext:value-type="float">
            <text:p>400000</text:p>
          </table:table-cell>
          <table:table-cell table:formula="of:=[.E14]+[.E15]" office:value-type="float" office:value="1574820" calcext:value-type="float">
            <text:p>1574820</text:p>
          </table:table-cell>
          <table:table-cell table:formula="of:=[.F14]+[.F15]" office:value-type="float" office:value="9448920" calcext:value-type="float">
            <text:p>9448920</text:p>
          </table:table-cell>
          <table:table-cell table:formula="of:=[.G14]+[.G15]+[.D9]" office:value-type="float" office:value="9848920" calcext:value-type="float">
            <text:p>98489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</text:p>
          </table:table-cell>
          <table:table-cell table:number-columns-repeated="2"/>
          <table:table-cell office:value-type="float" office:value="100000" calcext:value-type="float">
            <text:p>100000</text:p>
          </table:table-cell>
          <table:table-cell table:formula="of:=[.E16]" office:value-type="float" office:value="358020" calcext:value-type="float">
            <text:p>358020</text:p>
          </table:table-cell>
          <table:table-cell table:formula="of:=[.F16]" office:value-type="float" office:value="2148120" calcext:value-type="float">
            <text:p>2148120</text:p>
          </table:table-cell>
          <table:table-cell table:formula="of:=[.G16]+[.D10]" office:value-type="float" office:value="2248120" calcext:value-type="float">
            <text:p>2248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</text:p>
          </table:table-cell>
          <table:table-cell table:number-columns-repeated="2"/>
          <table:table-cell office:value-type="float" office:value="180000" calcext:value-type="float">
            <text:p>180000</text:p>
          </table:table-cell>
          <table:table-cell table:formula="of:=[.E17]" office:value-type="float" office:value="1199640" calcext:value-type="float">
            <text:p>1199640</text:p>
          </table:table-cell>
          <table:table-cell table:formula="of:=[.F17]" office:value-type="float" office:value="7197840" calcext:value-type="float">
            <text:p>7197840</text:p>
          </table:table-cell>
          <table:table-cell table:formula="of:=[.G17]+[.D11]" office:value-type="float" office:value="7377840" calcext:value-type="float">
            <text:p>73778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</text:p>
          </table:table-cell>
          <table:table-cell table:number-columns-repeated="2"/>
          <table:table-cell office:value-type="float" office:value="20000" calcext:value-type="float">
            <text:p>20000</text:p>
          </table:table-cell>
          <table:table-cell table:formula="of:=[.E18]" office:value-type="float" office:value="105300" calcext:value-type="float">
            <text:p>105300</text:p>
          </table:table-cell>
          <table:table-cell table:formula="of:=[.F18]" office:value-type="float" office:value="631800" calcext:value-type="float">
            <text:p>631800</text:p>
          </table:table-cell>
          <table:table-cell table:formula="of:=[.G18]+[.D12]" office:value-type="float" office:value="651800" calcext:value-type="float">
            <text:p>6518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</text:p>
          </table:table-cell>
          <table:table-cell office:value-type="float" office:value="5431" calcext:value-type="float">
            <text:p>5431</text:p>
          </table:table-cell>
          <table:table-cell table:formula="of:=[.B13]*[.$D$3]*[.$D$2]" office:value-type="float" office:value="4236180" calcext:value-type="float">
            <text:p>4236180</text:p>
          </table:table-cell>
          <table:table-cell table:formula="of:=[.B13]*[.$D$3]*[.$D$1]" office:value-type="float" office:value="21180900" calcext:value-type="float">
            <text:p>21180900</text:p>
          </table:table-cell>
          <table:table-cell table:formula="of:=[.C13]" office:value-type="float" office:value="4236180" calcext:value-type="float">
            <text:p>4236180</text:p>
          </table:table-cell>
          <table:table-cell table:formula="of:=[.C13]+[.D13]" office:value-type="float" office:value="25417080" calcext:value-type="float">
            <text:p>25417080</text:p>
          </table:table-cell>
          <table:table-cell table:formula="of:=[.C13]+[.D13]" office:value-type="float" office:value="25417080" calcext:value-type="float">
            <text:p>254170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</text:p>
          </table:table-cell>
          <table:table-cell office:value-type="float" office:value="1043" calcext:value-type="float">
            <text:p>1043</text:p>
          </table:table-cell>
          <table:table-cell table:formula="of:=[.B14]*[.$D$3]*[.$D$2]" office:value-type="float" office:value="813540" calcext:value-type="float">
            <text:p>813540</text:p>
          </table:table-cell>
          <table:table-cell table:formula="of:=[.B14]*[.$D$3]*[.$D$1]" office:value-type="float" office:value="4067700" calcext:value-type="float">
            <text:p>4067700</text:p>
          </table:table-cell>
          <table:table-cell table:formula="of:=[.C14]" office:value-type="float" office:value="813540" calcext:value-type="float">
            <text:p>813540</text:p>
          </table:table-cell>
          <table:table-cell table:formula="of:=[.C14]+[.D14]" office:value-type="float" office:value="4881240" calcext:value-type="float">
            <text:p>4881240</text:p>
          </table:table-cell>
          <table:table-cell table:formula="of:=[.C14]+[.D14]" office:value-type="float" office:value="4881240" calcext:value-type="float">
            <text:p>48812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</text:p>
          </table:table-cell>
          <table:table-cell office:value-type="float" office:value="976" calcext:value-type="float">
            <text:p>976</text:p>
          </table:table-cell>
          <table:table-cell table:formula="of:=[.B15]*[.$D$3]*[.$D$2]" office:value-type="float" office:value="761280" calcext:value-type="float">
            <text:p>761280</text:p>
          </table:table-cell>
          <table:table-cell table:formula="of:=[.B15]*[.$D$3]*[.$D$1]" office:value-type="float" office:value="3806400" calcext:value-type="float">
            <text:p>3806400</text:p>
          </table:table-cell>
          <table:table-cell table:formula="of:=[.C15]" office:value-type="float" office:value="761280" calcext:value-type="float">
            <text:p>761280</text:p>
          </table:table-cell>
          <table:table-cell table:formula="of:=[.C15]+[.D15]" office:value-type="float" office:value="4567680" calcext:value-type="float">
            <text:p>4567680</text:p>
          </table:table-cell>
          <table:table-cell table:formula="of:=[.C15]+[.D15]" office:value-type="float" office:value="4567680" calcext:value-type="float">
            <text:p>45676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</text:p>
          </table:table-cell>
          <table:table-cell office:value-type="float" office:value="459" calcext:value-type="float">
            <text:p>459</text:p>
          </table:table-cell>
          <table:table-cell table:formula="of:=[.B16]*[.$D$3]*[.$D$2]" office:value-type="float" office:value="358020" calcext:value-type="float">
            <text:p>358020</text:p>
          </table:table-cell>
          <table:table-cell table:formula="of:=[.B16]*[.$D$3]*[.$D$1]" office:value-type="float" office:value="1790100" calcext:value-type="float">
            <text:p>1790100</text:p>
          </table:table-cell>
          <table:table-cell table:formula="of:=[.C16]" office:value-type="float" office:value="358020" calcext:value-type="float">
            <text:p>358020</text:p>
          </table:table-cell>
          <table:table-cell table:formula="of:=[.C16]+[.D16]" office:value-type="float" office:value="2148120" calcext:value-type="float">
            <text:p>2148120</text:p>
          </table:table-cell>
          <table:table-cell table:formula="of:=[.C16]+[.D16]" office:value-type="float" office:value="2148120" calcext:value-type="float">
            <text:p>2148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5</text:p>
          </table:table-cell>
          <table:table-cell office:value-type="float" office:value="1538" calcext:value-type="float">
            <text:p>1538</text:p>
          </table:table-cell>
          <table:table-cell table:formula="of:=[.B17]*[.$D$3]*[.$D$2]" office:value-type="float" office:value="1199640" calcext:value-type="float">
            <text:p>1199640</text:p>
          </table:table-cell>
          <table:table-cell table:formula="of:=[.B17]*[.$D$3]*[.$D$1]" office:value-type="float" office:value="5998200" calcext:value-type="float">
            <text:p>5998200</text:p>
          </table:table-cell>
          <table:table-cell table:formula="of:=[.C17]" office:value-type="float" office:value="1199640" calcext:value-type="float">
            <text:p>1199640</text:p>
          </table:table-cell>
          <table:table-cell table:formula="of:=[.C17]+[.D17]" office:value-type="float" office:value="7197840" calcext:value-type="float">
            <text:p>7197840</text:p>
          </table:table-cell>
          <table:table-cell table:formula="of:=[.C17]+[.D17]" office:value-type="float" office:value="7197840" calcext:value-type="float">
            <text:p>71978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6</text:p>
          </table:table-cell>
          <table:table-cell office:value-type="float" office:value="135" calcext:value-type="float">
            <text:p>135</text:p>
          </table:table-cell>
          <table:table-cell table:formula="of:=[.B18]*[.$D$3]*[.$D$2]" office:value-type="float" office:value="105300" calcext:value-type="float">
            <text:p>105300</text:p>
          </table:table-cell>
          <table:table-cell table:formula="of:=[.B18]*[.$D$3]*[.$D$1]" office:value-type="float" office:value="526500" calcext:value-type="float">
            <text:p>526500</text:p>
          </table:table-cell>
          <table:table-cell table:formula="of:=[.C18]" office:value-type="float" office:value="105300" calcext:value-type="float">
            <text:p>105300</text:p>
          </table:table-cell>
          <table:table-cell table:formula="of:=[.C18]+[.D18]" office:value-type="float" office:value="631800" calcext:value-type="float">
            <text:p>631800</text:p>
          </table:table-cell>
          <table:table-cell table:formula="of:=[.C18]+[.D18]" office:value-type="float" office:value="631800" calcext:value-type="float">
            <text:p>631800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nancial</text:p>
          </table:table-cell>
          <table:table-cell table:number-columns-repeated="3"/>
          <table:table-cell table:formula="of:=SUM([.C13:.C18])" office:value-type="float" office:value="7473960" calcext:value-type="float">
            <text:p>7473960</text:p>
          </table:table-cell>
          <table:table-cell table:formula="of:=SUM([.C13:.C18])+SUM([.D13:.D18])" office:value-type="float" office:value="44843760" calcext:value-type="float">
            <text:p>44843760</text:p>
          </table:table-cell>
          <table:table-cell table:formula="of:=SUM([.C13:.C18])+SUM([.D7:.D18])" office:value-type="float" office:value="48543760" calcext:value-type="float">
            <text:p>48543760</text:p>
          </table:table-cell>
          <table:table-cell table:number-columns-repeated="3"/>
        </table:table-row>
      </table:table>
      <table:table table:name="Fórmulas_2" table:style-name="ta1">
        <table:table-column table:style-name="co2" table:default-cell-style-name="ce4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4" table:default-cell-style-name="ce26"/>
        <table:table-column table:style-name="co7" table:default-cell-style-name="ce29"/>
        <table:table-column table:style-name="co8" table:default-cell-style-name="ce29"/>
        <table:table-column table:style-name="co9" table:default-cell-style-name="ce29"/>
        <table:table-column table:style-name="co10" table:number-columns-repeated="3" table:default-cell-style-name="Default"/>
        <table:table-row table:style-name="ro1">
          <table:table-cell table:style-name="ce26" office:value-type="string" calcext:value-type="string">
            <text:p>dias 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26" table:number-columns-repeated="3"/>
          <table:table-cell table:number-columns-repeated="3"/>
        </table:table-row>
        <table:table-row table:style-name="ro1">
          <table:table-cell table:style-name="ce26" office:value-type="string" calcext:value-type="string">
            <text:p>turn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26" table:number-columns-repeated="3"/>
          <table:table-cell table:number-columns-repeated="3"/>
        </table:table-row>
        <table:table-row table:style-name="ro1">
          <table:table-cell table:style-name="ce26" office:value-type="string" calcext:value-type="string">
            <text:p>tempo por turno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style-name="ce26" office:value-type="string" calcext:value-type="string">
            <text:p>(horas)</text:p>
          </table:table-cell>
          <table:table-cell table:style-name="ce26" table:number-columns-repeated="2"/>
          <table:table-cell table:number-columns-repeated="3"/>
        </table:table-row>
        <table:table-row table:style-name="ro1">
          <table:table-cell table:style-name="ce26" office:value-type="string" calcext:value-type="string">
            <text:p>capacidade média dos reservatórios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/>
          <table:table-cell table:style-name="ce26" office:value-type="string" calcext:value-type="string">
            <text:p>(litros)</text:p>
          </table:table-cell>
          <table:table-cell table:style-name="ce26" table:number-columns-repeated="2"/>
          <table:table-cell table:number-columns-repeated="3"/>
        </table:table-row>
        <table:table-row table:style-name="ro1">
          <table:table-cell table:style-name="ce26" office:value-type="string" calcext:value-type="string">
            <text:p>consumo médio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/>
          <table:table-cell table:style-name="ce26" office:value-type="string" calcext:value-type="string">
            <text:p>(litros/dia)</text:p>
          </table:table-cell>
          <table:table-cell table:style-name="ce26" table:number-columns-repeated="2"/>
          <table:table-cell table:number-columns-repeated="3"/>
        </table:table-row>
        <table:table-row table:style-name="ro1">
          <table:table-cell table:style-name="ce26" office:value-type="string" calcext:value-type="string">
            <text:p>coeficiente habitacional</text:p>
          </table:table-cell>
          <table:table-cell table:number-columns-repeated="3"/>
          <table:table-cell office:value-type="float" office:value="3.9" calcext:value-type="float">
            <text:p>3,9</text:p>
          </table:table-cell>
          <table:table-cell/>
          <table:table-cell table:style-name="ce26" office:value-type="string" calcext:value-type="string">
            <text:p>(habitantes/domicílio)</text:p>
          </table:table-cell>
          <table:table-cell table:style-name="ce26" table:number-columns-repeated="2"/>
          <table:table-cell table:number-columns-repeated="3"/>
        </table:table-row>
        <table:table-row table:style-name="ro1">
          <table:table-cell table:style-name="ce26"/>
          <table:table-cell table:number-columns-repeated="5"/>
          <table:table-cell table:style-name="ce26" table:number-columns-repeated="3"/>
          <table:table-cell table:number-columns-repeated="3"/>
        </table:table-row>
        <table:table-row table:style-name="ro1">
          <table:table-cell table:style-name="ce26"/>
          <table:table-cell table:number-columns-repeated="5"/>
          <table:table-cell table:style-name="ce4" office:value-type="string" calcext:value-type="string">
            <text:p>Caso 01</text:p>
          </table:table-cell>
          <table:table-cell table:style-name="ce4" office:value-type="string" calcext:value-type="string">
            <text:p>Caso 02</text:p>
          </table:table-cell>
          <table:table-cell table:style-name="ce4" office:value-type="string" calcext:value-type="string">
            <text:p>Caso 03</text:p>
          </table:table-cell>
          <table:table-cell table:style-name="ce25" table:number-columns-repeated="3"/>
        </table:table-row>
        <table:table-row table:style-name="ro1">
          <table:table-cell table:style-name="ce26"/>
          <table:table-cell table:number-columns-repeated="5"/>
          <table:table-cell table:style-name="ce26" table:number-columns-repeated="3"/>
          <table:table-cell table:number-columns-repeated="3"/>
        </table:table-row>
        <table:table-row table:style-name="ro1">
          <table:table-cell table:style-name="ce3" office:value-type="string" calcext:value-type="string" table:number-columns-spanned="1" table:number-rows-spanned="2">
            <text:p>Locais</text:p>
          </table:table-cell>
          <table:table-cell table:style-name="ce3" office:value-type="string" calcext:value-type="string" table:number-columns-spanned="1" table:number-rows-spanned="2">
            <text:p>domicílios</text:p>
          </table:table-cell>
          <table:table-cell table:style-name="ce3"/>
          <table:table-cell table:style-name="ce4" office:value-type="string" calcext:value-type="string">
            <text:p>demanda</text:p>
          </table:table-cell>
          <table:table-cell table:style-name="ce4" office:value-type="string" calcext:value-type="string">
            <text:p>capacidade</text:p>
          </table:table-cell>
          <table:table-cell table:style-name="ce4"/>
          <table:table-cell table:style-name="ce3" office:value-type="string" calcext:value-type="string" table:number-columns-spanned="3" table:number-rows-spanned="2">
            <text:p>Volume ideal de distribuição (litros)</text:p>
          </table:table-cell>
          <table:covered-table-cell table:number-columns-repeated="2" table:style-name="ce26"/>
          <table:table-cell table:number-columns-repeated="3"/>
        </table:table-row>
        <table:table-row table:style-name="ro1">
          <table:covered-table-cell table:style-name="ce26"/>
          <table:covered-table-cell table:style-name="ce4"/>
          <table:table-cell table:style-name="ce4"/>
          <table:table-cell table:number-columns-repeated="2" table:style-name="ce4" office:value-type="string" calcext:value-type="string">
            <text:p>(litros)</text:p>
          </table:table-cell>
          <table:table-cell table:style-name="ce4"/>
          <table:covered-table-cell table:number-columns-repeated="3" table:style-name="ce4"/>
          <table:table-cell table:number-columns-repeated="3"/>
        </table:table-row>
        <table:table-row table:style-name="ro1">
          <table:table-cell office:value-type="string" calcext:value-type="string">
            <text:p>ETA</text:p>
          </table:table-cell>
          <table:table-cell table:style-name="ce29" table:number-columns-repeated="3"/>
          <table:table-cell table:style-name="ce30" office:value-type="float" office:value="2500000" calcext:value-type="float">
            <text:p>2500000</text:p>
          </table:table-cell>
          <table:table-cell table:style-name="ce30"/>
          <table:table-cell office:value-type="string" calcext:value-type="string">
            <text:p>=E13</text:p>
          </table:table-cell>
          <table:table-cell office:value-type="string" calcext:value-type="string">
            <text:p>=F13</text:p>
          </table:table-cell>
          <table:table-cell office:value-type="string" calcext:value-type="string">
            <text:p>=G13+D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</text:p>
          </table:table-cell>
          <table:table-cell table:style-name="ce29" table:number-columns-repeated="3"/>
          <table:table-cell table:style-name="ce30" office:value-type="float" office:value="500000" calcext:value-type="float">
            <text:p>500000</text:p>
          </table:table-cell>
          <table:table-cell table:style-name="ce30"/>
          <table:table-cell office:value-type="string" calcext:value-type="string">
            <text:p>=E14+E15+E16+E17+E18</text:p>
          </table:table-cell>
          <table:table-cell office:value-type="string" calcext:value-type="string">
            <text:p>=F14+F15+F16+F17+F18</text:p>
          </table:table-cell>
          <table:table-cell office:value-type="string" calcext:value-type="string">
            <text:p>=G14+G15+G16+G17+G18+D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</text:p>
          </table:table-cell>
          <table:table-cell table:style-name="ce29" table:number-columns-repeated="3"/>
          <table:table-cell table:style-name="ce30" office:value-type="float" office:value="400000" calcext:value-type="float">
            <text:p>400000</text:p>
          </table:table-cell>
          <table:table-cell table:style-name="ce30"/>
          <table:table-cell office:value-type="string" calcext:value-type="string">
            <text:p>=E19+E20</text:p>
          </table:table-cell>
          <table:table-cell office:value-type="string" calcext:value-type="string">
            <text:p>=F19+F20</text:p>
          </table:table-cell>
          <table:table-cell office:value-type="string" calcext:value-type="string">
            <text:p>=G19+G20+D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</text:p>
          </table:table-cell>
          <table:table-cell table:style-name="ce29" table:number-columns-repeated="3"/>
          <table:table-cell table:style-name="ce30" office:value-type="float" office:value="100000" calcext:value-type="float">
            <text:p>100000</text:p>
          </table:table-cell>
          <table:table-cell table:style-name="ce30"/>
          <table:table-cell office:value-type="string" calcext:value-type="string">
            <text:p>=E21</text:p>
          </table:table-cell>
          <table:table-cell office:value-type="string" calcext:value-type="string">
            <text:p>=F21</text:p>
          </table:table-cell>
          <table:table-cell office:value-type="string" calcext:value-type="string">
            <text:p>=G21+D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</text:p>
          </table:table-cell>
          <table:table-cell table:style-name="ce29" table:number-columns-repeated="3"/>
          <table:table-cell table:style-name="ce30" office:value-type="float" office:value="180000" calcext:value-type="float">
            <text:p>180000</text:p>
          </table:table-cell>
          <table:table-cell table:style-name="ce30"/>
          <table:table-cell office:value-type="string" calcext:value-type="string">
            <text:p>=E22</text:p>
          </table:table-cell>
          <table:table-cell office:value-type="string" calcext:value-type="string">
            <text:p>=F22</text:p>
          </table:table-cell>
          <table:table-cell office:value-type="string" calcext:value-type="string">
            <text:p>=G22+D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</text:p>
          </table:table-cell>
          <table:table-cell table:style-name="ce29" table:number-columns-repeated="3"/>
          <table:table-cell table:style-name="ce30" office:value-type="float" office:value="20000" calcext:value-type="float">
            <text:p>20000</text:p>
          </table:table-cell>
          <table:table-cell table:style-name="ce30"/>
          <table:table-cell office:value-type="string" calcext:value-type="string">
            <text:p>=E23</text:p>
          </table:table-cell>
          <table:table-cell office:value-type="string" calcext:value-type="string">
            <text:p>=F23</text:p>
          </table:table-cell>
          <table:table-cell office:value-type="string" calcext:value-type="string">
            <text:p>=G23+D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</text:p>
          </table:table-cell>
          <table:table-cell table:style-name="ce30" office:value-type="float" office:value="5431" calcext:value-type="float">
            <text:p>5431</text:p>
          </table:table-cell>
          <table:table-cell table:style-name="ce30"/>
          <table:table-cell table:style-name="ce29" office:value-type="string" calcext:value-type="string">
            <text:p>=B18*$D$5*$D$6</text:p>
          </table:table-cell>
          <table:table-cell table:style-name="ce29" office:value-type="string" calcext:value-type="string">
            <text:p>=B18*$D$4</text:p>
          </table:table-cell>
          <table:table-cell table:style-name="ce29"/>
          <table:table-cell office:value-type="string" calcext:value-type="string">
            <text:p>=C18</text:p>
          </table:table-cell>
          <table:table-cell table:number-columns-repeated="2" office:value-type="string" calcext:value-type="string">
            <text:p>=C18+D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</text:p>
          </table:table-cell>
          <table:table-cell table:style-name="ce30" office:value-type="float" office:value="1043" calcext:value-type="float">
            <text:p>1043</text:p>
          </table:table-cell>
          <table:table-cell table:style-name="ce30"/>
          <table:table-cell table:style-name="ce29" office:value-type="string" calcext:value-type="string">
            <text:p>=B19*$D$5*$D$6</text:p>
          </table:table-cell>
          <table:table-cell table:style-name="ce29" office:value-type="string" calcext:value-type="string">
            <text:p>=B19*$D$4</text:p>
          </table:table-cell>
          <table:table-cell table:style-name="ce29"/>
          <table:table-cell office:value-type="string" calcext:value-type="string">
            <text:p>=C19</text:p>
          </table:table-cell>
          <table:table-cell table:number-columns-repeated="2" office:value-type="string" calcext:value-type="string">
            <text:p>=C19+D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</text:p>
          </table:table-cell>
          <table:table-cell table:style-name="ce30" office:value-type="float" office:value="976" calcext:value-type="float">
            <text:p>976</text:p>
          </table:table-cell>
          <table:table-cell table:style-name="ce30"/>
          <table:table-cell table:style-name="ce29" office:value-type="string" calcext:value-type="string">
            <text:p>=B20*$D$5*$D$6</text:p>
          </table:table-cell>
          <table:table-cell table:style-name="ce29" office:value-type="string" calcext:value-type="string">
            <text:p>=B20*$D$4</text:p>
          </table:table-cell>
          <table:table-cell table:style-name="ce29"/>
          <table:table-cell office:value-type="string" calcext:value-type="string">
            <text:p>=C20</text:p>
          </table:table-cell>
          <table:table-cell table:number-columns-repeated="2" office:value-type="string" calcext:value-type="string">
            <text:p>=C20+D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</text:p>
          </table:table-cell>
          <table:table-cell table:style-name="ce30" office:value-type="float" office:value="459" calcext:value-type="float">
            <text:p>459</text:p>
          </table:table-cell>
          <table:table-cell table:style-name="ce30"/>
          <table:table-cell table:style-name="ce29" office:value-type="string" calcext:value-type="string">
            <text:p>=B21*$D$5*$D$6</text:p>
          </table:table-cell>
          <table:table-cell table:style-name="ce29" office:value-type="string" calcext:value-type="string">
            <text:p>=B21*$D$4</text:p>
          </table:table-cell>
          <table:table-cell table:style-name="ce29"/>
          <table:table-cell office:value-type="string" calcext:value-type="string">
            <text:p>=C21</text:p>
          </table:table-cell>
          <table:table-cell table:number-columns-repeated="2" office:value-type="string" calcext:value-type="string">
            <text:p>=C21+D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5</text:p>
          </table:table-cell>
          <table:table-cell table:style-name="ce30" office:value-type="float" office:value="1538" calcext:value-type="float">
            <text:p>1538</text:p>
          </table:table-cell>
          <table:table-cell table:style-name="ce30"/>
          <table:table-cell table:style-name="ce29" office:value-type="string" calcext:value-type="string">
            <text:p>=B22*$D$5*$D$6</text:p>
          </table:table-cell>
          <table:table-cell table:style-name="ce29" office:value-type="string" calcext:value-type="string">
            <text:p>=B22*$D$4</text:p>
          </table:table-cell>
          <table:table-cell table:style-name="ce29"/>
          <table:table-cell office:value-type="string" calcext:value-type="string">
            <text:p>=C22</text:p>
          </table:table-cell>
          <table:table-cell table:number-columns-repeated="2" office:value-type="string" calcext:value-type="string">
            <text:p>=C22+D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6</text:p>
          </table:table-cell>
          <table:table-cell table:style-name="ce30" office:value-type="float" office:value="135" calcext:value-type="float">
            <text:p>135</text:p>
          </table:table-cell>
          <table:table-cell table:style-name="ce30"/>
          <table:table-cell table:style-name="ce29" office:value-type="string" calcext:value-type="string">
            <text:p>=B23*$D$5*$D$6</text:p>
          </table:table-cell>
          <table:table-cell table:style-name="ce29" office:value-type="string" calcext:value-type="string">
            <text:p>=B23*$D$4</text:p>
          </table:table-cell>
          <table:table-cell table:style-name="ce29"/>
          <table:table-cell office:value-type="string" calcext:value-type="string">
            <text:p>=C23</text:p>
          </table:table-cell>
          <table:table-cell table:number-columns-repeated="2" office:value-type="string" calcext:value-type="string">
            <text:p>=C23+D23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26" table:number-columns-repeated="3"/>
          <table:table-cell table:number-columns-repeated="3"/>
        </table:table-row>
        <table:table-row table:style-name="ro1">
          <table:table-cell table:number-columns-repeated="6"/>
          <table:table-cell table:style-name="ce4" office:value-type="string" calcext:value-type="string" table:number-columns-spanned="3" table:number-rows-spanned="1">
            <text:p>Volume ideal distribuído pelo manancial (litros/turno)</text:p>
          </table:table-cell>
          <table:covered-table-cell table:number-columns-repeated="2" table:style-name="ce26"/>
          <table:table-cell table:number-columns-repeated="3"/>
        </table:table-row>
        <table:table-row table:style-name="ro1">
          <table:table-cell office:value-type="string" calcext:value-type="string">
            <text:p>Manancial</text:p>
          </table:table-cell>
          <table:table-cell table:number-columns-repeated="5"/>
          <table:table-cell office:value-type="string" calcext:value-type="string">
            <text:p>=SUM(C18:C23)</text:p>
          </table:table-cell>
          <table:table-cell office:value-type="string" calcext:value-type="string">
            <text:p>=SUM(C18:C23)+SUM(D18:D23)</text:p>
          </table:table-cell>
          <table:table-cell office:value-type="string" calcext:value-type="string">
            <text:p>=SUM(C18:C23)+SUM(D12:D23)</text:p>
          </table:table-cell>
          <table:table-cell table:number-columns-repeated="3"/>
        </table:table-row>
        <table:table-row table:style-name="ro1">
          <table:table-cell table:style-name="ce26"/>
          <table:table-cell table:number-columns-repeated="5"/>
          <table:table-cell table:style-name="ce26" table:number-columns-repeated="3"/>
          <table:table-cell table:number-columns-repeated="3"/>
        </table:table-row>
        <table:table-row table:style-name="ro1">
          <table:table-cell table:style-name="ce26"/>
          <table:table-cell table:number-columns-repeated="5"/>
          <table:table-cell table:style-name="ce3" office:value-type="string" calcext:value-type="string" table:number-columns-spanned="3" table:number-rows-spanned="2">
            <text:p>Vasão ideal de distribuição (litros/hora)</text:p>
          </table:table-cell>
          <table:covered-table-cell table:number-columns-repeated="2" table:style-name="ce26"/>
          <table:table-cell table:number-columns-repeated="3"/>
        </table:table-row>
        <table:table-row table:style-name="ro1">
          <table:table-cell table:style-name="ce26"/>
          <table:table-cell table:number-columns-repeated="5"/>
          <table:covered-table-cell table:number-columns-repeated="3" table:style-name="ce4"/>
          <table:table-cell table:number-columns-repeated="3"/>
        </table:table-row>
        <table:table-row table:style-name="ro1">
          <table:table-cell office:value-type="string" calcext:value-type="string">
            <text:p>ETA</text:p>
          </table:table-cell>
          <table:table-cell table:number-columns-repeated="5"/>
          <table:table-cell office:value-type="string" calcext:value-type="string">
            <text:p>=E12/$D$3</text:p>
          </table:table-cell>
          <table:table-cell office:value-type="string" calcext:value-type="string">
            <text:p>=F12/$D$3</text:p>
          </table:table-cell>
          <table:table-cell office:value-type="string" calcext:value-type="string">
            <text:p>=G12/$D$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</text:p>
          </table:table-cell>
          <table:table-cell table:number-columns-repeated="5"/>
          <table:table-cell office:value-type="string" calcext:value-type="string">
            <text:p>=E13/$D$3</text:p>
          </table:table-cell>
          <table:table-cell office:value-type="string" calcext:value-type="string">
            <text:p>=F13/$D$3</text:p>
          </table:table-cell>
          <table:table-cell office:value-type="string" calcext:value-type="string">
            <text:p>=G13/$D$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</text:p>
          </table:table-cell>
          <table:table-cell table:number-columns-repeated="5"/>
          <table:table-cell office:value-type="string" calcext:value-type="string">
            <text:p>=E14/$D$3</text:p>
          </table:table-cell>
          <table:table-cell office:value-type="string" calcext:value-type="string">
            <text:p>=F14/$D$3</text:p>
          </table:table-cell>
          <table:table-cell office:value-type="string" calcext:value-type="string">
            <text:p>=G14/$D$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</text:p>
          </table:table-cell>
          <table:table-cell table:number-columns-repeated="5"/>
          <table:table-cell office:value-type="string" calcext:value-type="string">
            <text:p>=E15/$D$3</text:p>
          </table:table-cell>
          <table:table-cell office:value-type="string" calcext:value-type="string">
            <text:p>=F15/$D$3</text:p>
          </table:table-cell>
          <table:table-cell office:value-type="string" calcext:value-type="string">
            <text:p>=G15/$D$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</text:p>
          </table:table-cell>
          <table:table-cell table:number-columns-repeated="5"/>
          <table:table-cell office:value-type="string" calcext:value-type="string">
            <text:p>=E16/$D$3</text:p>
          </table:table-cell>
          <table:table-cell office:value-type="string" calcext:value-type="string">
            <text:p>=F16/$D$3</text:p>
          </table:table-cell>
          <table:table-cell office:value-type="string" calcext:value-type="string">
            <text:p>=G16/$D$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</text:p>
          </table:table-cell>
          <table:table-cell table:number-columns-repeated="5"/>
          <table:table-cell office:value-type="string" calcext:value-type="string">
            <text:p>=E17/$D$3</text:p>
          </table:table-cell>
          <table:table-cell office:value-type="string" calcext:value-type="string">
            <text:p>=F17/$D$3</text:p>
          </table:table-cell>
          <table:table-cell office:value-type="string" calcext:value-type="string">
            <text:p>=G17/$D$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</text:p>
          </table:table-cell>
          <table:table-cell table:number-columns-repeated="5"/>
          <table:table-cell office:value-type="string" calcext:value-type="string">
            <text:p>=E18/$D$3</text:p>
          </table:table-cell>
          <table:table-cell office:value-type="string" calcext:value-type="string">
            <text:p>=F18/$D$3</text:p>
          </table:table-cell>
          <table:table-cell office:value-type="string" calcext:value-type="string">
            <text:p>=G18/$D$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</text:p>
          </table:table-cell>
          <table:table-cell table:number-columns-repeated="5"/>
          <table:table-cell office:value-type="string" calcext:value-type="string">
            <text:p>=E19/$D$3</text:p>
          </table:table-cell>
          <table:table-cell office:value-type="string" calcext:value-type="string">
            <text:p>=F19/$D$3</text:p>
          </table:table-cell>
          <table:table-cell office:value-type="string" calcext:value-type="string">
            <text:p>=G19/$D$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</text:p>
          </table:table-cell>
          <table:table-cell table:number-columns-repeated="5"/>
          <table:table-cell office:value-type="string" calcext:value-type="string">
            <text:p>=E20/$D$3</text:p>
          </table:table-cell>
          <table:table-cell office:value-type="string" calcext:value-type="string">
            <text:p>=F20/$D$3</text:p>
          </table:table-cell>
          <table:table-cell office:value-type="string" calcext:value-type="string">
            <text:p>=G20/$D$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</text:p>
          </table:table-cell>
          <table:table-cell table:number-columns-repeated="5"/>
          <table:table-cell office:value-type="string" calcext:value-type="string">
            <text:p>=E21/$D$3</text:p>
          </table:table-cell>
          <table:table-cell office:value-type="string" calcext:value-type="string">
            <text:p>=F21/$D$3</text:p>
          </table:table-cell>
          <table:table-cell office:value-type="string" calcext:value-type="string">
            <text:p>=G21/$D$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5</text:p>
          </table:table-cell>
          <table:table-cell table:number-columns-repeated="5"/>
          <table:table-cell office:value-type="string" calcext:value-type="string">
            <text:p>=E22/$D$3</text:p>
          </table:table-cell>
          <table:table-cell office:value-type="string" calcext:value-type="string">
            <text:p>=F22/$D$3</text:p>
          </table:table-cell>
          <table:table-cell office:value-type="string" calcext:value-type="string">
            <text:p>=G22/$D$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6</text:p>
          </table:table-cell>
          <table:table-cell table:number-columns-repeated="5"/>
          <table:table-cell office:value-type="string" calcext:value-type="string">
            <text:p>=E23/$D$3</text:p>
          </table:table-cell>
          <table:table-cell office:value-type="string" calcext:value-type="string">
            <text:p>=F23/$D$3</text:p>
          </table:table-cell>
          <table:table-cell office:value-type="string" calcext:value-type="string">
            <text:p>=G23/$D$3</text:p>
          </table:table-cell>
          <table:table-cell table:number-columns-repeated="3"/>
        </table:table-row>
      </table:table>
      <table:table table:name="Fórmulas" table:style-name="ta1">
        <table:table-column table:style-name="co1" table:default-cell-style-name="ce25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32"/>
        <table:table-column table:style-name="co14" table:default-cell-style-name="ce32"/>
        <table:table-column table:style-name="co15" table:default-cell-style-name="ce32"/>
        <table:table-column table:style-name="co10" table:number-columns-repeated="3" table:default-cell-style-name="ce32"/>
        <table:table-row table:style-name="ro1">
          <table:table-cell table:style-name="Default" office:value-type="string" calcext:value-type="string">
            <text:p>dias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turn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tempo por turno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(horas)</text:p>
          </table:table-cell>
          <table:table-cell table:style-name="Default" table:number-columns-repeated="5"/>
        </table:table-row>
        <table:table-row table:style-name="ro1">
          <table:table-cell table:style-name="Default" office:value-type="string" calcext:value-type="string">
            <text:p>capacidade média dos reservatórios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style-name="Default" office:value-type="string" calcext:value-type="string">
            <text:p>(litros)</text:p>
          </table:table-cell>
          <table:table-cell table:style-name="Default" table:number-columns-repeated="5"/>
        </table:table-row>
        <table:table-row table:style-name="ro1">
          <table:table-cell table:style-name="Default" office:value-type="string" calcext:value-type="string">
            <text:p>consumo médio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style-name="Default" office:value-type="string" calcext:value-type="string">
            <text:p>(litros/dia)</text:p>
          </table:table-cell>
          <table:table-cell table:style-name="Default" table:number-columns-repeated="5"/>
        </table:table-row>
        <table:table-row table:style-name="ro1">
          <table:table-cell table:style-name="Default" office:value-type="string" calcext:value-type="string">
            <text:p>coeficiente habitacional</text:p>
          </table:table-cell>
          <table:table-cell table:number-columns-repeated="2"/>
          <table:table-cell office:value-type="float" office:value="3.9" calcext:value-type="float">
            <text:p>3,9</text:p>
          </table:table-cell>
          <table:table-cell table:style-name="Default" office:value-type="string" calcext:value-type="string">
            <text:p>(habitantes/domicílio)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6"/>
        </table:table-row>
        <table:table-row table:style-name="ro1">
          <table:table-cell table:style-name="Default"/>
          <table:table-cell table:number-columns-repeated="3"/>
          <table:table-cell table:style-name="ce25" office:value-type="string" calcext:value-type="string">
            <text:p>Caso 01</text:p>
          </table:table-cell>
          <table:table-cell table:style-name="ce25" office:value-type="string" calcext:value-type="string">
            <text:p>Caso 02</text:p>
          </table:table-cell>
          <table:table-cell table:style-name="ce25" office:value-type="string" calcext:value-type="string">
            <text:p>Caso 03</text:p>
          </table:table-cell>
          <table:table-cell table:style-name="ce25" office:value-type="string" calcext:value-type="string">
            <text:p>Caso 01</text:p>
          </table:table-cell>
          <table:table-cell table:style-name="ce25" office:value-type="string" calcext:value-type="string">
            <text:p>Caso 02</text:p>
          </table:table-cell>
          <table:table-cell table:style-name="ce25" office:value-type="string" calcext:value-type="string">
            <text:p>Caso 03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6"/>
        </table:table-row>
        <table:table-row table:style-name="ro1">
          <table:table-cell table:style-name="ce7" office:value-type="string" calcext:value-type="string" table:number-columns-spanned="1" table:number-rows-spanned="2">
            <text:p>Locais</text:p>
          </table:table-cell>
          <table:table-cell table:style-name="ce7" office:value-type="string" calcext:value-type="string" table:number-columns-spanned="1" table:number-rows-spanned="2">
            <text:p>domicílios</text:p>
          </table:table-cell>
          <table:table-cell table:style-name="ce25" office:value-type="string" calcext:value-type="string">
            <text:p>demanda</text:p>
          </table:table-cell>
          <table:table-cell table:style-name="ce25" office:value-type="string" calcext:value-type="string">
            <text:p>capacidade</text:p>
          </table:table-cell>
          <table:table-cell table:style-name="ce7" office:value-type="string" calcext:value-type="string" table:number-columns-spanned="3" table:number-rows-spanned="2">
            <text:p>Volume ideal de distribuição (litros)</text:p>
          </table:table-cell>
          <table:covered-table-cell table:number-columns-repeated="2" table:style-name="Default"/>
          <table:table-cell table:style-name="ce7" office:value-type="string" calcext:value-type="string" table:number-columns-spanned="3" table:number-rows-spanned="2">
            <text:p>Vasão ideal de distribuição (litros/hora)</text:p>
          </table:table-cell>
          <table:covered-table-cell table:number-columns-repeated="2" table:style-name="Default"/>
        </table:table-row>
        <table:table-row table:style-name="ro1">
          <table:covered-table-cell table:style-name="Default"/>
          <table:covered-table-cell table:style-name="ce25"/>
          <table:table-cell table:number-columns-repeated="2" table:style-name="ce25" office:value-type="string" calcext:value-type="string">
            <text:p>(litros)</text:p>
          </table:table-cell>
          <table:covered-table-cell table:number-columns-repeated="6" table:style-name="ce25"/>
        </table:table-row>
        <table:table-row table:style-name="ro1">
          <table:table-cell office:value-type="string" calcext:value-type="string">
            <text:p>ETA</text:p>
          </table:table-cell>
          <table:table-cell table:style-name="ce32" table:number-columns-repeated="2"/>
          <table:table-cell table:style-name="ce33" office:value-type="float" office:value="2500000" calcext:value-type="float">
            <text:p>2500000</text:p>
          </table:table-cell>
          <table:table-cell office:value-type="string" calcext:value-type="string">
            <text:p>=E13</text:p>
          </table:table-cell>
          <table:table-cell office:value-type="string" calcext:value-type="string">
            <text:p>=F13</text:p>
          </table:table-cell>
          <table:table-cell office:value-type="string" calcext:value-type="string">
            <text:p>=G13+D12</text:p>
          </table:table-cell>
          <table:table-cell office:value-type="string" calcext:value-type="string">
            <text:p>=E12/$D$3</text:p>
          </table:table-cell>
          <table:table-cell office:value-type="string" calcext:value-type="string">
            <text:p>=F12/$D$3</text:p>
          </table:table-cell>
          <table:table-cell office:value-type="string" calcext:value-type="string">
            <text:p>=G12/$D$3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table:style-name="ce32" table:number-columns-repeated="2"/>
          <table:table-cell table:style-name="ce33" office:value-type="float" office:value="500000" calcext:value-type="float">
            <text:p>500000</text:p>
          </table:table-cell>
          <table:table-cell office:value-type="string" calcext:value-type="string">
            <text:p>=E14+E15+E16+E17+E18</text:p>
          </table:table-cell>
          <table:table-cell office:value-type="string" calcext:value-type="string">
            <text:p>=F14+F15+F16+F17+F18</text:p>
          </table:table-cell>
          <table:table-cell office:value-type="string" calcext:value-type="string">
            <text:p>=G14+G15+G16+G17+G18+D13</text:p>
          </table:table-cell>
          <table:table-cell office:value-type="string" calcext:value-type="string">
            <text:p>=E13/$D$3</text:p>
          </table:table-cell>
          <table:table-cell office:value-type="string" calcext:value-type="string">
            <text:p>=F13/$D$3</text:p>
          </table:table-cell>
          <table:table-cell office:value-type="string" calcext:value-type="string">
            <text:p>=G13/$D$3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table:style-name="ce32" table:number-columns-repeated="2"/>
          <table:table-cell table:style-name="ce33" office:value-type="float" office:value="400000" calcext:value-type="float">
            <text:p>400000</text:p>
          </table:table-cell>
          <table:table-cell office:value-type="string" calcext:value-type="string">
            <text:p>=E19+E20</text:p>
          </table:table-cell>
          <table:table-cell office:value-type="string" calcext:value-type="string">
            <text:p>=F19+F20</text:p>
          </table:table-cell>
          <table:table-cell office:value-type="string" calcext:value-type="string">
            <text:p>=G19+G20+D14</text:p>
          </table:table-cell>
          <table:table-cell office:value-type="string" calcext:value-type="string">
            <text:p>=E14/$D$3</text:p>
          </table:table-cell>
          <table:table-cell office:value-type="string" calcext:value-type="string">
            <text:p>=F14/$D$3</text:p>
          </table:table-cell>
          <table:table-cell office:value-type="string" calcext:value-type="string">
            <text:p>=G14/$D$3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table:style-name="ce32" table:number-columns-repeated="2"/>
          <table:table-cell table:style-name="ce33" office:value-type="float" office:value="100000" calcext:value-type="float">
            <text:p>100000</text:p>
          </table:table-cell>
          <table:table-cell office:value-type="string" calcext:value-type="string">
            <text:p>=E21</text:p>
          </table:table-cell>
          <table:table-cell office:value-type="string" calcext:value-type="string">
            <text:p>=F21</text:p>
          </table:table-cell>
          <table:table-cell office:value-type="string" calcext:value-type="string">
            <text:p>=G21+D15</text:p>
          </table:table-cell>
          <table:table-cell office:value-type="string" calcext:value-type="string">
            <text:p>=E15/$D$3</text:p>
          </table:table-cell>
          <table:table-cell office:value-type="string" calcext:value-type="string">
            <text:p>=F15/$D$3</text:p>
          </table:table-cell>
          <table:table-cell office:value-type="string" calcext:value-type="string">
            <text:p>=G15/$D$3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table:style-name="ce32" table:number-columns-repeated="2"/>
          <table:table-cell table:style-name="ce33" office:value-type="float" office:value="180000" calcext:value-type="float">
            <text:p>180000</text:p>
          </table:table-cell>
          <table:table-cell office:value-type="string" calcext:value-type="string">
            <text:p>=E22</text:p>
          </table:table-cell>
          <table:table-cell office:value-type="string" calcext:value-type="string">
            <text:p>=F22</text:p>
          </table:table-cell>
          <table:table-cell office:value-type="string" calcext:value-type="string">
            <text:p>=G22+D16</text:p>
          </table:table-cell>
          <table:table-cell office:value-type="string" calcext:value-type="string">
            <text:p>=E16/$D$3</text:p>
          </table:table-cell>
          <table:table-cell office:value-type="string" calcext:value-type="string">
            <text:p>=F16/$D$3</text:p>
          </table:table-cell>
          <table:table-cell office:value-type="string" calcext:value-type="string">
            <text:p>=G16/$D$3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table:style-name="ce32" table:number-columns-repeated="2"/>
          <table:table-cell table:style-name="ce33" office:value-type="float" office:value="20000" calcext:value-type="float">
            <text:p>20000</text:p>
          </table:table-cell>
          <table:table-cell office:value-type="string" calcext:value-type="string">
            <text:p>=E23</text:p>
          </table:table-cell>
          <table:table-cell office:value-type="string" calcext:value-type="string">
            <text:p>=F23</text:p>
          </table:table-cell>
          <table:table-cell office:value-type="string" calcext:value-type="string">
            <text:p>=G23+D17</text:p>
          </table:table-cell>
          <table:table-cell office:value-type="string" calcext:value-type="string">
            <text:p>=E17/$D$3</text:p>
          </table:table-cell>
          <table:table-cell office:value-type="string" calcext:value-type="string">
            <text:p>=F17/$D$3</text:p>
          </table:table-cell>
          <table:table-cell office:value-type="string" calcext:value-type="string">
            <text:p>=G17/$D$3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table:style-name="ce33" office:value-type="float" office:value="5431" calcext:value-type="float">
            <text:p>5431</text:p>
          </table:table-cell>
          <table:table-cell table:style-name="ce32" office:value-type="string" calcext:value-type="string">
            <text:p>=B18*$D$5*$D$6</text:p>
          </table:table-cell>
          <table:table-cell table:style-name="ce32" office:value-type="string" calcext:value-type="string">
            <text:p>=B18*$D$4</text:p>
          </table:table-cell>
          <table:table-cell office:value-type="string" calcext:value-type="string">
            <text:p>=C18</text:p>
          </table:table-cell>
          <table:table-cell table:number-columns-repeated="2" office:value-type="string" calcext:value-type="string">
            <text:p>=C18+D18</text:p>
          </table:table-cell>
          <table:table-cell office:value-type="string" calcext:value-type="string">
            <text:p>=E18/$D$3</text:p>
          </table:table-cell>
          <table:table-cell office:value-type="string" calcext:value-type="string">
            <text:p>=F18/$D$3</text:p>
          </table:table-cell>
          <table:table-cell office:value-type="string" calcext:value-type="string">
            <text:p>=G18/$D$3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table:style-name="ce33" office:value-type="float" office:value="1043" calcext:value-type="float">
            <text:p>1043</text:p>
          </table:table-cell>
          <table:table-cell table:style-name="ce32" office:value-type="string" calcext:value-type="string">
            <text:p>=B19*$D$5*$D$6</text:p>
          </table:table-cell>
          <table:table-cell table:style-name="ce32" office:value-type="string" calcext:value-type="string">
            <text:p>=B19*$D$4</text:p>
          </table:table-cell>
          <table:table-cell office:value-type="string" calcext:value-type="string">
            <text:p>=C19</text:p>
          </table:table-cell>
          <table:table-cell table:number-columns-repeated="2" office:value-type="string" calcext:value-type="string">
            <text:p>=C19+D19</text:p>
          </table:table-cell>
          <table:table-cell office:value-type="string" calcext:value-type="string">
            <text:p>=E19/$D$3</text:p>
          </table:table-cell>
          <table:table-cell office:value-type="string" calcext:value-type="string">
            <text:p>=F19/$D$3</text:p>
          </table:table-cell>
          <table:table-cell office:value-type="string" calcext:value-type="string">
            <text:p>=G19/$D$3</text:p>
          </table:table-cell>
        </table:table-row>
        <table:table-row table:style-name="ro1">
          <table:table-cell office:value-type="string" calcext:value-type="string">
            <text:p>S3</text:p>
          </table:table-cell>
          <table:table-cell table:style-name="ce33" office:value-type="float" office:value="976" calcext:value-type="float">
            <text:p>976</text:p>
          </table:table-cell>
          <table:table-cell table:style-name="ce32" office:value-type="string" calcext:value-type="string">
            <text:p>=B20*$D$5*$D$6</text:p>
          </table:table-cell>
          <table:table-cell table:style-name="ce32" office:value-type="string" calcext:value-type="string">
            <text:p>=B20*$D$4</text:p>
          </table:table-cell>
          <table:table-cell office:value-type="string" calcext:value-type="string">
            <text:p>=C20</text:p>
          </table:table-cell>
          <table:table-cell table:number-columns-repeated="2" office:value-type="string" calcext:value-type="string">
            <text:p>=C20+D20</text:p>
          </table:table-cell>
          <table:table-cell office:value-type="string" calcext:value-type="string">
            <text:p>=E20/$D$3</text:p>
          </table:table-cell>
          <table:table-cell office:value-type="string" calcext:value-type="string">
            <text:p>=F20/$D$3</text:p>
          </table:table-cell>
          <table:table-cell office:value-type="string" calcext:value-type="string">
            <text:p>=G20/$D$3</text:p>
          </table:table-cell>
        </table:table-row>
        <table:table-row table:style-name="ro1">
          <table:table-cell office:value-type="string" calcext:value-type="string">
            <text:p>S4</text:p>
          </table:table-cell>
          <table:table-cell table:style-name="ce33" office:value-type="float" office:value="459" calcext:value-type="float">
            <text:p>459</text:p>
          </table:table-cell>
          <table:table-cell table:style-name="ce32" office:value-type="string" calcext:value-type="string">
            <text:p>=B21*$D$5*$D$6</text:p>
          </table:table-cell>
          <table:table-cell table:style-name="ce32" office:value-type="string" calcext:value-type="string">
            <text:p>=B21*$D$4</text:p>
          </table:table-cell>
          <table:table-cell office:value-type="string" calcext:value-type="string">
            <text:p>=C21</text:p>
          </table:table-cell>
          <table:table-cell table:number-columns-repeated="2" office:value-type="string" calcext:value-type="string">
            <text:p>=C21+D21</text:p>
          </table:table-cell>
          <table:table-cell office:value-type="string" calcext:value-type="string">
            <text:p>=E21/$D$3</text:p>
          </table:table-cell>
          <table:table-cell office:value-type="string" calcext:value-type="string">
            <text:p>=F21/$D$3</text:p>
          </table:table-cell>
          <table:table-cell office:value-type="string" calcext:value-type="string">
            <text:p>=G21/$D$3</text:p>
          </table:table-cell>
        </table:table-row>
        <table:table-row table:style-name="ro1">
          <table:table-cell office:value-type="string" calcext:value-type="string">
            <text:p>S5</text:p>
          </table:table-cell>
          <table:table-cell table:style-name="ce33" office:value-type="float" office:value="1538" calcext:value-type="float">
            <text:p>1538</text:p>
          </table:table-cell>
          <table:table-cell table:style-name="ce32" office:value-type="string" calcext:value-type="string">
            <text:p>=B22*$D$5*$D$6</text:p>
          </table:table-cell>
          <table:table-cell table:style-name="ce32" office:value-type="string" calcext:value-type="string">
            <text:p>=B22*$D$4</text:p>
          </table:table-cell>
          <table:table-cell office:value-type="string" calcext:value-type="string">
            <text:p>=C22</text:p>
          </table:table-cell>
          <table:table-cell table:number-columns-repeated="2" office:value-type="string" calcext:value-type="string">
            <text:p>=C22+D22</text:p>
          </table:table-cell>
          <table:table-cell office:value-type="string" calcext:value-type="string">
            <text:p>=E22/$D$3</text:p>
          </table:table-cell>
          <table:table-cell office:value-type="string" calcext:value-type="string">
            <text:p>=F22/$D$3</text:p>
          </table:table-cell>
          <table:table-cell office:value-type="string" calcext:value-type="string">
            <text:p>=G22/$D$3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table:style-name="ce33" office:value-type="float" office:value="135" calcext:value-type="float">
            <text:p>135</text:p>
          </table:table-cell>
          <table:table-cell table:style-name="ce32" office:value-type="string" calcext:value-type="string">
            <text:p>=B23*$D$5*$D$6</text:p>
          </table:table-cell>
          <table:table-cell table:style-name="ce32" office:value-type="string" calcext:value-type="string">
            <text:p>=B23*$D$4</text:p>
          </table:table-cell>
          <table:table-cell office:value-type="string" calcext:value-type="string">
            <text:p>=C23</text:p>
          </table:table-cell>
          <table:table-cell table:number-columns-repeated="2" office:value-type="string" calcext:value-type="string">
            <text:p>=C23+D23</text:p>
          </table:table-cell>
          <table:table-cell office:value-type="string" calcext:value-type="string">
            <text:p>=E23/$D$3</text:p>
          </table:table-cell>
          <table:table-cell office:value-type="string" calcext:value-type="string">
            <text:p>=F23/$D$3</text:p>
          </table:table-cell>
          <table:table-cell office:value-type="string" calcext:value-type="string">
            <text:p>=G23/$D$3</text:p>
          </table:table-cell>
        </table:table-row>
        <table:table-row table:style-name="ro1">
          <table:table-cell table:number-columns-repeated="4"/>
          <table:table-cell table:style-name="Default" table:number-columns-repeated="6"/>
        </table:table-row>
        <table:table-row table:style-name="ro1">
          <table:table-cell table:number-columns-repeated="4"/>
          <table:table-cell table:style-name="ce25" office:value-type="string" calcext:value-type="string" table:number-columns-spanned="3" table:number-rows-spanned="1">
            <text:p>Volume ideal distribuído pelo manancial (litros)</text:p>
          </table:table-cell>
          <table:covered-table-cell table:number-columns-repeated="2" table:style-name="Default"/>
          <table:table-cell table:style-name="Default" table:number-columns-repeated="3"/>
        </table:table-row>
        <table:table-row table:style-name="ro1">
          <table:table-cell office:value-type="string" calcext:value-type="string">
            <text:p>Manancial</text:p>
          </table:table-cell>
          <table:table-cell table:number-columns-repeated="3"/>
          <table:table-cell office:value-type="string" calcext:value-type="string">
            <text:p>=SUM(C18:C23)</text:p>
          </table:table-cell>
          <table:table-cell office:value-type="string" calcext:value-type="string">
            <text:p>=SUM(C18:C23)+SUM(D18:D23)</text:p>
          </table:table-cell>
          <table:table-cell office:value-type="string" calcext:value-type="string">
            <text:p>=SUM(C18:C23)+SUM(D12:D23)</text:p>
          </table:table-cell>
          <table:table-cell table:style-name="Default" table:number-columns-repeated="3"/>
        </table:table-row>
      </table:table>
      <table:table table:name="valores" table:style-name="ta1">
        <table:table-column table:style-name="co1" table:default-cell-style-name="ce13"/>
        <table:table-column table:style-name="co1" table:default-cell-style-name="ce11"/>
        <table:table-column table:style-name="co11" table:default-cell-style-name="ce11"/>
        <table:table-column table:style-name="co16" table:default-cell-style-name="ce11"/>
        <table:table-column table:style-name="co17" table:default-cell-style-name="ce51"/>
        <table:table-column table:style-name="co18" table:default-cell-style-name="ce51"/>
        <table:table-column table:style-name="co19" table:default-cell-style-name="ce51"/>
        <table:table-column table:style-name="co10" table:number-columns-repeated="3" table:default-cell-style-name="Default"/>
        <table:table-row table:style-name="ro1">
          <table:table-cell table:style-name="ce10" office:value-type="string" calcext:value-type="string" table:number-columns-spanned="3" table:number-rows-spanned="1">
            <text:p>dias </text:p>
          </table:table-cell>
          <table:covered-table-cell table:number-columns-repeated="2" table:style-name="ce10"/>
          <table:table-cell table:style-name="ce56" office:value-type="float" office:value="1" calcext:value-type="float">
            <text:p>1</text:p>
          </table:table-cell>
          <table:table-cell table:style-name="ce11" table:number-columns-repeated="3"/>
          <table:table-cell table:number-columns-repeated="3"/>
        </table:table-row>
        <table:table-row table:style-name="ro1">
          <table:table-cell table:style-name="ce10" office:value-type="string" calcext:value-type="string" table:number-columns-spanned="3" table:number-rows-spanned="1">
            <text:p>turnos</text:p>
          </table:table-cell>
          <table:covered-table-cell table:number-columns-repeated="2" table:style-name="ce10"/>
          <table:table-cell table:style-name="ce56" office:value-type="float" office:value="1" calcext:value-type="float">
            <text:p>1</text:p>
          </table:table-cell>
          <table:table-cell table:style-name="ce11" table:number-columns-repeated="3"/>
          <table:table-cell table:number-columns-repeated="3"/>
        </table:table-row>
        <table:table-row table:style-name="ro1">
          <table:table-cell table:style-name="ce10" office:value-type="string" calcext:value-type="string" table:number-columns-spanned="3" table:number-rows-spanned="1">
            <text:p>tempo por turno</text:p>
          </table:table-cell>
          <table:covered-table-cell table:number-columns-repeated="2" table:style-name="ce10"/>
          <table:table-cell table:style-name="ce56" office:value-type="float" office:value="8" calcext:value-type="float">
            <text:p>8</text:p>
          </table:table-cell>
          <table:table-cell table:style-name="ce10" office:value-type="string" calcext:value-type="string">
            <text:p>(horas)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 table:style-name="ce10" office:value-type="string" calcext:value-type="string" table:number-columns-spanned="3" table:number-rows-spanned="1">
            <text:p>capacidade média dos reservatórios</text:p>
          </table:table-cell>
          <table:covered-table-cell table:number-columns-repeated="2" table:style-name="ce10"/>
          <table:table-cell table:style-name="ce56" office:value-type="float" office:value="1000" calcext:value-type="float">
            <text:p>1000</text:p>
          </table:table-cell>
          <table:table-cell table:style-name="ce10" office:value-type="string" calcext:value-type="string">
            <text:p>(litros)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 table:style-name="ce10" office:value-type="string" calcext:value-type="string" table:number-columns-spanned="3" table:number-rows-spanned="1">
            <text:p>consumo médio</text:p>
          </table:table-cell>
          <table:covered-table-cell table:number-columns-repeated="2" table:style-name="ce10"/>
          <table:table-cell table:style-name="ce56" office:value-type="float" office:value="200" calcext:value-type="float">
            <text:p>200</text:p>
          </table:table-cell>
          <table:table-cell table:style-name="ce10" office:value-type="string" calcext:value-type="string">
            <text:p>(litros/dia)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 table:style-name="ce10" office:value-type="string" calcext:value-type="string" table:number-columns-spanned="3" table:number-rows-spanned="1">
            <text:p>coeficiente habitacional</text:p>
          </table:table-cell>
          <table:covered-table-cell table:number-columns-repeated="2" table:style-name="ce10"/>
          <table:table-cell table:style-name="ce56" office:value-type="float" office:value="3.9" calcext:value-type="float">
            <text:p>3,9</text:p>
          </table:table-cell>
          <table:table-cell table:style-name="ce10" office:value-type="string" calcext:value-type="string">
            <text:p>(habitantes/domicílio)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 table:style-name="ce11"/>
          <table:table-cell table:number-columns-repeated="3"/>
          <table:table-cell table:style-name="ce11" table:number-columns-repeated="3"/>
          <table:table-cell table:number-columns-repeated="3"/>
        </table:table-row>
        <table:table-row table:style-name="ro1">
          <table:table-cell table:style-name="ce10" table:number-columns-repeated="4"/>
          <table:table-cell table:style-name="ce13" office:value-type="string" calcext:value-type="string">
            <text:p>Caso 01</text:p>
          </table:table-cell>
          <table:table-cell table:style-name="ce13" office:value-type="string" calcext:value-type="string">
            <text:p>Caso 02</text:p>
          </table:table-cell>
          <table:table-cell table:style-name="ce13" office:value-type="string" calcext:value-type="string">
            <text:p>Caso 03</text:p>
          </table:table-cell>
          <table:table-cell table:number-columns-repeated="3"/>
        </table:table-row>
        <table:table-row table:style-name="ro1">
          <table:table-cell table:style-name="ce10" table:number-columns-repeated="7"/>
          <table:table-cell table:number-columns-repeated="3"/>
        </table:table-row>
        <table:table-row table:style-name="ro1">
          <table:table-cell table:style-name="ce12" office:value-type="string" calcext:value-type="string" table:number-columns-spanned="1" table:number-rows-spanned="2">
            <text:p>Locais</text:p>
          </table:table-cell>
          <table:table-cell table:style-name="ce12" office:value-type="string" calcext:value-type="string" table:number-columns-spanned="1" table:number-rows-spanned="2">
            <text:p>domicílios</text:p>
          </table:table-cell>
          <table:table-cell table:style-name="ce13" office:value-type="string" calcext:value-type="string">
            <text:p>demanda</text:p>
          </table:table-cell>
          <table:table-cell table:style-name="ce13" office:value-type="string" calcext:value-type="string">
            <text:p>capacidade</text:p>
          </table:table-cell>
          <table:table-cell table:style-name="ce12" office:value-type="string" calcext:value-type="string" table:number-columns-spanned="3" table:number-rows-spanned="2">
            <text:p>Volume ideal de distribuição (litros)</text:p>
          </table:table-cell>
          <table:covered-table-cell table:number-columns-repeated="2" table:style-name="ce10"/>
          <table:table-cell table:number-columns-repeated="3"/>
        </table:table-row>
        <table:table-row table:style-name="ro1">
          <table:covered-table-cell table:style-name="ce10"/>
          <table:covered-table-cell table:style-name="ce13"/>
          <table:table-cell table:number-columns-repeated="2" table:style-name="ce13" office:value-type="string" calcext:value-type="string">
            <text:p>(litros)</text:p>
          </table:table-cell>
          <table:covered-table-cell table:number-columns-repeated="3" table:style-name="ce13"/>
          <table:table-cell table:number-columns-repeated="3"/>
        </table:table-row>
        <table:table-row table:style-name="ro1">
          <table:table-cell office:value-type="string" calcext:value-type="string">
            <text:p>ETA</text:p>
          </table:table-cell>
          <table:table-cell table:style-name="ce44"/>
          <table:table-cell table:style-name="ce48"/>
          <table:table-cell table:style-name="ce61" office:value-type="float" office:value="2500000" calcext:value-type="float">
            <text:p>2.500.000,00</text:p>
          </table:table-cell>
          <table:table-cell table:formula="of:=[.E13]" office:value-type="float" office:value="7473960" calcext:value-type="float">
            <text:p>7.473.960,00</text:p>
          </table:table-cell>
          <table:table-cell table:formula="of:=[.F13]" office:value-type="float" office:value="17055960" calcext:value-type="float">
            <text:p>17.055.960,00</text:p>
          </table:table-cell>
          <table:table-cell table:formula="of:=[.G13]+[.D12]" office:value-type="float" office:value="20755960" calcext:value-type="float">
            <text:p>20.755.96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</text:p>
          </table:table-cell>
          <table:table-cell table:style-name="ce44"/>
          <table:table-cell table:style-name="ce48"/>
          <table:table-cell table:style-name="ce61" office:value-type="float" office:value="500000" calcext:value-type="float">
            <text:p>500.000,00</text:p>
          </table:table-cell>
          <table:table-cell table:formula="of:=[.E14]+[.E15]+[.E16]+[.E17]+[.E18]" office:value-type="float" office:value="7473960" calcext:value-type="float">
            <text:p>7.473.960,00</text:p>
          </table:table-cell>
          <table:table-cell table:formula="of:=[.F14]+[.F15]+[.F16]+[.F17]+[.F18]" office:value-type="float" office:value="17055960" calcext:value-type="float">
            <text:p>17.055.960,00</text:p>
          </table:table-cell>
          <table:table-cell table:formula="of:=[.G14]+[.G15]+[.G16]+[.G17]+[.G18]+[.D13]" office:value-type="float" office:value="18255960" calcext:value-type="float">
            <text:p>18.255.96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</text:p>
          </table:table-cell>
          <table:table-cell table:style-name="ce44"/>
          <table:table-cell table:style-name="ce48"/>
          <table:table-cell table:style-name="ce61" office:value-type="float" office:value="400000" calcext:value-type="float">
            <text:p>400.000,00</text:p>
          </table:table-cell>
          <table:table-cell table:formula="of:=[.E19]+[.E20]" office:value-type="float" office:value="1574820" calcext:value-type="float">
            <text:p>1.574.820,00</text:p>
          </table:table-cell>
          <table:table-cell table:formula="of:=[.F19]+[.F20]" office:value-type="float" office:value="3593820" calcext:value-type="float">
            <text:p>3.593.820,00</text:p>
          </table:table-cell>
          <table:table-cell table:formula="of:=[.G19]+[.G20]+[.D14]" office:value-type="float" office:value="3993820" calcext:value-type="float">
            <text:p>3.993.82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</text:p>
          </table:table-cell>
          <table:table-cell table:style-name="ce44"/>
          <table:table-cell table:style-name="ce48"/>
          <table:table-cell table:style-name="ce61" office:value-type="float" office:value="100000" calcext:value-type="float">
            <text:p>100.000,00</text:p>
          </table:table-cell>
          <table:table-cell table:formula="of:=[.E21]" office:value-type="float" office:value="358020" calcext:value-type="float">
            <text:p>358.020,00</text:p>
          </table:table-cell>
          <table:table-cell table:formula="of:=[.F21]" office:value-type="float" office:value="817020" calcext:value-type="float">
            <text:p>817.020,00</text:p>
          </table:table-cell>
          <table:table-cell table:formula="of:=[.G21]+[.D15]" office:value-type="float" office:value="917020" calcext:value-type="float">
            <text:p>917.02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</text:p>
          </table:table-cell>
          <table:table-cell table:style-name="ce44"/>
          <table:table-cell table:style-name="ce48"/>
          <table:table-cell table:style-name="ce61" office:value-type="float" office:value="180000" calcext:value-type="float">
            <text:p>180.000,00</text:p>
          </table:table-cell>
          <table:table-cell table:formula="of:=[.E22]" office:value-type="float" office:value="1199640" calcext:value-type="float">
            <text:p>1.199.640,00</text:p>
          </table:table-cell>
          <table:table-cell table:formula="of:=[.F22]" office:value-type="float" office:value="2737640" calcext:value-type="float">
            <text:p>2.737.640,00</text:p>
          </table:table-cell>
          <table:table-cell table:formula="of:=[.G22]+[.D16]" office:value-type="float" office:value="2917640" calcext:value-type="float">
            <text:p>2.917.64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</text:p>
          </table:table-cell>
          <table:table-cell table:style-name="ce44"/>
          <table:table-cell table:style-name="ce48"/>
          <table:table-cell table:style-name="ce61" office:value-type="float" office:value="20000" calcext:value-type="float">
            <text:p>20.000,00</text:p>
          </table:table-cell>
          <table:table-cell table:formula="of:=[.E23]" office:value-type="float" office:value="105300" calcext:value-type="float">
            <text:p>105.300,00</text:p>
          </table:table-cell>
          <table:table-cell table:formula="of:=[.F23]" office:value-type="float" office:value="240300" calcext:value-type="float">
            <text:p>240.300,00</text:p>
          </table:table-cell>
          <table:table-cell table:formula="of:=[.G23]+[.D17]" office:value-type="float" office:value="260300" calcext:value-type="float">
            <text:p>260.3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</text:p>
          </table:table-cell>
          <table:table-cell table:style-name="ce45" office:value-type="float" office:value="5431" calcext:value-type="float">
            <text:p>5431</text:p>
          </table:table-cell>
          <table:table-cell table:style-name="ce51" table:formula="of:=[.B18]*[.$D$5]*[.$D$6]" office:value-type="float" office:value="4236180" calcext:value-type="float">
            <text:p>4.236.180,00</text:p>
          </table:table-cell>
          <table:table-cell table:style-name="ce51" table:formula="of:=[.B18]*[.$D$4]" office:value-type="float" office:value="5431000" calcext:value-type="float">
            <text:p>5.431.000,00</text:p>
          </table:table-cell>
          <table:table-cell table:formula="of:=[.C18]" office:value-type="float" office:value="4236180" calcext:value-type="float">
            <text:p>4.236.180,00</text:p>
          </table:table-cell>
          <table:table-cell table:formula="of:=[.C18]+[.D18]" office:value-type="float" office:value="9667180" calcext:value-type="float">
            <text:p>9.667.180,00</text:p>
          </table:table-cell>
          <table:table-cell table:formula="of:=[.C18]+[.D18]" office:value-type="float" office:value="9667180" calcext:value-type="float">
            <text:p>9.667.18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</text:p>
          </table:table-cell>
          <table:table-cell table:style-name="ce45" office:value-type="float" office:value="1043" calcext:value-type="float">
            <text:p>1043</text:p>
          </table:table-cell>
          <table:table-cell table:style-name="ce51" table:formula="of:=[.B19]*[.$D$5]*[.$D$6]" office:value-type="float" office:value="813540" calcext:value-type="float">
            <text:p>813.540,00</text:p>
          </table:table-cell>
          <table:table-cell table:style-name="ce51" table:formula="of:=[.B19]*[.$D$4]" office:value-type="float" office:value="1043000" calcext:value-type="float">
            <text:p>1.043.000,00</text:p>
          </table:table-cell>
          <table:table-cell table:formula="of:=[.C19]" office:value-type="float" office:value="813540" calcext:value-type="float">
            <text:p>813.540,00</text:p>
          </table:table-cell>
          <table:table-cell table:formula="of:=[.C19]+[.D19]" office:value-type="float" office:value="1856540" calcext:value-type="float">
            <text:p>1.856.540,00</text:p>
          </table:table-cell>
          <table:table-cell table:formula="of:=[.C19]+[.D19]" office:value-type="float" office:value="1856540" calcext:value-type="float">
            <text:p>1.856.54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</text:p>
          </table:table-cell>
          <table:table-cell table:style-name="ce45" office:value-type="float" office:value="976" calcext:value-type="float">
            <text:p>976</text:p>
          </table:table-cell>
          <table:table-cell table:style-name="ce51" table:formula="of:=[.B20]*[.$D$5]*[.$D$6]" office:value-type="float" office:value="761280" calcext:value-type="float">
            <text:p>761.280,00</text:p>
          </table:table-cell>
          <table:table-cell table:style-name="ce51" table:formula="of:=[.B20]*[.$D$4]" office:value-type="float" office:value="976000" calcext:value-type="float">
            <text:p>976.000,00</text:p>
          </table:table-cell>
          <table:table-cell table:formula="of:=[.C20]" office:value-type="float" office:value="761280" calcext:value-type="float">
            <text:p>761.280,00</text:p>
          </table:table-cell>
          <table:table-cell table:formula="of:=[.C20]+[.D20]" office:value-type="float" office:value="1737280" calcext:value-type="float">
            <text:p>1.737.280,00</text:p>
          </table:table-cell>
          <table:table-cell table:formula="of:=[.C20]+[.D20]" office:value-type="float" office:value="1737280" calcext:value-type="float">
            <text:p>1.737.28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</text:p>
          </table:table-cell>
          <table:table-cell table:style-name="ce45" office:value-type="float" office:value="459" calcext:value-type="float">
            <text:p>459</text:p>
          </table:table-cell>
          <table:table-cell table:style-name="ce51" table:formula="of:=[.B21]*[.$D$5]*[.$D$6]" office:value-type="float" office:value="358020" calcext:value-type="float">
            <text:p>358.020,00</text:p>
          </table:table-cell>
          <table:table-cell table:style-name="ce51" table:formula="of:=[.B21]*[.$D$4]" office:value-type="float" office:value="459000" calcext:value-type="float">
            <text:p>459.000,00</text:p>
          </table:table-cell>
          <table:table-cell table:formula="of:=[.C21]" office:value-type="float" office:value="358020" calcext:value-type="float">
            <text:p>358.020,00</text:p>
          </table:table-cell>
          <table:table-cell table:formula="of:=[.C21]+[.D21]" office:value-type="float" office:value="817020" calcext:value-type="float">
            <text:p>817.020,00</text:p>
          </table:table-cell>
          <table:table-cell table:formula="of:=[.C21]+[.D21]" office:value-type="float" office:value="817020" calcext:value-type="float">
            <text:p>817.02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5</text:p>
          </table:table-cell>
          <table:table-cell table:style-name="ce45" office:value-type="float" office:value="1538" calcext:value-type="float">
            <text:p>1538</text:p>
          </table:table-cell>
          <table:table-cell table:style-name="ce51" table:formula="of:=[.B22]*[.$D$5]*[.$D$6]" office:value-type="float" office:value="1199640" calcext:value-type="float">
            <text:p>1.199.640,00</text:p>
          </table:table-cell>
          <table:table-cell table:style-name="ce51" table:formula="of:=[.B22]*[.$D$4]" office:value-type="float" office:value="1538000" calcext:value-type="float">
            <text:p>1.538.000,00</text:p>
          </table:table-cell>
          <table:table-cell table:formula="of:=[.C22]" office:value-type="float" office:value="1199640" calcext:value-type="float">
            <text:p>1.199.640,00</text:p>
          </table:table-cell>
          <table:table-cell table:formula="of:=[.C22]+[.D22]" office:value-type="float" office:value="2737640" calcext:value-type="float">
            <text:p>2.737.640,00</text:p>
          </table:table-cell>
          <table:table-cell table:formula="of:=[.C22]+[.D22]" office:value-type="float" office:value="2737640" calcext:value-type="float">
            <text:p>2.737.64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6</text:p>
          </table:table-cell>
          <table:table-cell table:style-name="ce45" office:value-type="float" office:value="135" calcext:value-type="float">
            <text:p>135</text:p>
          </table:table-cell>
          <table:table-cell table:style-name="ce51" table:formula="of:=[.B23]*[.$D$5]*[.$D$6]" office:value-type="float" office:value="105300" calcext:value-type="float">
            <text:p>105.300,00</text:p>
          </table:table-cell>
          <table:table-cell table:style-name="ce51" table:formula="of:=[.B23]*[.$D$4]" office:value-type="float" office:value="135000" calcext:value-type="float">
            <text:p>135.000,00</text:p>
          </table:table-cell>
          <table:table-cell table:formula="of:=[.C23]" office:value-type="float" office:value="105300" calcext:value-type="float">
            <text:p>105.300,00</text:p>
          </table:table-cell>
          <table:table-cell table:formula="of:=[.C23]+[.D23]" office:value-type="float" office:value="240300" calcext:value-type="float">
            <text:p>240.300,00</text:p>
          </table:table-cell>
          <table:table-cell table:formula="of:=[.C23]+[.D23]" office:value-type="float" office:value="240300" calcext:value-type="float">
            <text:p>240.300,0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1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style-name="ce52" table:formula="of:=SUM([.C18:.C23])" office:value-type="float" office:value="7473960" calcext:value-type="float">
            <text:p>7473960</text:p>
          </table:table-cell>
          <table:table-cell/>
          <table:table-cell table:style-name="ce12" office:value-type="string" calcext:value-type="string" table:number-columns-spanned="3" table:number-rows-spanned="2">
            <text:p>Volume ideal distribuído pelo manancial (litros / turno)</text:p>
          </table:table-cell>
          <table:covered-table-cell table:number-columns-repeated="2" table:style-name="ce11"/>
          <table:table-cell table:number-columns-repeated="3"/>
        </table:table-row>
        <table:table-row table:style-name="ro1">
          <table:table-cell table:number-columns-repeated="4"/>
          <table:covered-table-cell table:style-name="ce21"/>
          <table:covered-table-cell table:number-columns-repeated="2" table:style-name="ce11"/>
          <table:table-cell table:number-columns-repeated="3"/>
        </table:table-row>
        <table:table-row table:style-name="ro1">
          <table:table-cell office:value-type="string" calcext:value-type="string">
            <text:p>Manancial</text:p>
          </table:table-cell>
          <table:table-cell table:number-columns-repeated="3"/>
          <table:table-cell table:style-name="ce78" table:formula="of:=SUM([.C18:.C23])" office:value-type="float" office:value="7473960" calcext:value-type="float">
            <text:p>7.473.960,00</text:p>
          </table:table-cell>
          <table:table-cell table:style-name="ce78" table:formula="of:=SUM([.C18:.C23])+SUM([.D18:.D23])" office:value-type="float" office:value="17055960" calcext:value-type="float">
            <text:p>17.055.960,00</text:p>
          </table:table-cell>
          <table:table-cell table:style-name="ce78" table:formula="of:=SUM([.C18:.C23])+SUM([.D12:.D23])" office:value-type="float" office:value="20755960" calcext:value-type="float">
            <text:p>20.755.960,00</text:p>
          </table:table-cell>
          <table:table-cell table:number-columns-repeated="3"/>
        </table:table-row>
        <table:table-row table:style-name="ro1">
          <table:table-cell table:style-name="ce10"/>
          <table:table-cell table:number-columns-repeated="3"/>
          <table:table-cell table:style-name="ce11" table:number-columns-repeated="3"/>
          <table:table-cell table:number-columns-repeated="3"/>
        </table:table-row>
        <table:table-row table:style-name="ro1">
          <table:table-cell table:style-name="ce10"/>
          <table:table-cell table:number-columns-repeated="3"/>
          <table:table-cell table:style-name="ce12" office:value-type="string" calcext:value-type="string" table:number-columns-spanned="3" table:number-rows-spanned="2">
            <text:p>Vasão ideal de distribuição (litros/hora)</text:p>
          </table:table-cell>
          <table:covered-table-cell table:number-columns-repeated="2" table:style-name="ce11"/>
          <table:table-cell table:number-columns-repeated="3"/>
        </table:table-row>
        <table:table-row table:style-name="ro1">
          <table:table-cell table:style-name="ce10"/>
          <table:table-cell table:number-columns-repeated="3"/>
          <table:covered-table-cell table:number-columns-repeated="3" table:style-name="ce21"/>
          <table:table-cell table:number-columns-repeated="3"/>
        </table:table-row>
        <table:table-row table:style-name="ro1">
          <table:table-cell office:value-type="string" calcext:value-type="string">
            <text:p>ETA</text:p>
          </table:table-cell>
          <table:table-cell table:number-columns-repeated="3"/>
          <table:table-cell table:formula="of:=[.E12]/[.$D$3]" office:value-type="float" office:value="934245" calcext:value-type="float">
            <text:p>934.245,00</text:p>
          </table:table-cell>
          <table:table-cell table:formula="of:=[.F12]/[.$D$3]" office:value-type="float" office:value="2131995" calcext:value-type="float">
            <text:p>2.131.995,00</text:p>
          </table:table-cell>
          <table:table-cell table:formula="of:=[.G12]/[.$D$3]" office:value-type="float" office:value="2594495" calcext:value-type="float">
            <text:p>2.594.495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</text:p>
          </table:table-cell>
          <table:table-cell table:number-columns-repeated="3"/>
          <table:table-cell table:formula="of:=[.E13]/[.$D$3]" office:value-type="float" office:value="934245" calcext:value-type="float">
            <text:p>934.245,00</text:p>
          </table:table-cell>
          <table:table-cell table:formula="of:=[.F13]/[.$D$3]" office:value-type="float" office:value="2131995" calcext:value-type="float">
            <text:p>2.131.995,00</text:p>
          </table:table-cell>
          <table:table-cell table:formula="of:=[.G13]/[.$D$3]" office:value-type="float" office:value="2281995" calcext:value-type="float">
            <text:p>2.281.995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</text:p>
          </table:table-cell>
          <table:table-cell table:number-columns-repeated="3"/>
          <table:table-cell table:formula="of:=[.E14]/[.$D$3]" office:value-type="float" office:value="196852.5" calcext:value-type="float">
            <text:p>196.852,50</text:p>
          </table:table-cell>
          <table:table-cell table:formula="of:=[.F14]/[.$D$3]" office:value-type="float" office:value="449227.5" calcext:value-type="float">
            <text:p>449.227,50</text:p>
          </table:table-cell>
          <table:table-cell table:formula="of:=[.G14]/[.$D$3]" office:value-type="float" office:value="499227.5" calcext:value-type="float">
            <text:p>499.227,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</text:p>
          </table:table-cell>
          <table:table-cell table:number-columns-repeated="3"/>
          <table:table-cell table:formula="of:=[.E15]/[.$D$3]" office:value-type="float" office:value="44752.5" calcext:value-type="float">
            <text:p>44.752,50</text:p>
          </table:table-cell>
          <table:table-cell table:formula="of:=[.F15]/[.$D$3]" office:value-type="float" office:value="102127.5" calcext:value-type="float">
            <text:p>102.127,50</text:p>
          </table:table-cell>
          <table:table-cell table:formula="of:=[.G15]/[.$D$3]" office:value-type="float" office:value="114627.5" calcext:value-type="float">
            <text:p>114.627,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</text:p>
          </table:table-cell>
          <table:table-cell table:number-columns-repeated="3"/>
          <table:table-cell table:formula="of:=[.E16]/[.$D$3]" office:value-type="float" office:value="149955" calcext:value-type="float">
            <text:p>149.955,00</text:p>
          </table:table-cell>
          <table:table-cell table:formula="of:=[.F16]/[.$D$3]" office:value-type="float" office:value="342205" calcext:value-type="float">
            <text:p>342.205,00</text:p>
          </table:table-cell>
          <table:table-cell table:formula="of:=[.G16]/[.$D$3]" office:value-type="float" office:value="364705" calcext:value-type="float">
            <text:p>364.705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</text:p>
          </table:table-cell>
          <table:table-cell table:number-columns-repeated="3"/>
          <table:table-cell table:formula="of:=[.E17]/[.$D$3]" office:value-type="float" office:value="13162.5" calcext:value-type="float">
            <text:p>13.162,50</text:p>
          </table:table-cell>
          <table:table-cell table:formula="of:=[.F17]/[.$D$3]" office:value-type="float" office:value="30037.5" calcext:value-type="float">
            <text:p>30.037,50</text:p>
          </table:table-cell>
          <table:table-cell table:formula="of:=[.G17]/[.$D$3]" office:value-type="float" office:value="32537.5" calcext:value-type="float">
            <text:p>32.537,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</text:p>
          </table:table-cell>
          <table:table-cell table:number-columns-repeated="3"/>
          <table:table-cell table:formula="of:=[.E18]/[.$D$3]" office:value-type="float" office:value="529522.5" calcext:value-type="float">
            <text:p>529.522,50</text:p>
          </table:table-cell>
          <table:table-cell table:formula="of:=[.F18]/[.$D$3]" office:value-type="float" office:value="1208397.5" calcext:value-type="float">
            <text:p>1.208.397,50</text:p>
          </table:table-cell>
          <table:table-cell table:formula="of:=[.G18]/[.$D$3]" office:value-type="float" office:value="1208397.5" calcext:value-type="float">
            <text:p>1.208.397,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</text:p>
          </table:table-cell>
          <table:table-cell table:number-columns-repeated="3"/>
          <table:table-cell table:formula="of:=[.E19]/[.$D$3]" office:value-type="float" office:value="101692.5" calcext:value-type="float">
            <text:p>101.692,50</text:p>
          </table:table-cell>
          <table:table-cell table:formula="of:=[.F19]/[.$D$3]" office:value-type="float" office:value="232067.5" calcext:value-type="float">
            <text:p>232.067,50</text:p>
          </table:table-cell>
          <table:table-cell table:formula="of:=[.G19]/[.$D$3]" office:value-type="float" office:value="232067.5" calcext:value-type="float">
            <text:p>232.067,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</text:p>
          </table:table-cell>
          <table:table-cell table:number-columns-repeated="3"/>
          <table:table-cell table:formula="of:=[.E20]/[.$D$3]" office:value-type="float" office:value="95160" calcext:value-type="float">
            <text:p>95.160,00</text:p>
          </table:table-cell>
          <table:table-cell table:formula="of:=[.F20]/[.$D$3]" office:value-type="float" office:value="217160" calcext:value-type="float">
            <text:p>217.160,00</text:p>
          </table:table-cell>
          <table:table-cell table:formula="of:=[.G20]/[.$D$3]" office:value-type="float" office:value="217160" calcext:value-type="float">
            <text:p>217.16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</text:p>
          </table:table-cell>
          <table:table-cell table:number-columns-repeated="3"/>
          <table:table-cell table:formula="of:=[.E21]/[.$D$3]" office:value-type="float" office:value="44752.5" calcext:value-type="float">
            <text:p>44.752,50</text:p>
          </table:table-cell>
          <table:table-cell table:formula="of:=[.F21]/[.$D$3]" office:value-type="float" office:value="102127.5" calcext:value-type="float">
            <text:p>102.127,50</text:p>
          </table:table-cell>
          <table:table-cell table:formula="of:=[.G21]/[.$D$3]" office:value-type="float" office:value="102127.5" calcext:value-type="float">
            <text:p>102.127,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5</text:p>
          </table:table-cell>
          <table:table-cell table:number-columns-repeated="3"/>
          <table:table-cell table:formula="of:=[.E22]/[.$D$3]" office:value-type="float" office:value="149955" calcext:value-type="float">
            <text:p>149.955,00</text:p>
          </table:table-cell>
          <table:table-cell table:formula="of:=[.F22]/[.$D$3]" office:value-type="float" office:value="342205" calcext:value-type="float">
            <text:p>342.205,00</text:p>
          </table:table-cell>
          <table:table-cell table:formula="of:=[.G22]/[.$D$3]" office:value-type="float" office:value="342205" calcext:value-type="float">
            <text:p>342.205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6</text:p>
          </table:table-cell>
          <table:table-cell table:number-columns-repeated="3"/>
          <table:table-cell table:formula="of:=[.E23]/[.$D$3]" office:value-type="float" office:value="13162.5" calcext:value-type="float">
            <text:p>13.162,50</text:p>
          </table:table-cell>
          <table:table-cell table:formula="of:=[.F23]/[.$D$3]" office:value-type="float" office:value="30037.5" calcext:value-type="float">
            <text:p>30.037,50</text:p>
          </table:table-cell>
          <table:table-cell table:formula="of:=[.G23]/[.$D$3]" office:value-type="float" office:value="30037.5" calcext:value-type="float">
            <text:p>30.037,50</text:p>
          </table:table-cell>
          <table:table-cell table:number-columns-repeated="3"/>
        </table:table-row>
      </table:table>
      <table:table table:name="evaluations_Case05T" table:style-name="ta1">
        <table:table-column table:style-name="co1" table:default-cell-style-name="ce13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number-columns-repeated="2" table:default-cell-style-name="ce11"/>
        <table:table-column table:style-name="co24" table:default-cell-style-name="ce13"/>
        <table:table-column table:style-name="co25" table:default-cell-style-name="ce51"/>
        <table:table-column table:style-name="co10" table:number-columns-repeated="3" table:default-cell-style-name="Default"/>
        <table:table-row table:style-name="ro1">
          <table:table-cell table:style-name="ce10" office:value-type="string" calcext:value-type="string" table:number-columns-spanned="3" table:number-rows-spanned="1">
            <text:p>dias </text:p>
          </table:table-cell>
          <table:covered-table-cell table:number-columns-repeated="2" table:style-name="ce10"/>
          <table:table-cell table:style-name="ce10"/>
          <table:table-cell table:style-name="ce56" office:value-type="float" office:value="1" calcext:value-type="float">
            <text:p>1</text:p>
          </table:table-cell>
          <table:table-cell table:style-name="ce10" office:value-type="string" calcext:value-type="string">
            <text:p>dia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 table:style-name="ce10" office:value-type="string" calcext:value-type="string" table:number-columns-spanned="3" table:number-rows-spanned="1">
            <text:p>turnos</text:p>
          </table:table-cell>
          <table:covered-table-cell table:number-columns-repeated="2" table:style-name="ce10"/>
          <table:table-cell table:style-name="ce10"/>
          <table:table-cell table:style-name="ce56" office:value-type="float" office:value="1" calcext:value-type="float">
            <text:p>1</text:p>
          </table:table-cell>
          <table:table-cell table:style-name="ce10" office:value-type="string" calcext:value-type="string">
            <text:p>turno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 table:style-name="ce10" office:value-type="string" calcext:value-type="string" table:number-columns-spanned="3" table:number-rows-spanned="1">
            <text:p>tempo por turno</text:p>
          </table:table-cell>
          <table:covered-table-cell table:number-columns-repeated="2" table:style-name="ce10"/>
          <table:table-cell table:style-name="ce10"/>
          <table:table-cell table:style-name="ce56" office:value-type="float" office:value="8" calcext:value-type="float">
            <text:p>8</text:p>
          </table:table-cell>
          <table:table-cell table:style-name="ce10" office:value-type="string" calcext:value-type="string">
            <text:p>(horas)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 table:style-name="ce10" office:value-type="string" calcext:value-type="string" table:number-columns-spanned="4" table:number-rows-spanned="1">
            <text:p>capacidade média dos reservatórios dos setores</text:p>
          </table:table-cell>
          <table:covered-table-cell table:number-columns-repeated="3" table:style-name="ce10"/>
          <table:table-cell table:style-name="ce56" office:value-type="float" office:value="1000" calcext:value-type="float">
            <text:p>1000</text:p>
          </table:table-cell>
          <table:table-cell table:style-name="ce10" office:value-type="string" calcext:value-type="string">
            <text:p>(litros)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 table:style-name="ce10" office:value-type="string" calcext:value-type="string" table:number-columns-spanned="3" table:number-rows-spanned="1">
            <text:p>consumo médio por habitante</text:p>
          </table:table-cell>
          <table:covered-table-cell table:number-columns-repeated="2" table:style-name="ce10"/>
          <table:table-cell table:style-name="ce10"/>
          <table:table-cell table:style-name="ce56" office:value-type="float" office:value="200" calcext:value-type="float">
            <text:p>200</text:p>
          </table:table-cell>
          <table:table-cell table:style-name="ce10" office:value-type="string" calcext:value-type="string">
            <text:p>(litros / dia)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 table:style-name="ce10" office:value-type="string" calcext:value-type="string" table:number-columns-spanned="3" table:number-rows-spanned="1">
            <text:p>coeficiente habitacional</text:p>
          </table:table-cell>
          <table:covered-table-cell table:number-columns-repeated="2" table:style-name="ce10"/>
          <table:table-cell table:style-name="ce10"/>
          <table:table-cell table:style-name="ce56" office:value-type="float" office:value="3.9" calcext:value-type="float">
            <text:p>3,9</text:p>
          </table:table-cell>
          <table:table-cell table:style-name="ce10" office:value-type="string" calcext:value-type="string">
            <text:p>(habitantes / domicílio)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 table:style-name="ce10" office:value-type="string" calcext:value-type="string">
            <text:p>fator de irrelevância</text:p>
          </table:table-cell>
          <table:table-cell table:number-columns-repeated="3"/>
          <table:table-cell table:style-name="ce56" office:value-type="float" office:value="0.05" calcext:value-type="float">
            <text:p>0,05</text:p>
          </table:table-cell>
          <table:table-cell/>
          <table:table-cell table:style-name="ce11" table:number-columns-repeated="2"/>
          <table:table-cell table:number-columns-repeated="3"/>
        </table:table-row>
        <table:table-row table:style-name="ro1">
          <table:table-cell table:style-name="ce10" table:number-columns-repeated="7"/>
          <table:table-cell table:style-name="ce13" office:value-type="string" calcext:value-type="string">
            <text:p>Caso 05</text:p>
          </table:table-cell>
          <table:table-cell table:number-columns-repeated="3"/>
        </table:table-row>
        <table:table-row table:style-name="ro1">
          <table:table-cell table:style-name="ce10" table:number-columns-repeated="8"/>
          <table:table-cell table:number-columns-repeated="3"/>
        </table:table-row>
        <table:table-row table:style-name="ro1">
          <table:table-cell table:style-name="ce12" office:value-type="string" calcext:value-type="string" table:number-columns-spanned="1" table:number-rows-spanned="2">
            <text:p>Locais</text:p>
          </table:table-cell>
          <table:table-cell table:style-name="ce12" office:value-type="string" calcext:value-type="string" table:number-columns-spanned="1" table:number-rows-spanned="2">
            <text:p>domicílios</text:p>
          </table:table-cell>
          <table:table-cell table:style-name="ce13" office:value-type="string" calcext:value-type="string">
            <text:p>demanda</text:p>
          </table:table-cell>
          <table:table-cell table:style-name="ce13" office:value-type="string" calcext:value-type="string">
            <text:p>não atendida</text:p>
          </table:table-cell>
          <table:table-cell table:style-name="ce13" office:value-type="string" calcext:value-type="string">
            <text:p>capacidade</text:p>
          </table:table-cell>
          <table:table-cell table:style-name="ce13" office:value-type="string" calcext:value-type="string">
            <text:p>vol. inicial</text:p>
          </table:table-cell>
          <table:table-cell office:value-type="string" calcext:value-type="string">
            <text:p>cap. ociosa</text:p>
          </table:table-cell>
          <table:table-cell table:style-name="ce12" office:value-type="string" calcext:value-type="string">
            <text:p>Volume de distribuição</text:p>
          </table:table-cell>
          <table:table-cell table:number-columns-repeated="3"/>
        </table:table-row>
        <table:table-row table:style-name="ro1">
          <table:covered-table-cell table:style-name="ce10"/>
          <table:covered-table-cell table:style-name="ce13"/>
          <table:table-cell table:number-columns-repeated="4" table:style-name="ce13" office:value-type="string" calcext:value-type="string">
            <text:p>(litros)</text:p>
          </table:table-cell>
          <table:table-cell office:value-type="string" calcext:value-type="string">
            <text:p>(litros)</text:p>
          </table:table-cell>
          <table:table-cell table:style-name="ce13" office:value-type="string" calcext:value-type="string">
            <text:p><text:s/>(litros / turno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A</text:p>
          </table:table-cell>
          <table:table-cell table:style-name="ce44"/>
          <table:table-cell table:style-name="ce48" table:number-columns-repeated="2"/>
          <table:table-cell table:style-name="ce61" office:value-type="float" office:value="2500000" calcext:value-type="float">
            <text:p>2.500.000,00</text:p>
          </table:table-cell>
          <table:table-cell table:style-name="ce61" table:formula="of:=[.E12]" office:value-type="float" office:value="2500000" calcext:value-type="float">
            <text:p>2.500.000,00</text:p>
          </table:table-cell>
          <table:table-cell table:style-name="ce51" table:formula="of:=([.E12]-[.F12])-([.H12]-[.H13])" office:value-type="float" office:value="0" calcext:value-type="float">
            <text:p>0,00</text:p>
          </table:table-cell>
          <table:table-cell table:formula="of:=IF([.H27]-[.H13]&lt;[.E12]-[.F12];[.H27];[.H13]+[.E12]-[.F12])" office:value-type="float" office:value="2304000" calcext:value-type="float">
            <text:p>2.304.000,00</text:p>
          </table:table-cell>
          <table:table-cell table:style-name="ce33"/>
          <table:table-cell table:style-name="ce42"/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table:style-name="ce44"/>
          <table:table-cell table:style-name="ce48" table:number-columns-repeated="2"/>
          <table:table-cell table:style-name="ce61" office:value-type="float" office:value="500000" calcext:value-type="float">
            <text:p>500.000,00</text:p>
          </table:table-cell>
          <table:table-cell table:style-name="ce61" table:formula="of:=[.E13]" office:value-type="float" office:value="500000" calcext:value-type="float">
            <text:p>500.000,00</text:p>
          </table:table-cell>
          <table:table-cell table:style-name="ce51" table:formula="of:=([.E13]-[.F13])-([.H13]-[.H14]-[.H15]-[.H16]-[.H17]-[.H18])" office:value-type="float" office:value="0" calcext:value-type="float">
            <text:p>0,00</text:p>
          </table:table-cell>
          <table:table-cell table:formula="of:=[.H32]*[.E3]" office:value-type="float" office:value="2304000" calcext:value-type="float">
            <text:p>2.304.0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</text:p>
          </table:table-cell>
          <table:table-cell table:style-name="ce44"/>
          <table:table-cell table:style-name="ce48" table:number-columns-repeated="2"/>
          <table:table-cell table:style-name="ce61" office:value-type="float" office:value="400000" calcext:value-type="float">
            <text:p>400.000,00</text:p>
          </table:table-cell>
          <table:table-cell table:style-name="ce61" table:formula="of:=[.E14]" office:value-type="float" office:value="400000" calcext:value-type="float">
            <text:p>400.000,00</text:p>
          </table:table-cell>
          <table:table-cell table:style-name="ce51" table:formula="of:=([.E14]-[.F14])-([.H14]-[.H19]-[.H20])" office:value-type="float" office:value="0" calcext:value-type="float">
            <text:p>0,00</text:p>
          </table:table-cell>
          <table:table-cell table:formula="of:=[.H19]+[.H20]" office:value-type="float" office:value="485470.256731371" calcext:value-type="float">
            <text:p>485.470,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</text:p>
          </table:table-cell>
          <table:table-cell table:style-name="ce44"/>
          <table:table-cell table:style-name="ce48" table:number-columns-repeated="2"/>
          <table:table-cell table:style-name="ce61" office:value-type="float" office:value="100000" calcext:value-type="float">
            <text:p>100.000,00</text:p>
          </table:table-cell>
          <table:table-cell table:style-name="ce61" table:formula="of:=[.E15]" office:value-type="float" office:value="100000" calcext:value-type="float">
            <text:p>100.000,00</text:p>
          </table:table-cell>
          <table:table-cell table:style-name="ce51" table:formula="of:=([.E15]-[.F15])-([.H15]-[.H21])" office:value-type="float" office:value="0" calcext:value-type="float">
            <text:p>0,00</text:p>
          </table:table-cell>
          <table:table-cell table:formula="of:=[.H21]" office:value-type="float" office:value="110366.938008766" calcext:value-type="float">
            <text:p>110.366,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</text:p>
          </table:table-cell>
          <table:table-cell table:style-name="ce44"/>
          <table:table-cell table:style-name="ce48" table:number-columns-repeated="2"/>
          <table:table-cell table:style-name="ce61" office:value-type="float" office:value="180000" calcext:value-type="float">
            <text:p>180.000,00</text:p>
          </table:table-cell>
          <table:table-cell table:style-name="ce61" table:formula="of:=[.E16]" office:value-type="float" office:value="180000" calcext:value-type="float">
            <text:p>180.000,00</text:p>
          </table:table-cell>
          <table:table-cell table:style-name="ce51" table:formula="of:=([.E16]-[.F16])-([.H16]-[.H22])" office:value-type="float" office:value="0" calcext:value-type="float">
            <text:p>0,00</text:p>
          </table:table-cell>
          <table:table-cell table:formula="of:=[.H22]" office:value-type="float" office:value="369813.400125235" calcext:value-type="float">
            <text:p>369.813,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</text:p>
          </table:table-cell>
          <table:table-cell table:style-name="ce44"/>
          <table:table-cell table:style-name="ce48" table:number-columns-repeated="2"/>
          <table:table-cell table:style-name="ce61" office:value-type="float" office:value="20000" calcext:value-type="float">
            <text:p>20.000,00</text:p>
          </table:table-cell>
          <table:table-cell table:style-name="ce61" table:formula="of:=[.E17]" office:value-type="float" office:value="20000" calcext:value-type="float">
            <text:p>20.000,00</text:p>
          </table:table-cell>
          <table:table-cell table:style-name="ce51" table:formula="of:=([.E17]-[.F17])-([.H17]-[.H23])" office:value-type="float" office:value="0" calcext:value-type="float">
            <text:p>0,00</text:p>
          </table:table-cell>
          <table:table-cell table:formula="of:=[.H23]" office:value-type="float" office:value="32460.8641202254" calcext:value-type="float">
            <text:p>32.460,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</text:p>
          </table:table-cell>
          <table:table-cell table:style-name="ce45" office:value-type="float" office:value="5431" calcext:value-type="float">
            <text:p>5431</text:p>
          </table:table-cell>
          <table:table-cell table:style-name="ce51" table:formula="of:=[.B18]*[.$E$5]*[.$E$6]" office:value-type="float" office:value="4236180" calcext:value-type="float">
            <text:p>4.236.180,00</text:p>
          </table:table-cell>
          <table:table-cell table:style-name="ce51" table:formula="of:=[.C18]-[.H18]" office:value-type="float" office:value="2930291.4589856" calcext:value-type="float">
            <text:p>2.930.291,46</text:p>
          </table:table-cell>
          <table:table-cell table:style-name="ce51" table:formula="of:=[.B18]*[.$E$4]" office:value-type="float" office:value="5431000" calcext:value-type="float">
            <text:p>5.431.000,00</text:p>
          </table:table-cell>
          <table:table-cell table:style-name="ce61" office:value-type="float" office:value="0" calcext:value-type="float">
            <text:p>0,00</text:p>
          </table:table-cell>
          <table:table-cell table:style-name="ce51" table:formula="of:=[.E18]-[.F18]" office:value-type="float" office:value="5431000" calcext:value-type="float">
            <text:p>5.431.000,00</text:p>
          </table:table-cell>
          <table:table-cell table:formula="of:=([.$H$13]/[.$B$25])*[.B18]" office:value-type="float" office:value="1305888.5410144" calcext:value-type="float">
            <text:p>1.305.888,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</text:p>
          </table:table-cell>
          <table:table-cell table:style-name="ce45" office:value-type="float" office:value="1043" calcext:value-type="float">
            <text:p>1043</text:p>
          </table:table-cell>
          <table:table-cell table:style-name="ce51" table:formula="of:=[.B19]*[.$E$5]*[.$E$6]" office:value-type="float" office:value="813540" calcext:value-type="float">
            <text:p>813.540,00</text:p>
          </table:table-cell>
          <table:table-cell table:style-name="ce51" table:formula="of:=[.C19]-[.H19]" office:value-type="float" office:value="562749.768315592" calcext:value-type="float">
            <text:p>562.749,77</text:p>
          </table:table-cell>
          <table:table-cell table:style-name="ce51" table:formula="of:=[.B19]*[.$E$4]" office:value-type="float" office:value="1043000" calcext:value-type="float">
            <text:p>1.043.000,00</text:p>
          </table:table-cell>
          <table:table-cell table:style-name="ce61" office:value-type="float" office:value="0" calcext:value-type="float">
            <text:p>0,00</text:p>
          </table:table-cell>
          <table:table-cell table:style-name="ce51" table:formula="of:=[.E19]-[.F19]" office:value-type="float" office:value="1043000" calcext:value-type="float">
            <text:p>1.043.000,00</text:p>
          </table:table-cell>
          <table:table-cell table:formula="of:=([.$H$13]/[.$B$25])*[.B19]" office:value-type="float" office:value="250790.231684408" calcext:value-type="float">
            <text:p>250.790,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</text:p>
          </table:table-cell>
          <table:table-cell table:style-name="ce45" office:value-type="float" office:value="976" calcext:value-type="float">
            <text:p>976</text:p>
          </table:table-cell>
          <table:table-cell table:style-name="ce51" table:formula="of:=[.B20]*[.$E$5]*[.$E$6]" office:value-type="float" office:value="761280" calcext:value-type="float">
            <text:p>761.280,00</text:p>
          </table:table-cell>
          <table:table-cell table:style-name="ce51" table:formula="of:=[.C20]-[.H20]" office:value-type="float" office:value="526599.974953037" calcext:value-type="float">
            <text:p>526.599,97</text:p>
          </table:table-cell>
          <table:table-cell table:style-name="ce51" table:formula="of:=[.B20]*[.$E$4]" office:value-type="float" office:value="976000" calcext:value-type="float">
            <text:p>976.000,00</text:p>
          </table:table-cell>
          <table:table-cell table:style-name="ce61" office:value-type="float" office:value="0" calcext:value-type="float">
            <text:p>0,00</text:p>
          </table:table-cell>
          <table:table-cell table:style-name="ce51" table:formula="of:=[.E20]-[.F20]" office:value-type="float" office:value="976000" calcext:value-type="float">
            <text:p>976.000,00</text:p>
          </table:table-cell>
          <table:table-cell table:formula="of:=([.$H$13]/[.$B$25])*[.B20]" office:value-type="float" office:value="234680.025046963" calcext:value-type="float">
            <text:p>234.680,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</text:p>
          </table:table-cell>
          <table:table-cell table:style-name="ce45" office:value-type="float" office:value="459" calcext:value-type="float">
            <text:p>459</text:p>
          </table:table-cell>
          <table:table-cell table:style-name="ce51" table:formula="of:=[.B21]*[.$E$5]*[.$E$6]" office:value-type="float" office:value="358020" calcext:value-type="float">
            <text:p>358.020,00</text:p>
          </table:table-cell>
          <table:table-cell table:style-name="ce51" table:formula="of:=[.C21]-[.H21]" office:value-type="float" office:value="247653.061991234" calcext:value-type="float">
            <text:p>247.653,06</text:p>
          </table:table-cell>
          <table:table-cell table:style-name="ce51" table:formula="of:=[.B21]*[.$E$4]" office:value-type="float" office:value="459000" calcext:value-type="float">
            <text:p>459.000,00</text:p>
          </table:table-cell>
          <table:table-cell table:style-name="ce61" office:value-type="float" office:value="0" calcext:value-type="float">
            <text:p>0,00</text:p>
          </table:table-cell>
          <table:table-cell table:style-name="ce51" table:formula="of:=[.E21]-[.F21]" office:value-type="float" office:value="459000" calcext:value-type="float">
            <text:p>459.000,00</text:p>
          </table:table-cell>
          <table:table-cell table:formula="of:=([.$H$13]/[.$B$25])*[.B21]" office:value-type="float" office:value="110366.938008766" calcext:value-type="float">
            <text:p>110.366,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5</text:p>
          </table:table-cell>
          <table:table-cell table:style-name="ce45" office:value-type="float" office:value="1538" calcext:value-type="float">
            <text:p>1538</text:p>
          </table:table-cell>
          <table:table-cell table:style-name="ce51" table:formula="of:=[.B22]*[.$E$5]*[.$E$6]" office:value-type="float" office:value="1199640" calcext:value-type="float">
            <text:p>1.199.640,00</text:p>
          </table:table-cell>
          <table:table-cell table:style-name="ce51" table:formula="of:=[.C22]-[.H22]" office:value-type="float" office:value="829826.599874765" calcext:value-type="float">
            <text:p>829.826,60</text:p>
          </table:table-cell>
          <table:table-cell table:style-name="ce51" table:formula="of:=[.B22]*[.$E$4]" office:value-type="float" office:value="1538000" calcext:value-type="float">
            <text:p>1.538.000,00</text:p>
          </table:table-cell>
          <table:table-cell table:style-name="ce61" office:value-type="float" office:value="0" calcext:value-type="float">
            <text:p>0,00</text:p>
          </table:table-cell>
          <table:table-cell table:style-name="ce51" table:formula="of:=[.E22]-[.F22]" office:value-type="float" office:value="1538000" calcext:value-type="float">
            <text:p>1.538.000,00</text:p>
          </table:table-cell>
          <table:table-cell table:formula="of:=([.$H$13]/[.$B$25])*[.B22]" office:value-type="float" office:value="369813.400125235" calcext:value-type="float">
            <text:p>369.813,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6</text:p>
          </table:table-cell>
          <table:table-cell table:style-name="ce45" office:value-type="float" office:value="135" calcext:value-type="float">
            <text:p>135</text:p>
          </table:table-cell>
          <table:table-cell table:style-name="ce51" table:formula="of:=[.B23]*[.$E$5]*[.$E$6]" office:value-type="float" office:value="105300" calcext:value-type="float">
            <text:p>105.300,00</text:p>
          </table:table-cell>
          <table:table-cell table:style-name="ce51" table:formula="of:=[.C23]-[.H23]" office:value-type="float" office:value="72839.1358797746" calcext:value-type="float">
            <text:p>72.839,14</text:p>
          </table:table-cell>
          <table:table-cell table:style-name="ce51" table:formula="of:=[.B23]*[.$E$4]" office:value-type="float" office:value="135000" calcext:value-type="float">
            <text:p>135.000,00</text:p>
          </table:table-cell>
          <table:table-cell table:style-name="ce61" office:value-type="float" office:value="0" calcext:value-type="float">
            <text:p>0,00</text:p>
          </table:table-cell>
          <table:table-cell table:style-name="ce51" table:formula="of:=[.E23]-[.F23]" office:value-type="float" office:value="135000" calcext:value-type="float">
            <text:p>135.000,00</text:p>
          </table:table-cell>
          <table:table-cell table:formula="of:=([.$H$13]/[.$B$25])*[.B23]" office:value-type="float" office:value="32460.8641202254" calcext:value-type="float">
            <text:p>32.460,86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1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 table:style-name="ce52" table:formula="of:=SUM([.B18:.B23])" office:value-type="float" office:value="9582" calcext:value-type="float">
            <text:p>9582</text:p>
          </table:table-cell>
          <table:table-cell table:style-name="ce51" table:formula="of:=SUM([.C18:.C23])" office:value-type="float" office:value="7473960" calcext:value-type="float">
            <text:p>7.473.960,00</text:p>
          </table:table-cell>
          <table:table-cell table:style-name="ce51" table:formula="of:=SUM([.D18:.D23])" office:value-type="float" office:value="5169960" calcext:value-type="float">
            <text:p>5.169.960,00</text:p>
          </table:table-cell>
          <table:table-cell table:number-columns-repeated="2"/>
          <table:table-cell table:style-name="ce39" table:formula="of:=SUM([.G12:.G23])" office:value-type="float" office:value="9582000" calcext:value-type="float">
            <text:p>9.582.000,00</text:p>
          </table:table-cell>
          <table:table-cell table:style-name="ce12" office:value-type="string" calcext:value-type="string">
            <text:p>Volume ofertado pelos mananciais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1"/>
          <table:table-cell table:style-name="ce41" office:value-type="string" calcext:value-type="string">
            <text:p><text:s/>(litros / turno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ancial</text:p>
          </table:table-cell>
          <table:table-cell table:style-name="ce10" table:number-columns-repeated="6"/>
          <table:table-cell table:style-name="ce78" table:formula="of:=[.H31]*[.E3]" office:value-type="float" office:value="2937600" calcext:value-type="float">
            <text:p>2.937.600,00</text:p>
          </table:table-cell>
          <table:table-cell table:number-columns-repeated="3"/>
        </table:table-row>
        <table:table-row table:style-name="ro1">
          <table:table-cell table:style-name="ce10"/>
          <table:table-cell table:number-columns-repeated="5"/>
          <table:table-cell table:style-name="ce11" table:number-columns-repeated="2"/>
          <table:table-cell table:number-columns-repeated="3"/>
        </table:table-row>
        <table:table-row table:style-name="ro1">
          <table:table-cell table:style-name="ce10"/>
          <table:table-cell table:number-columns-repeated="5"/>
          <table:table-cell table:style-name="ce12" office:value-type="string" calcext:value-type="string" table:number-columns-spanned="1" table:number-rows-spanned="2">
            <text:p>Locais</text:p>
          </table:table-cell>
          <table:table-cell table:style-name="ce12" office:value-type="string" calcext:value-type="string">
            <text:p>Vasão de distribuição</text:p>
          </table:table-cell>
          <table:table-cell table:number-columns-repeated="3"/>
        </table:table-row>
        <table:table-row table:style-name="ro1">
          <table:table-cell table:style-name="ce10"/>
          <table:table-cell table:number-columns-repeated="5"/>
          <table:covered-table-cell table:style-name="ce11"/>
          <table:table-cell table:style-name="ce13" office:value-type="string" calcext:value-type="string">
            <text:p><text:s/>(litros / hora)</text:p>
          </table:table-cell>
          <table:table-cell table:number-columns-repeated="3"/>
        </table:table-row>
        <table:table-row table:style-name="ro1">
          <table:table-cell/>
          <table:table-cell table:style-name="ce10"/>
          <table:table-cell table:style-name="ce13" office:value-type="string" calcext:value-type="string" table:number-columns-spanned="3" table:number-rows-spanned="1">
            <text:p>volume total distribuído para os setores</text:p>
          </table:table-cell>
          <table:covered-table-cell table:number-columns-repeated="2"/>
          <table:table-cell table:style-name="ce39" table:formula="of:=SUM([.H18:.H23])" office:value-type="float" office:value="2304000" calcext:value-type="float">
            <text:p>2.304.000,00</text:p>
          </table:table-cell>
          <table:table-cell office:value-type="string" calcext:value-type="string">
            <text:p>ETA</text:p>
          </table:table-cell>
          <table:table-cell table:style-name="ce61" table:formula="of:=(67+35)*3600" office:value-type="float" office:value="367200" calcext:value-type="float">
            <text:p>367.200,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3"/>
          <table:table-cell table:number-columns-repeated="3"/>
          <table:table-cell office:value-type="string" calcext:value-type="string">
            <text:p>R1</text:p>
          </table:table-cell>
          <table:table-cell table:style-name="ce61" office:value-type="float" office:value="288000" calcext:value-type="float">
            <text:p>288.000,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3" office:value-type="string" calcext:value-type="string" table:number-columns-spanned="3" table:number-rows-spanned="1">
            <text:p>função objetivo (valor ótimo)</text:p>
          </table:table-cell>
          <table:covered-table-cell table:style-name="ce13" office:value-type="string" calcext:value-type="string">
            <text:p>função objetivo (valor ótimo)</text:p>
          </table:covered-table-cell>
          <table:covered-table-cell/>
          <table:table-cell table:style-name="ce40" table:formula="of:=[.F31]-[.E7]*[.G25]" office:value-type="float" office:value="1824900" calcext:value-type="float">
            <text:p>1.824.900,00</text:p>
          </table:table-cell>
          <table:table-cell office:value-type="string" calcext:value-type="string">
            <text:p>R2</text:p>
          </table:table-cell>
          <table:table-cell table:formula="of:=[.H14]/[.$E$3]" office:value-type="float" office:value="60683.7820914214" calcext:value-type="float">
            <text:p>60.683,78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3</text:p>
          </table:table-cell>
          <table:table-cell table:formula="of:=[.H15]/[.$E$3]" office:value-type="float" office:value="13795.8672510958" calcext:value-type="float">
            <text:p>13.795,87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4</text:p>
          </table:table-cell>
          <table:table-cell table:formula="of:=[.H16]/[.$E$3]" office:value-type="float" office:value="46226.6750156544" calcext:value-type="float">
            <text:p>46.226,68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5</text:p>
          </table:table-cell>
          <table:table-cell table:formula="of:=[.H17]/[.$E$3]" office:value-type="float" office:value="4057.60801502818" calcext:value-type="float">
            <text:p>4.057,6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S1</text:p>
          </table:table-cell>
          <table:table-cell table:formula="of:=[.H18]/[.$E$3]" office:value-type="float" office:value="163236.0676268" calcext:value-type="float">
            <text:p>163.236,07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S2</text:p>
          </table:table-cell>
          <table:table-cell table:formula="of:=[.H19]/[.$E$3]" office:value-type="float" office:value="31348.778960551" calcext:value-type="float">
            <text:p>31.348,78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S3</text:p>
          </table:table-cell>
          <table:table-cell table:formula="of:=[.H20]/[.$E$3]" office:value-type="float" office:value="29335.0031308704" calcext:value-type="float">
            <text:p>29.335,0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S4</text:p>
          </table:table-cell>
          <table:table-cell table:formula="of:=[.H21]/[.$E$3]" office:value-type="float" office:value="13795.8672510958" calcext:value-type="float">
            <text:p>13.795,87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S5</text:p>
          </table:table-cell>
          <table:table-cell table:formula="of:=[.H22]/[.$E$3]" office:value-type="float" office:value="46226.6750156544" calcext:value-type="float">
            <text:p>46.226,68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S6</text:p>
          </table:table-cell>
          <table:table-cell table:formula="of:=[.H23]/[.$E$3]" office:value-type="float" office:value="4057.60801502818" calcext:value-type="float">
            <text:p>4.057,61</text:p>
          </table:table-cell>
          <table:table-cell table:number-columns-repeated="3"/>
        </table:table-row>
      </table:table>
      <table:table table:name="evaluations_Case01" table:style-name="ta1">
        <table:table-column table:style-name="co26" table:default-cell-style-name="ce36"/>
        <table:table-column table:style-name="co27" table:default-cell-style-name="ce31"/>
        <table:table-column table:style-name="co28" table:default-cell-style-name="ce57"/>
        <table:table-column table:style-name="co28" table:default-cell-style-name="ce38"/>
        <table:table-column table:style-name="co29" table:default-cell-style-name="ce38"/>
        <table:table-column table:style-name="co30" table:default-cell-style-name="ce36"/>
        <table:table-column table:style-name="co31" table:default-cell-style-name="ce36"/>
        <table:table-column table:style-name="co32" table:default-cell-style-name="ce84"/>
        <table:table-column table:style-name="co33" table:default-cell-style-name="ce57"/>
        <table:table-column table:style-name="co10" table:default-cell-style-name="Default"/>
        <table:table-column table:style-name="co34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34" table:default-cell-style-name="ce88"/>
        <table:table-column table:style-name="co1" table:default-cell-style-name="Default"/>
        <table:table-column table:style-name="co34" table:default-cell-style-name="Default"/>
        <table:table-row table:style-name="ro1">
          <table:table-cell table:style-name="ce31" office:value-type="string" calcext:value-type="string" table:number-columns-spanned="3" table:number-rows-spanned="1">
            <text:p>number of days</text:p>
          </table:table-cell>
          <table:covered-table-cell/>
          <table:covered-table-cell table:style-name="ce31"/>
          <table:table-cell table:style-name="ce31"/>
          <table:table-cell table:style-name="ce68" office:value-type="float" office:value="1" calcext:value-type="float">
            <text:p>1</text:p>
          </table:table-cell>
          <table:table-cell table:style-name="ce31" office:value-type="string" calcext:value-type="string">
            <text:p>day</text:p>
          </table:table-cell>
          <table:table-cell table:style-name="ce31"/>
          <table:table-cell table:style-name="ce43"/>
          <table:table-cell table:style-name="ce35" office:value-type="string" calcext:value-type="string" table:number-columns-spanned="1" table:number-rows-spanned="7">
            <text:p>case 01</text:p>
          </table:table-cell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style-name="ce31" office:value-type="string" calcext:value-type="string" table:number-columns-spanned="3" table:number-rows-spanned="1">
            <text:p>number of shifts per day</text:p>
          </table:table-cell>
          <table:covered-table-cell/>
          <table:covered-table-cell table:style-name="ce31"/>
          <table:table-cell table:style-name="ce31"/>
          <table:table-cell table:style-name="ce68" office:value-type="float" office:value="1" calcext:value-type="float">
            <text:p>1</text:p>
          </table:table-cell>
          <table:table-cell table:style-name="ce31" office:value-type="string" calcext:value-type="string">
            <text:p>shift</text:p>
          </table:table-cell>
          <table:table-cell table:style-name="ce31"/>
          <table:table-cell table:style-name="ce43"/>
          <table:covered-table-cell table:style-name="ce38"/>
          <table:table-cell table:number-columns-repeated="5"/>
          <table:table-cell table:style-name="Default"/>
          <table:table-cell/>
          <table:table-cell table:style-name="ce88" office:value-type="float" office:value="0" calcext:value-type="float">
            <text:p>0.00</text:p>
          </table:table-cell>
        </table:table-row>
        <table:table-row table:style-name="ro1">
          <table:table-cell table:style-name="ce31" office:value-type="string" calcext:value-type="string" table:number-columns-spanned="3" table:number-rows-spanned="1">
            <text:p>time per shift</text:p>
          </table:table-cell>
          <table:covered-table-cell/>
          <table:covered-table-cell table:style-name="ce31"/>
          <table:table-cell table:style-name="ce31"/>
          <table:table-cell table:style-name="ce68" office:value-type="float" office:value="24" calcext:value-type="float">
            <text:p>24</text:p>
          </table:table-cell>
          <table:table-cell table:style-name="ce31" office:value-type="string" calcext:value-type="string">
            <text:p>(hours)</text:p>
          </table:table-cell>
          <table:table-cell table:style-name="ce31" table:number-columns-repeated="2"/>
          <table:covered-table-cell table:style-name="ce34"/>
          <table:table-cell table:number-columns-repeated="3"/>
          <table:table-cell office:value-type="string" calcext:value-type="string">
            <text:p>ND</text:p>
          </table:table-cell>
          <table:table-cell office:value-type="string" calcext:value-type="string">
            <text:p>NT</text:p>
          </table:table-cell>
          <table:table-cell table:style-name="ce42"/>
          <table:table-cell/>
          <table:table-cell table:style-name="ce88" office:value-type="float" office:value="0.20382156825" calcext:value-type="float">
            <text:p>0.20</text:p>
          </table:table-cell>
        </table:table-row>
        <table:table-row table:style-name="ro1">
          <table:table-cell table:style-name="ce31" office:value-type="string" calcext:value-type="string" table:number-columns-spanned="4" table:number-rows-spanned="1">
            <text:p>average capacity of reservoirs in the zones </text:p>
          </table:table-cell>
          <table:covered-table-cell/>
          <table:covered-table-cell table:number-columns-repeated="2" table:style-name="ce31"/>
          <table:table-cell table:style-name="ce91" office:value-type="float" office:value="1" calcext:value-type="float">
            <text:p>1.000</text:p>
          </table:table-cell>
          <table:table-cell table:style-name="ce31" office:value-type="string" calcext:value-type="string">
            <text:p><text:span text:style-name="T1">(m</text:span><text:span text:style-name="T2">3</text:span>)</text:p>
          </table:table-cell>
          <table:table-cell table:style-name="ce31" table:number-columns-repeated="2"/>
          <table:covered-table-cell table:style-name="ce34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formula="of:=[.M4]*[.$E$28]+12*[.M4]*[.N4]*[.$C$34]-[.$E$7]*[.$H$24]" office:value-type="float" office:value="1206911.29179248" calcext:value-type="float">
            <text:p>1,206,911.29</text:p>
          </table:table-cell>
          <table:table-cell/>
          <table:table-cell table:style-name="ce88" office:value-type="float" office:value="752.16687362" calcext:value-type="float">
            <text:p>752.17</text:p>
          </table:table-cell>
        </table:table-row>
        <table:table-row table:style-name="ro1">
          <table:table-cell table:style-name="ce31" office:value-type="string" calcext:value-type="string" table:number-columns-spanned="4" table:number-rows-spanned="1">
            <text:p>average consumption per inhabitant </text:p>
          </table:table-cell>
          <table:covered-table-cell/>
          <table:covered-table-cell table:number-columns-repeated="2" table:style-name="ce31"/>
          <table:table-cell table:style-name="ce91" office:value-type="float" office:value="0.2" calcext:value-type="float">
            <text:p>0.200</text:p>
          </table:table-cell>
          <table:table-cell table:style-name="ce31" office:value-type="string" calcext:value-type="string">
            <text:p>(m<text:span text:style-name="T3">3</text:span> / day)</text:p>
          </table:table-cell>
          <table:table-cell table:style-name="ce31" table:number-columns-repeated="2"/>
          <table:covered-table-cell table:style-name="ce34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M5]*[.$E$28]+12*[.M5]*[.N5]*[.$C$34]-[.$E$7]*[.$H$24]" office:value-type="float" office:value="2406911.29179248" calcext:value-type="float">
            <text:p>2,406,911.29</text:p>
          </table:table-cell>
          <table:table-cell/>
          <table:table-cell table:formula="of:=SUM([.Q2:.Q4])" office:value-type="float" office:value="752.37069518825" calcext:value-type="float">
            <text:p>752,37069518825</text:p>
          </table:table-cell>
        </table:table-row>
        <table:table-row table:style-name="ro1">
          <table:table-cell table:style-name="ce31" office:value-type="string" calcext:value-type="string" table:number-columns-spanned="3" table:number-rows-spanned="1">
            <text:p>housing coefficient </text:p>
          </table:table-cell>
          <table:covered-table-cell/>
          <table:covered-table-cell table:style-name="ce31"/>
          <table:table-cell table:style-name="ce31"/>
          <table:table-cell table:style-name="ce91" office:value-type="float" office:value="3.9" calcext:value-type="float">
            <text:p>3.900</text:p>
          </table:table-cell>
          <table:table-cell table:style-name="ce31" office:value-type="string" calcext:value-type="string">
            <text:p>(inhabitants / household)</text:p>
          </table:table-cell>
          <table:table-cell table:style-name="ce31" table:number-columns-repeated="2"/>
          <table:covered-table-cell table:style-name="ce34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M6]*[.$E$28]+12*[.M6]*[.N6]*[.$C$34]-[.$E$7]*[.$H$24]" office:value-type="float" office:value="3606911.29179248" calcext:value-type="float">
            <text:p>3,606,911.29</text:p>
          </table:table-cell>
          <table:table-cell table:number-columns-repeated="2"/>
        </table:table-row>
        <table:table-row table:style-name="ro1">
          <table:table-cell table:style-name="ce31" office:value-type="string" calcext:value-type="string">
            <text:p>C4</text:p>
          </table:table-cell>
          <table:table-cell table:style-name="ce43" table:number-columns-repeated="3"/>
          <table:table-cell table:style-name="ce93" office:value-type="float" office:value="0.000052698940866" calcext:value-type="float">
            <text:p>5.270E-05</text:p>
          </table:table-cell>
          <table:table-cell table:style-name="ce43" table:number-columns-repeated="3"/>
          <table:covered-table-cell table:style-name="ce38"/>
          <table:table-cell/>
          <table:table-cell table:style-name="ce106"/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M7]*[.$E$28]+12*[.M7]*[.N7]*[.$C$34]-[.$E$7]*[.$K$24]" office:value-type="float" office:value="2413823.36431252" calcext:value-type="float">
            <text:p>2,413,823.36</text:p>
          </table:table-cell>
          <table:table-cell table:number-columns-repeated="2"/>
        </table:table-row>
        <table:table-row table:style-name="ro1">
          <table:table-cell table:style-name="ce34" table:number-columns-repeated="9"/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table:formula="of:=[.M8]*[.$E$28]+12*[.M8]*[.N8]*[.$C$34]-[.$E$7]*[.$K$24]" office:value-type="float" office:value="4813823.36431252" calcext:value-type="float">
            <text:p>4,813,823.36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 table:number-columns-spanned="1" table:number-rows-spanned="2">
            <text:p>local</text:p>
          </table:table-cell>
          <table:table-cell table:style-name="ce35" office:value-type="string" calcext:value-type="string" table:number-columns-spanned="1" table:number-rows-spanned="2">
            <text:p>households</text:p>
          </table:table-cell>
          <table:table-cell table:style-name="ce36" office:value-type="string" calcext:value-type="string">
            <text:p>demand</text:p>
          </table:table-cell>
          <table:table-cell table:style-name="ce36" office:value-type="string" calcext:value-type="string">
            <text:p>unmet</text:p>
          </table:table-cell>
          <table:table-cell table:style-name="ce36" office:value-type="string" calcext:value-type="string">
            <text:p>capacity</text:p>
          </table:table-cell>
          <table:table-cell office:value-type="string" calcext:value-type="string">
            <text:p>initial vol.</text:p>
          </table:table-cell>
          <table:table-cell table:style-name="ce35" office:value-type="string" calcext:value-type="string" table:number-columns-spanned="1" table:number-rows-spanned="2">
            <text:p>RF</text:p>
          </table:table-cell>
          <table:table-cell table:style-name="ce36" office:value-type="string" calcext:value-type="string">
            <text:p>idle capacity *</text:p>
          </table:table-cell>
          <table:table-cell table:style-name="ce35" office:value-type="string" calcext:value-type="string">
            <text:p>inflo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M9]*[.$E$28]+12*[.M9]*[.N9]*[.$C$34]-[.$E$7]*[.$K$24]" office:value-type="float" office:value="7213823.36431252" calcext:value-type="float">
            <text:p>7,213,823.36</text:p>
          </table:table-cell>
          <table:table-cell table:number-columns-repeated="2"/>
        </table:table-row>
        <table:table-row table:style-name="ro1">
          <table:covered-table-cell table:style-name="ce31"/>
          <table:covered-table-cell table:style-name="ce36"/>
          <table:table-cell table:style-name="ce36" office:value-type="string" calcext:value-type="string">
            <text:p><text:span text:style-name="T1">(m</text:span><text:span text:style-name="T2">3</text:span>)</text:p>
          </table:table-cell>
          <table:table-cell table:style-name="ce36" office:value-type="string" calcext:value-type="string">
            <text:p><text:span text:style-name="T1">(m</text:span><text:span text:style-name="T2">3</text:span>)</text:p>
          </table:table-cell>
          <table:table-cell table:style-name="ce36" office:value-type="string" calcext:value-type="string">
            <text:p><text:span text:style-name="T1">(m</text:span><text:span text:style-name="T2">3</text:span>)</text:p>
          </table:table-cell>
          <table:table-cell office:value-type="string" calcext:value-type="string">
            <text:p><text:span text:style-name="T4">(m</text:span><text:span text:style-name="T5">3</text:span><text:span text:style-name="T4">)</text:span></text:p>
          </table:table-cell>
          <table:covered-table-cell/>
          <table:table-cell table:style-name="ce36" office:value-type="string" calcext:value-type="string">
            <text:p><text:span text:style-name="T1">(m</text:span><text:span text:style-name="T2">3</text:span>)</text:p>
          </table:table-cell>
          <table:table-cell table:style-name="ce36" office:value-type="string" calcext:value-type="string">
            <text:p><text:span text:style-name="T1">(m</text:span><text:span text:style-name="T2">3</text:span>)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M10]*[.$E$28]+12*[.M10]*[.N10]*[.$C$34]-[.$E$7]*[.$K$24]" office:value-type="float" office:value="3620735.36431252" calcext:value-type="float">
            <text:p>3,620,735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A</text:p>
          </table:table-cell>
          <table:table-cell table:style-name="ce60"/>
          <table:table-cell table:style-name="ce64" table:number-columns-repeated="2"/>
          <table:table-cell table:style-name="ce91" office:value-type="float" office:value="2500" calcext:value-type="float">
            <text:p>2,500.000</text:p>
          </table:table-cell>
          <table:table-cell table:style-name="ce91" office:value-type="float" office:value="0" calcext:value-type="float">
            <text:p>0.000</text:p>
          </table:table-cell>
          <table:table-cell table:style-name="ce91" office:value-type="float" office:value="1.13" calcext:value-type="float">
            <text:p>1.130</text:p>
          </table:table-cell>
          <table:table-cell table:formula="of:=(([.E11]-[.F11])-([.I11]-[.I12]))" office:value-type="float" office:value="599.200000000001" calcext:value-type="float">
            <text:p>599.200</text:p>
          </table:table-cell>
          <table:table-cell table:formula="of:=IF([.I26]-[.I12]&lt;[.E11]-[.F11];[.I26];[.I12]+[.E11]-[.F11])" office:value-type="float" office:value="8812.8" calcext:value-type="float">
            <text:p>8,812.800</text:p>
          </table:table-cell>
          <table:table-cell table:style-name="ce33"/>
          <table:table-cell table:style-name="ce42"/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M11]*[.$E$28]+12*[.M11]*[.N11]*[.$C$34]-[.$E$7]*[.$K$24]" office:value-type="float" office:value="7220735.36431252" calcext:value-type="float">
            <text:p>7,220,735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</text:p>
          </table:table-cell>
          <table:table-cell table:style-name="ce60"/>
          <table:table-cell table:style-name="ce64" table:number-columns-repeated="2"/>
          <table:table-cell table:style-name="ce91" office:value-type="float" office:value="500" calcext:value-type="float">
            <text:p>500.000</text:p>
          </table:table-cell>
          <table:table-cell table:style-name="ce91" office:value-type="float" office:value="0" calcext:value-type="float">
            <text:p>0.000</text:p>
          </table:table-cell>
          <table:table-cell table:style-name="ce91" office:value-type="float" office:value="1.13" calcext:value-type="float">
            <text:p>1.130</text:p>
          </table:table-cell>
          <table:table-cell table:formula="of:=([.E12]-[.F12])-([.I12]-[.I13]-[.I14]-[.I15]-[.I16]-[.I17])" office:value-type="float" office:value="500" calcext:value-type="float">
            <text:p>500.000</text:p>
          </table:table-cell>
          <table:table-cell table:formula="of:=[.I31]*[.E3]*[.E2]" office:value-type="float" office:value="6912" calcext:value-type="float">
            <text:p>6,912.000</text:p>
          </table:table-cell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 table:formula="of:=[.M12]*[.$E$28]+12*[.M12]*[.N12]*[.$C$34]-[.$E$7]*[.$K$24]" office:value-type="float" office:value="10820735.3643125" calcext:value-type="float">
            <text:p>10,820,735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</text:p>
          </table:table-cell>
          <table:table-cell table:style-name="ce60"/>
          <table:table-cell table:style-name="ce64" table:number-columns-repeated="2"/>
          <table:table-cell table:style-name="ce91" office:value-type="float" office:value="400" calcext:value-type="float">
            <text:p>400.000</text:p>
          </table:table-cell>
          <table:table-cell table:style-name="ce91" office:value-type="float" office:value="0" calcext:value-type="float">
            <text:p>0.000</text:p>
          </table:table-cell>
          <table:table-cell table:style-name="ce91" office:value-type="float" office:value="1.12" calcext:value-type="float">
            <text:p>1.120</text:p>
          </table:table-cell>
          <table:table-cell table:formula="of:=([.E13]-[.F13])-([.I13]-[.I18]-[.I19])" office:value-type="float" office:value="400" calcext:value-type="float">
            <text:p>400.000</text:p>
          </table:table-cell>
          <table:table-cell table:formula="of:=[.I18]+[.I19]" office:value-type="float" office:value="1456.41077019411" calcext:value-type="float">
            <text:p>1,456.41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M13]*[.$E$28]+12*[.M13]*[.N13]*[.$C$34]-[.$E$7]*[.$K$24]" office:value-type="float" office:value="4827647.36431252" calcext:value-type="float">
            <text:p>4,827,647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</text:p>
          </table:table-cell>
          <table:table-cell table:style-name="ce60"/>
          <table:table-cell table:style-name="ce64" table:number-columns-repeated="2"/>
          <table:table-cell table:style-name="ce91" office:value-type="float" office:value="100" calcext:value-type="float">
            <text:p>100.000</text:p>
          </table:table-cell>
          <table:table-cell table:style-name="ce91" office:value-type="float" office:value="0" calcext:value-type="float">
            <text:p>0.000</text:p>
          </table:table-cell>
          <table:table-cell table:style-name="ce91" office:value-type="float" office:value="1.12" calcext:value-type="float">
            <text:p>1.120</text:p>
          </table:table-cell>
          <table:table-cell table:formula="of:=([.E14]-[.F14])-([.I14]-[.I20])" office:value-type="float" office:value="100" calcext:value-type="float">
            <text:p>100.000</text:p>
          </table:table-cell>
          <table:table-cell table:formula="of:=[.I20]" office:value-type="float" office:value="331.100814026299" calcext:value-type="float">
            <text:p>331.10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M14]*[.$E$28]+12*[.M14]*[.N14]*[.$C$34]-[.$E$7]*[.$K$24]" office:value-type="float" office:value="9627647.36431252" calcext:value-type="float">
            <text:p>9,627,647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</text:p>
          </table:table-cell>
          <table:table-cell table:style-name="ce60"/>
          <table:table-cell table:style-name="ce64" table:number-columns-repeated="2"/>
          <table:table-cell table:style-name="ce91" office:value-type="float" office:value="180" calcext:value-type="float">
            <text:p>180.000</text:p>
          </table:table-cell>
          <table:table-cell table:style-name="ce91" office:value-type="float" office:value="0" calcext:value-type="float">
            <text:p>0.000</text:p>
          </table:table-cell>
          <table:table-cell table:style-name="ce91" office:value-type="float" office:value="1.12" calcext:value-type="float">
            <text:p>1.120</text:p>
          </table:table-cell>
          <table:table-cell table:formula="of:=([.E15]-[.F15])-([.I15]-[.I21])" office:value-type="float" office:value="180" calcext:value-type="float">
            <text:p>180.000</text:p>
          </table:table-cell>
          <table:table-cell table:formula="of:=[.I21]" office:value-type="float" office:value="1109.4402003757" calcext:value-type="float">
            <text:p>1,109.44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M15]*[.$E$28]+12*[.M15]*[.N15]*[.$C$34]-[.$E$7]*[.$K$24]" office:value-type="float" office:value="14427647.3643125" calcext:value-type="float">
            <text:p>14,427,647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</text:p>
          </table:table-cell>
          <table:table-cell table:style-name="ce60"/>
          <table:table-cell table:style-name="ce64" table:number-columns-repeated="2"/>
          <table:table-cell table:style-name="ce91" office:value-type="float" office:value="20" calcext:value-type="float">
            <text:p>20.000</text:p>
          </table:table-cell>
          <table:table-cell table:style-name="ce91" office:value-type="float" office:value="0" calcext:value-type="float">
            <text:p>0.000</text:p>
          </table:table-cell>
          <table:table-cell table:style-name="ce91" office:value-type="float" office:value="1.12" calcext:value-type="float">
            <text:p>1.120</text:p>
          </table:table-cell>
          <table:table-cell table:formula="of:=([.E16]-[.F16])-([.I16]-[.I22])" office:value-type="float" office:value="20" calcext:value-type="float">
            <text:p>20.000</text:p>
          </table:table-cell>
          <table:table-cell table:formula="of:=[.I22]" office:value-type="float" office:value="97.3825923606763" calcext:value-type="float">
            <text:p>97.38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M16]*[.$E$28]+12*[.M16]*[.N16]*[.$C$34]-[.$E$7]*[.$K$24]" office:value-type="float" office:value="6034559.36431252" calcext:value-type="float">
            <text:p>6,034,55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1</text:p>
          </table:table-cell>
          <table:table-cell table:style-name="ce53" office:value-type="float" office:value="5431" calcext:value-type="float">
            <text:p>5,431</text:p>
          </table:table-cell>
          <table:table-cell table:formula="of:=[.B17]*[.$E$5]*[.$E$6]" office:value-type="float" office:value="4236.18" calcext:value-type="float">
            <text:p>4,236.180</text:p>
          </table:table-cell>
          <table:table-cell table:style-name="ce84" table:formula="of:=[.C17]-[.I17]" office:value-type="float" office:value="318.514376956794" calcext:value-type="float">
            <text:p>318.514</text:p>
          </table:table-cell>
          <table:table-cell table:style-name="ce57" table:formula="of:=[.B17]*[.$E$4]" office:value-type="float" office:value="5431" calcext:value-type="float">
            <text:p>5,431.000</text:p>
          </table:table-cell>
          <table:table-cell table:style-name="ce91" office:value-type="float" office:value="0" calcext:value-type="float">
            <text:p>0.000</text:p>
          </table:table-cell>
          <table:table-cell table:style-name="ce91" office:value-type="float" office:value="1" calcext:value-type="float">
            <text:p>1.000</text:p>
          </table:table-cell>
          <table:table-cell table:formula="of:=([.E17]-[.F17])" office:value-type="float" office:value="5431" calcext:value-type="float">
            <text:p>5,431.000</text:p>
          </table:table-cell>
          <table:table-cell table:formula="of:=([.$I$12]/[.$B$24])*[.B17]" office:value-type="float" office:value="3917.66562304321" calcext:value-type="float">
            <text:p>3,917.666</text:p>
          </table:table-cell>
          <table:table-cell table:style-name="ce94" table:number-columns-repeated="2"/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M17]*[.$E$28]+12*[.M17]*[.N17]*[.$C$34]-[.$E$7]*[.$K$24]" office:value-type="float" office:value="12034559.3643125" calcext:value-type="float">
            <text:p>12,034,55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2</text:p>
          </table:table-cell>
          <table:table-cell table:style-name="ce53" office:value-type="float" office:value="1043" calcext:value-type="float">
            <text:p>1,043</text:p>
          </table:table-cell>
          <table:table-cell table:formula="of:=[.B18]*[.$E$5]*[.$E$6]" office:value-type="float" office:value="813.54" calcext:value-type="float">
            <text:p>813.540</text:p>
          </table:table-cell>
          <table:table-cell table:style-name="ce84" table:formula="of:=[.C18]-[.I18]" office:value-type="float" office:value="61.1693049467754" calcext:value-type="float">
            <text:p>61.169</text:p>
          </table:table-cell>
          <table:table-cell table:style-name="ce57" table:formula="of:=[.B18]*[.$E$4]" office:value-type="float" office:value="1043" calcext:value-type="float">
            <text:p>1,043.000</text:p>
          </table:table-cell>
          <table:table-cell table:style-name="ce91" office:value-type="float" office:value="0" calcext:value-type="float">
            <text:p>0.000</text:p>
          </table:table-cell>
          <table:table-cell table:style-name="ce91" office:value-type="float" office:value="1" calcext:value-type="float">
            <text:p>1.000</text:p>
          </table:table-cell>
          <table:table-cell table:formula="of:=([.E18]-[.F18])" office:value-type="float" office:value="1043" calcext:value-type="float">
            <text:p>1,043.000</text:p>
          </table:table-cell>
          <table:table-cell table:formula="of:=([.$I$12]/[.$B$24])*[.B18]" office:value-type="float" office:value="752.370695053225" calcext:value-type="float">
            <text:p>752.371</text:p>
          </table:table-cell>
          <table:table-cell table:style-name="ce94" table:number-columns-repeated="2"/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M18]*[.$E$28]+12*[.M18]*[.N18]*[.$C$34]-[.$E$7]*[.$K$24]" office:value-type="float" office:value="18034559.3643125" calcext:value-type="float">
            <text:p>18,034,55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3</text:p>
          </table:table-cell>
          <table:table-cell table:style-name="ce53" office:value-type="float" office:value="976" calcext:value-type="float">
            <text:p>976</text:p>
          </table:table-cell>
          <table:table-cell table:formula="of:=[.B19]*[.$E$5]*[.$E$6]" office:value-type="float" office:value="761.28" calcext:value-type="float">
            <text:p>761.280</text:p>
          </table:table-cell>
          <table:table-cell table:style-name="ce84" table:formula="of:=[.C19]-[.I19]" office:value-type="float" office:value="57.2399248591109" calcext:value-type="float">
            <text:p>57.240</text:p>
          </table:table-cell>
          <table:table-cell table:style-name="ce57" table:formula="of:=[.B19]*[.$E$4]" office:value-type="float" office:value="976" calcext:value-type="float">
            <text:p>976.000</text:p>
          </table:table-cell>
          <table:table-cell table:style-name="ce91" office:value-type="float" office:value="0" calcext:value-type="float">
            <text:p>0.000</text:p>
          </table:table-cell>
          <table:table-cell table:style-name="ce91" office:value-type="float" office:value="1" calcext:value-type="float">
            <text:p>1.000</text:p>
          </table:table-cell>
          <table:table-cell table:formula="of:=([.E19]-[.F19])" office:value-type="float" office:value="976" calcext:value-type="float">
            <text:p>976.000</text:p>
          </table:table-cell>
          <table:table-cell table:formula="of:=([.$I$12]/[.$B$24])*[.B19]" office:value-type="float" office:value="704.040075140889" calcext:value-type="float">
            <text:p>704.040</text:p>
          </table:table-cell>
          <table:table-cell table:style-name="ce94" table:number-columns-repeated="2"/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M19]*[.$E$28]+12*[.M19]*[.N19]*[.$C$34]-[.$E$7]*[.$K$24]" office:value-type="float" office:value="7241471.36431252" calcext:value-type="float">
            <text:p>7,241,471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4</text:p>
          </table:table-cell>
          <table:table-cell table:style-name="ce53" office:value-type="float" office:value="459" calcext:value-type="float">
            <text:p>459</text:p>
          </table:table-cell>
          <table:table-cell table:formula="of:=[.B20]*[.$E$5]*[.$E$6]" office:value-type="float" office:value="358.02" calcext:value-type="float">
            <text:p>358.020</text:p>
          </table:table-cell>
          <table:table-cell table:style-name="ce84" table:formula="of:=[.C20]-[.I20]" office:value-type="float" office:value="26.9191859737007" calcext:value-type="float">
            <text:p>26.919</text:p>
          </table:table-cell>
          <table:table-cell table:style-name="ce57" table:formula="of:=[.B20]*[.$E$4]" office:value-type="float" office:value="459" calcext:value-type="float">
            <text:p>459.000</text:p>
          </table:table-cell>
          <table:table-cell table:style-name="ce91" office:value-type="float" office:value="0" calcext:value-type="float">
            <text:p>0.000</text:p>
          </table:table-cell>
          <table:table-cell table:style-name="ce91" office:value-type="float" office:value="1" calcext:value-type="float">
            <text:p>1.000</text:p>
          </table:table-cell>
          <table:table-cell table:formula="of:=([.E20]-[.F20])" office:value-type="float" office:value="459" calcext:value-type="float">
            <text:p>459.000</text:p>
          </table:table-cell>
          <table:table-cell table:formula="of:=([.$I$12]/[.$B$24])*[.B20]" office:value-type="float" office:value="331.100814026299" calcext:value-type="float">
            <text:p>331.101</text:p>
          </table:table-cell>
          <table:table-cell table:style-name="ce94" table:number-columns-repeated="2"/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M20]*[.$E$28]+12*[.M20]*[.N20]*[.$C$34]-[.$E$7]*[.$K$24]" office:value-type="float" office:value="14441471.3643125" calcext:value-type="float">
            <text:p>14,441,471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5</text:p>
          </table:table-cell>
          <table:table-cell table:style-name="ce53" office:value-type="float" office:value="1538" calcext:value-type="float">
            <text:p>1,538</text:p>
          </table:table-cell>
          <table:table-cell table:formula="of:=[.B21]*[.$E$5]*[.$E$6]" office:value-type="float" office:value="1199.64" calcext:value-type="float">
            <text:p>1,199.640</text:p>
          </table:table-cell>
          <table:table-cell table:style-name="ce84" table:formula="of:=[.C21]-[.I21]" office:value-type="float" office:value="90.1997996242958" calcext:value-type="float">
            <text:p>90.200</text:p>
          </table:table-cell>
          <table:table-cell table:style-name="ce57" table:formula="of:=[.B21]*[.$E$4]" office:value-type="float" office:value="1538" calcext:value-type="float">
            <text:p>1,538.000</text:p>
          </table:table-cell>
          <table:table-cell table:style-name="ce91" office:value-type="float" office:value="0" calcext:value-type="float">
            <text:p>0.000</text:p>
          </table:table-cell>
          <table:table-cell table:style-name="ce91" office:value-type="float" office:value="1" calcext:value-type="float">
            <text:p>1.000</text:p>
          </table:table-cell>
          <table:table-cell table:formula="of:=([.E21]-[.F21])" office:value-type="float" office:value="1538" calcext:value-type="float">
            <text:p>1,538.000</text:p>
          </table:table-cell>
          <table:table-cell table:formula="of:=([.$I$12]/[.$B$24])*[.B21]" office:value-type="float" office:value="1109.4402003757" calcext:value-type="float">
            <text:p>1,109.440</text:p>
          </table:table-cell>
          <table:table-cell table:style-name="ce94" table:number-columns-repeated="2"/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M21]*[.$E$28]+12*[.M21]*[.N21]*[.$C$34]-[.$E$7]*[.$K$24]" office:value-type="float" office:value="21641471.3643125" calcext:value-type="float">
            <text:p>21,641,471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6</text:p>
          </table:table-cell>
          <table:table-cell table:style-name="ce53" office:value-type="float" office:value="135" calcext:value-type="float">
            <text:p>135</text:p>
          </table:table-cell>
          <table:table-cell table:formula="of:=[.B22]*[.$E$5]*[.$E$6]" office:value-type="float" office:value="105.3" calcext:value-type="float">
            <text:p>105.300</text:p>
          </table:table-cell>
          <table:table-cell table:style-name="ce84" table:formula="of:=[.C22]-[.I22]" office:value-type="float" office:value="7.91740763932373" calcext:value-type="float">
            <text:p>7.917</text:p>
          </table:table-cell>
          <table:table-cell table:style-name="ce57" table:formula="of:=[.B22]*[.$E$4]" office:value-type="float" office:value="135" calcext:value-type="float">
            <text:p>135.000</text:p>
          </table:table-cell>
          <table:table-cell table:style-name="ce91" office:value-type="float" office:value="0" calcext:value-type="float">
            <text:p>0.000</text:p>
          </table:table-cell>
          <table:table-cell table:style-name="ce91" office:value-type="float" office:value="1" calcext:value-type="float">
            <text:p>1.000</text:p>
          </table:table-cell>
          <table:table-cell table:formula="of:=([.E22]-[.F22])" office:value-type="float" office:value="135" calcext:value-type="float">
            <text:p>135.000</text:p>
          </table:table-cell>
          <table:table-cell table:formula="of:=([.$I$12]/[.$B$24])*[.B22]" office:value-type="float" office:value="97.3825923606763" calcext:value-type="float">
            <text:p>97.383</text:p>
          </table:table-cell>
          <table:table-cell table:style-name="ce94" table:number-columns-repeated="2"/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M22]*[.$E$28]+12*[.M22]*[.N22]*[.$C$34]-[.$E$7]*[.$K$24]" office:value-type="float" office:value="8448383.36431252" calcext:value-type="float">
            <text:p>8,448,383.36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55"/>
          <table:table-cell table:style-name="ce70" table:number-columns-repeated="2"/>
          <table:table-cell/>
          <table:table-cell table:style-name="ce38" table:number-columns-repeated="4"/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M23]*[.$E$28]+12*[.M23]*[.N23]*[.$C$34]-[.$E$7]*[.$K$24]" office:value-type="float" office:value="16848383.3643125" calcext:value-type="float">
            <text:p>16,848,383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style-name="ce57" table:formula="of:=SUM([.B17:.B22])" office:value-type="float" office:value="9582" calcext:value-type="float">
            <text:p>9,582.000</text:p>
          </table:table-cell>
          <table:table-cell table:formula="of:=SUM([.C17:.C22])" office:value-type="float" office:value="7473.96" calcext:value-type="float">
            <text:p>7,473.960</text:p>
          </table:table-cell>
          <table:table-cell table:style-name="ce84" table:formula="of:=SUM([.D17:.D22])" office:value-type="float" office:value="561.960000000001" calcext:value-type="float">
            <text:p>561.960</text:p>
          </table:table-cell>
          <table:table-cell/>
          <table:table-cell office:value-type="string" calcext:value-type="string" table:number-columns-spanned="2" table:number-rows-spanned="1">
            <text:p>weighted sum</text:p>
          </table:table-cell>
          <table:covered-table-cell/>
          <table:table-cell table:style-name="ce96" table:formula="of:=([.H11])^[.G11]+([.H12])^[.G12]+([.H13])^[.G13]+([.H14])^[.G14]+([.H15])^[.G15]+([.H16])^[.G16]+([.H17])^[.G17]+([.H18])^[.G18]+([.H19])^[.G19]+([.H20])^[.G20]+([.H21])^[.G21]+([.H22])^[.G22]" office:value-type="float" office:value="13438.7429179676" calcext:value-type="float">
            <text:p>13,438.743</text:p>
          </table:table-cell>
          <table:table-cell table:style-name="ce35" office:value-type="string" calcext:value-type="string">
            <text:p>weir outflow</text:p>
          </table:table-cell>
          <table:table-cell/>
          <table:table-cell table:style-name="ce88" table:formula="of:=([.H12])^[.G12]+([.H13])^[.G13]+([.H14])^[.G14]+([.H15])^[.G15]+([.H16])^[.G16]+([.H17])^[.G17]+([.H18])^[.G18]+([.H19])^[.G19]+([.H20])^[.G20]+([.H21])^[.G21]+([.H22])^[.G22]" office:value-type="float" office:value="12062.6234486045" calcext:value-type="float">
            <text:p>12,062.6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M24]*[.$E$28]+12*[.M24]*[.N24]*[.$C$34]-[.$E$7]*[.$K$24]" office:value-type="float" office:value="25248383.3643125" calcext:value-type="float">
            <text:p>25,248,383.36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38" table:number-columns-repeated="2"/>
          <table:table-cell table:number-columns-repeated="2"/>
          <table:table-cell table:style-name="ce38" table:number-columns-repeated="3"/>
          <table:table-cell table:style-name="ce73" office:value-type="string" calcext:value-type="string">
            <text:p><text:span text:style-name="T1">(m</text:span><text:span text:style-name="T2">3</text:span>)</text:p>
          </table:table-cell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weir</text:p>
          </table:table-cell>
          <table:table-cell table:style-name="ce34" table:number-columns-repeated="7"/>
          <table:table-cell table:style-name="ce104" table:formula="of:=[.I30]*[.E3]" office:value-type="float" office:value="8812.8" calcext:value-type="float">
            <text:p>8,812.800</text:p>
          </table:table-cell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style-name="ce34"/>
          <table:table-cell table:style-name="ce38" table:number-columns-repeated="2"/>
          <table:table-cell table:number-columns-repeated="2"/>
          <table:table-cell table:style-name="ce38" table:number-columns-repeated="2"/>
          <table:table-cell table:style-name="ce34"/>
          <table:table-cell table:style-name="ce38"/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style-name="ce34"/>
          <table:table-cell table:style-name="ce36" office:value-type="string" calcext:value-type="string" table:number-columns-spanned="3" table:number-rows-spanned="1">
            <text:p>total volume distributed to zones </text:p>
          </table:table-cell>
          <table:covered-table-cell table:number-columns-repeated="2" table:style-name="ce43"/>
          <table:table-cell table:style-name="ce96" table:formula="of:=SUM([.I17:.I22])" office:value-type="float" office:value="6912" calcext:value-type="float">
            <text:p>6,912.000</text:p>
          </table:table-cell>
          <table:table-cell table:style-name="ce35" office:value-type="string" calcext:value-type="string" table:number-columns-spanned="2" table:number-rows-spanned="2">
            <text:p>local</text:p>
          </table:table-cell>
          <table:covered-table-cell table:style-name="ce35"/>
          <table:table-cell table:style-name="ce72" office:value-type="string" calcext:value-type="string">
            <text:p>average</text:p>
          </table:table-cell>
          <table:table-cell table:style-name="ce35" office:value-type="string" calcext:value-type="string">
            <text:p>inflow rate</text:p>
          </table:table-cell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style-name="ce38"/>
          <table:table-cell table:style-name="ce37"/>
          <table:table-cell table:style-name="ce38"/>
          <table:table-cell/>
          <table:table-cell table:style-name="ce89"/>
          <table:covered-table-cell table:number-columns-repeated="2" table:style-name="ce43"/>
          <table:table-cell table:style-name="ce72" office:value-type="string" calcext:value-type="string">
            <text:p>volume </text:p>
          </table:table-cell>
          <table:table-cell table:style-name="ce36" office:value-type="string" calcext:value-type="string">
            <text:p><text:span text:style-name="T6"> (m</text:span><text:span text:style-name="T7">3</text:span> / hour)</text:p>
          </table:table-cell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style-name="ce38"/>
          <table:table-cell table:style-name="ce36" office:value-type="string" calcext:value-type="string" table:number-columns-spanned="3" table:number-rows-spanned="1">
            <text:p>fitness (optimal value)</text:p>
          </table:table-cell>
          <table:covered-table-cell table:style-name="ce37" office:value-type="string" calcext:value-type="string">
            <text:p>função objetivo (valor ótimo)</text:p>
          </table:covered-table-cell>
          <table:covered-table-cell/>
          <table:table-cell table:style-name="ce99" table:formula="of:=10*[.E28]-[.E7]*([.H24])" office:value-type="float" office:value="69119.2917924817" calcext:value-type="float">
            <text:p>69,119.292</text:p>
          </table:table-cell>
          <table:table-cell office:value-type="string" calcext:value-type="string" table:number-columns-spanned="2" table:number-rows-spanned="1">
            <text:p>WTP</text:p>
          </table:table-cell>
          <table:covered-table-cell/>
          <table:table-cell table:style-name="ce36" office:value-type="string" calcext:value-type="string">
            <text:p>received per</text:p>
          </table:table-cell>
          <table:table-cell table:style-name="ce91" table:formula="of:=367.2" office:value-type="float" office:value="367.2" calcext:value-type="float">
            <text:p>367.200</text:p>
          </table:table-cell>
          <table:table-cell table:number-columns-repeated="5"/>
          <table:table-cell table:style-name="Default" table:formula="of:=(100+200+300)*0.001" office:value-type="float" office:value="0.6" calcext:value-type="float">
            <text:p>0,6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38" table:number-columns-repeated="2"/>
          <table:table-cell table:number-columns-repeated="2"/>
          <table:table-cell office:value-type="string" calcext:value-type="string" table:number-columns-spanned="2" table:number-rows-spanned="1">
            <text:p>R1</text:p>
          </table:table-cell>
          <table:covered-table-cell/>
          <table:table-cell table:style-name="ce35" office:value-type="string" calcext:value-type="string">
            <text:p>inhabitant</text:p>
          </table:table-cell>
          <table:table-cell table:style-name="ce91" office:value-type="float" office:value="288" calcext:value-type="float">
            <text:p>288.000</text:p>
          </table:table-cell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style-name="ce37"/>
          <table:table-cell table:style-name="ce58" office:value-type="string" calcext:value-type="string" table:number-columns-spanned="2" table:number-rows-spanned="1">
            <text:p>relevance factors:</text:p>
          </table:table-cell>
          <table:covered-table-cell table:style-name="ce80"/>
          <table:table-cell table:number-columns-repeated="2"/>
          <table:table-cell office:value-type="string" calcext:value-type="string" table:number-columns-spanned="2" table:number-rows-spanned="1">
            <text:p>R2</text:p>
          </table:table-cell>
          <table:covered-table-cell/>
          <table:table-cell table:style-name="ce36" office:value-type="string" calcext:value-type="string">
            <text:p><text:span text:style-name="T1">(m</text:span><text:span text:style-name="T2">3</text:span> / day)</text:p>
          </table:table-cell>
          <table:table-cell table:formula="of:=[.I13]/([.$E$3]*[.$E$2])" office:value-type="float" office:value="60.6837820914214" calcext:value-type="float">
            <text:p>60.684</text:p>
          </table:table-cell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style-name="ce37"/>
          <table:table-cell table:style-name="ce59" office:value-type="string" calcext:value-type="string">
            <text:p>C1</text:p>
          </table:table-cell>
          <table:table-cell table:style-name="ce77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 table:number-columns-spanned="2" table:number-rows-spanned="1">
            <text:p>R3</text:p>
          </table:table-cell>
          <table:covered-table-cell/>
          <table:table-cell table:style-name="ce37"/>
          <table:table-cell table:formula="of:=[.I14]/([.$E$3]*[.$E$2])" office:value-type="float" office:value="13.7958672510958" calcext:value-type="float">
            <text:p>13.796</text:p>
          </table:table-cell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style-name="ce37"/>
          <table:table-cell table:style-name="ce59" office:value-type="string" calcext:value-type="string">
            <text:p>C2</text:p>
          </table:table-cell>
          <table:table-cell table:style-name="ce81" office:value-type="float" office:value="100000" calcext:value-type="float">
            <text:p>100,000</text:p>
          </table:table-cell>
          <table:table-cell table:style-name="ce86" table:number-columns-repeated="2"/>
          <table:table-cell office:value-type="string" calcext:value-type="string" table:number-columns-spanned="2" table:number-rows-spanned="1">
            <text:p>R4</text:p>
          </table:table-cell>
          <table:covered-table-cell/>
          <table:table-cell table:style-name="ce37"/>
          <table:table-cell table:formula="of:=[.I15]/([.$E$3]*[.$E$2])" office:value-type="float" office:value="46.2266750156543" calcext:value-type="float">
            <text:p>46.227</text:p>
          </table:table-cell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style-name="ce37"/>
          <table:table-cell table:style-name="ce59" office:value-type="string" calcext:value-type="string">
            <text:p>C3</text:p>
          </table:table-cell>
          <table:table-cell table:style-name="ce82" office:value-type="string" calcext:value-type="string">
            <text:p>(1)</text:p>
          </table:table-cell>
          <table:table-cell table:number-columns-repeated="2"/>
          <table:table-cell office:value-type="string" calcext:value-type="string" table:number-columns-spanned="2" table:number-rows-spanned="1">
            <text:p>R5</text:p>
          </table:table-cell>
          <table:covered-table-cell/>
          <table:table-cell table:style-name="ce37"/>
          <table:table-cell table:formula="of:=[.I16]/([.$E$3]*[.$E$2])" office:value-type="float" office:value="4.05760801502818" calcext:value-type="float">
            <text:p>4.058</text:p>
          </table:table-cell>
          <table:table-cell table:number-columns-repeated="2"/>
          <table:table-cell table:style-name="ce75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37"/>
          <table:table-cell table:style-name="ce38" table:number-columns-repeated="2"/>
          <table:table-cell table:number-columns-repeated="2"/>
          <table:table-cell office:value-type="string" calcext:value-type="string" table:number-columns-spanned="2" table:number-rows-spanned="1">
            <text:p>Z1</text:p>
          </table:table-cell>
          <table:covered-table-cell/>
          <table:table-cell table:style-name="ce57" table:formula="of:=[.I17]/([.B17]*[.$E$6])" office:value-type="float" office:value="0.184962188719233" calcext:value-type="float">
            <text:p>0.185</text:p>
          </table:table-cell>
          <table:table-cell table:formula="of:=[.I17]/([.$E$3]*[.$E$2])" office:value-type="float" office:value="163.2360676268" calcext:value-type="float">
            <text:p>163.236</text:p>
          </table:table-cell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style-name="ce37"/>
          <table:table-cell table:style-name="ce63" office:value-type="string" calcext:value-type="string" table:number-columns-spanned="3" table:number-rows-spanned="1">
            <text:p>* at the end of the day</text:p>
          </table:table-cell>
          <table:covered-table-cell table:number-columns-repeated="2" table:style-name="ce66"/>
          <table:table-cell/>
          <table:table-cell office:value-type="string" calcext:value-type="string" table:number-columns-spanned="2" table:number-rows-spanned="1">
            <text:p>Z2</text:p>
          </table:table-cell>
          <table:covered-table-cell/>
          <table:table-cell table:style-name="ce57" table:formula="of:=[.I18]/([.B18]*[.$E$6])" office:value-type="float" office:value="0.184962188719233" calcext:value-type="float">
            <text:p>0.185</text:p>
          </table:table-cell>
          <table:table-cell table:formula="of:=[.I18]/([.$E$3]*[.$E$2])" office:value-type="float" office:value="31.348778960551" calcext:value-type="float">
            <text:p>31.349</text:p>
          </table:table-cell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style-name="ce37"/>
          <table:table-cell table:style-name="ce63" table:number-columns-spanned="3" table:number-rows-spanned="1"/>
          <table:covered-table-cell table:number-columns-repeated="2" table:style-name="ce66"/>
          <table:table-cell/>
          <table:table-cell office:value-type="string" calcext:value-type="string" table:number-columns-spanned="2" table:number-rows-spanned="1">
            <text:p>Z3</text:p>
          </table:table-cell>
          <table:covered-table-cell/>
          <table:table-cell table:style-name="ce57" table:formula="of:=[.I19]/([.B19]*[.$E$6])" office:value-type="float" office:value="0.184962188719233" calcext:value-type="float">
            <text:p>0.185</text:p>
          </table:table-cell>
          <table:table-cell table:formula="of:=[.I19]/([.$E$3]*[.$E$2])" office:value-type="float" office:value="29.3350031308704" calcext:value-type="float">
            <text:p>29.335</text:p>
          </table:table-cell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style-name="ce37"/>
          <table:table-cell table:style-name="ce63" table:number-columns-spanned="3" table:number-rows-spanned="1"/>
          <table:covered-table-cell table:number-columns-repeated="2" table:style-name="ce66"/>
          <table:table-cell/>
          <table:table-cell office:value-type="string" calcext:value-type="string" table:number-columns-spanned="2" table:number-rows-spanned="1">
            <text:p>Z4</text:p>
          </table:table-cell>
          <table:covered-table-cell/>
          <table:table-cell table:style-name="ce57" table:formula="of:=[.I20]/([.B20]*[.$E$6])" office:value-type="float" office:value="0.184962188719233" calcext:value-type="float">
            <text:p>0.185</text:p>
          </table:table-cell>
          <table:table-cell table:formula="of:=[.I20]/([.$E$3]*[.$E$2])" office:value-type="float" office:value="13.7958672510958" calcext:value-type="float">
            <text:p>13.796</text:p>
          </table:table-cell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style-name="ce37"/>
          <table:table-cell table:style-name="ce63" table:number-columns-spanned="3" table:number-rows-spanned="1"/>
          <table:covered-table-cell table:number-columns-repeated="2" table:style-name="ce66"/>
          <table:table-cell/>
          <table:table-cell office:value-type="string" calcext:value-type="string" table:number-columns-spanned="2" table:number-rows-spanned="1">
            <text:p>Z5</text:p>
          </table:table-cell>
          <table:covered-table-cell/>
          <table:table-cell table:style-name="ce57" table:formula="of:=[.I21]/([.B21]*[.$E$6])" office:value-type="float" office:value="0.184962188719233" calcext:value-type="float">
            <text:p>0.185</text:p>
          </table:table-cell>
          <table:table-cell table:formula="of:=[.I21]/([.$E$3]*[.$E$2])" office:value-type="float" office:value="46.2266750156543" calcext:value-type="float">
            <text:p>46.227</text:p>
          </table:table-cell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style-name="ce37"/>
          <table:table-cell table:style-name="ce38" table:number-columns-repeated="2"/>
          <table:table-cell table:number-columns-repeated="2"/>
          <table:table-cell office:value-type="string" calcext:value-type="string" table:number-columns-spanned="2" table:number-rows-spanned="1">
            <text:p>Z6</text:p>
          </table:table-cell>
          <table:covered-table-cell/>
          <table:table-cell table:style-name="ce57" table:formula="of:=[.I22]/([.B22]*[.$E$6])" office:value-type="float" office:value="0.184962188719233" calcext:value-type="float">
            <text:p>0.185</text:p>
          </table:table-cell>
          <table:table-cell table:formula="of:=[.I22]/([.$E$3]*[.$E$2])" office:value-type="float" office:value="4.05760801502818" calcext:value-type="float">
            <text:p>4.058</text:p>
          </table:table-cell>
          <table:table-cell table:number-columns-repeated="5"/>
          <table:table-cell table:style-name="Default"/>
          <table:table-cell table:number-columns-repeated="2"/>
        </table:table-row>
      </table:table>
      <table:table table:name="evaluations_Case07" table:style-name="ta1">
        <table:table-column table:style-name="co1" table:default-cell-style-name="ce13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3"/>
        <table:table-column table:style-name="co35" table:default-cell-style-name="ce51"/>
        <table:table-column table:style-name="co36" table:default-cell-style-name="ce13"/>
        <table:table-column table:style-name="co25" table:default-cell-style-name="ce51"/>
        <table:table-column table:style-name="co23" table:default-cell-style-name="ce10"/>
        <table:table-column table:style-name="co37" table:default-cell-style-name="ce51"/>
        <table:table-column table:style-name="co38" table:default-cell-style-name="Default"/>
        <table:table-column table:style-name="co10" table:default-cell-style-name="Default"/>
        <table:table-row table:style-name="ro1">
          <table:table-cell table:style-name="ce10" office:value-type="string" calcext:value-type="string" table:number-columns-spanned="3" table:number-rows-spanned="1">
            <text:p>dias </text:p>
          </table:table-cell>
          <table:covered-table-cell table:number-columns-repeated="2" table:style-name="ce10"/>
          <table:table-cell table:style-name="ce10"/>
          <table:table-cell table:style-name="ce56" office:value-type="float" office:value="1" calcext:value-type="float">
            <text:p>1</text:p>
          </table:table-cell>
          <table:table-cell table:style-name="ce10" office:value-type="string" calcext:value-type="string">
            <text:p>dia</text:p>
          </table:table-cell>
          <table:table-cell table:style-name="ce10"/>
          <table:table-cell table:style-name="ce11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3" table:number-rows-spanned="1">
            <text:p>turnos</text:p>
          </table:table-cell>
          <table:covered-table-cell table:number-columns-repeated="2" table:style-name="ce10"/>
          <table:table-cell table:style-name="ce10"/>
          <table:table-cell table:style-name="ce56" office:value-type="float" office:value="2" calcext:value-type="float">
            <text:p>2</text:p>
          </table:table-cell>
          <table:table-cell table:style-name="ce10" office:value-type="string" calcext:value-type="string">
            <text:p>turnos</text:p>
          </table:table-cell>
          <table:table-cell table:style-name="ce10"/>
          <table:table-cell table:style-name="ce11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3" table:number-rows-spanned="1">
            <text:p>tempo por turno</text:p>
          </table:table-cell>
          <table:covered-table-cell table:number-columns-repeated="2" table:style-name="ce10"/>
          <table:table-cell table:style-name="ce10"/>
          <table:table-cell table:style-name="ce56" office:value-type="float" office:value="8" calcext:value-type="float">
            <text:p>8</text:p>
          </table:table-cell>
          <table:table-cell table:style-name="ce10" office:value-type="string" calcext:value-type="string">
            <text:p>(horas)</text:p>
          </table:table-cell>
          <table:table-cell table:style-name="ce10" table:number-columns-repeated="2"/>
          <table:table-cell/>
          <table:table-cell table:style-name="ce10" table:number-columns-repeated="2"/>
          <table:table-cell/>
        </table:table-row>
        <table:table-row table:style-name="ro1">
          <table:table-cell table:style-name="ce10" office:value-type="string" calcext:value-type="string" table:number-columns-spanned="4" table:number-rows-spanned="1">
            <text:p>capacidade média dos reservatórios dos setores</text:p>
          </table:table-cell>
          <table:covered-table-cell table:number-columns-repeated="3" table:style-name="ce10"/>
          <table:table-cell table:style-name="ce56" office:value-type="float" office:value="1000" calcext:value-type="float">
            <text:p>1000</text:p>
          </table:table-cell>
          <table:table-cell table:style-name="ce10" office:value-type="string" calcext:value-type="string">
            <text:p>(litros)</text:p>
          </table:table-cell>
          <table:table-cell table:style-name="ce10" table:number-columns-repeated="2"/>
          <table:table-cell/>
          <table:table-cell table:style-name="ce10" table:number-columns-repeated="2"/>
          <table:table-cell/>
        </table:table-row>
        <table:table-row table:style-name="ro1">
          <table:table-cell table:style-name="ce10" office:value-type="string" calcext:value-type="string" table:number-columns-spanned="3" table:number-rows-spanned="1">
            <text:p>consumo médio por habitante</text:p>
          </table:table-cell>
          <table:covered-table-cell table:number-columns-repeated="2" table:style-name="ce10"/>
          <table:table-cell table:style-name="ce10"/>
          <table:table-cell table:style-name="ce56" office:value-type="float" office:value="200" calcext:value-type="float">
            <text:p>200</text:p>
          </table:table-cell>
          <table:table-cell table:style-name="ce10" office:value-type="string" calcext:value-type="string">
            <text:p>(litros / dia)</text:p>
          </table:table-cell>
          <table:table-cell table:style-name="ce10" table:number-columns-repeated="2"/>
          <table:table-cell/>
          <table:table-cell table:style-name="ce10" table:number-columns-repeated="2"/>
          <table:table-cell/>
        </table:table-row>
        <table:table-row table:style-name="ro1">
          <table:table-cell table:style-name="ce10" office:value-type="string" calcext:value-type="string" table:number-columns-spanned="3" table:number-rows-spanned="1">
            <text:p>coeficiente habitacional</text:p>
          </table:table-cell>
          <table:covered-table-cell table:number-columns-repeated="2" table:style-name="ce10"/>
          <table:table-cell table:style-name="ce10"/>
          <table:table-cell table:style-name="ce56" office:value-type="float" office:value="3.9" calcext:value-type="float">
            <text:p>3,9</text:p>
          </table:table-cell>
          <table:table-cell table:style-name="ce10" office:value-type="string" calcext:value-type="string">
            <text:p>(habitantes / domicílio)</text:p>
          </table:table-cell>
          <table:table-cell table:style-name="ce10" table:number-columns-repeated="2"/>
          <table:table-cell/>
          <table:table-cell table:style-name="ce10" table:number-columns-repeated="2"/>
          <table:table-cell/>
        </table:table-row>
        <table:table-row table:style-name="ro1">
          <table:table-cell table:style-name="ce10" office:value-type="string" calcext:value-type="string">
            <text:p>fator de irrelevância</text:p>
          </table:table-cell>
          <table:table-cell table:number-columns-repeated="3"/>
          <table:table-cell table:style-name="ce56" office:value-type="float" office:value="0.05" calcext:value-type="float">
            <text:p>0,05</text:p>
          </table:table-cell>
          <table:table-cell table:style-name="ce11" table:number-columns-repeated="6"/>
          <table:table-cell/>
        </table:table-row>
        <table:table-row table:style-name="ro1">
          <table:table-cell table:style-name="ce10" table:number-columns-repeated="5"/>
          <table:table-cell table:style-name="ce13" office:value-type="string" calcext:value-type="string">
            <text:p>Caso 07</text:p>
          </table:table-cell>
          <table:table-cell/>
          <table:table-cell table:style-name="ce13" office:value-type="string" calcext:value-type="string">
            <text:p>Caso 04</text:p>
          </table:table-cell>
          <table:table-cell table:style-name="ce13"/>
          <table:table-cell table:style-name="ce13" office:value-type="string" calcext:value-type="string">
            <text:p>Caso 01, 02 e 03</text:p>
          </table:table-cell>
          <table:table-cell table:style-name="ce13"/>
          <table:table-cell/>
        </table:table-row>
        <table:table-row table:style-name="ro1">
          <table:table-cell table:style-name="ce10" table:number-columns-repeated="8"/>
          <table:table-cell/>
          <table:table-cell table:style-name="ce10" table:number-columns-repeated="2"/>
          <table:table-cell/>
        </table:table-row>
        <table:table-row table:style-name="ro1">
          <table:table-cell table:style-name="ce12" office:value-type="string" calcext:value-type="string" table:number-columns-spanned="1" table:number-rows-spanned="2">
            <text:p>Locais</text:p>
          </table:table-cell>
          <table:table-cell table:style-name="ce12" office:value-type="string" calcext:value-type="string" table:number-columns-spanned="1" table:number-rows-spanned="2">
            <text:p>domicílios</text:p>
          </table:table-cell>
          <table:table-cell table:style-name="ce13" office:value-type="string" calcext:value-type="string">
            <text:p>demanda</text:p>
          </table:table-cell>
          <table:table-cell table:style-name="ce13" office:value-type="string" calcext:value-type="string">
            <text:p>capacidade</text:p>
          </table:table-cell>
          <table:table-cell office:value-type="string" calcext:value-type="string">
            <text:p>vol. inicial</text:p>
          </table:table-cell>
          <table:table-cell table:style-name="ce12" office:value-type="string" calcext:value-type="string">
            <text:p>Volume de distribuição</text:p>
          </table:table-cell>
          <table:table-cell office:value-type="string" calcext:value-type="string">
            <text:p>cap. ociosa</text:p>
          </table:table-cell>
          <table:table-cell table:style-name="ce12" office:value-type="string" calcext:value-type="string">
            <text:p>Volume de distribuição</text:p>
          </table:table-cell>
          <table:table-cell table:style-name="ce13" office:value-type="string" calcext:value-type="string">
            <text:p>cap. ociosa</text:p>
          </table:table-cell>
          <table:table-cell table:style-name="ce12" office:value-type="string" calcext:value-type="string">
            <text:p>Volume de distribuição</text:p>
          </table:table-cell>
          <table:table-cell table:style-name="ce13" office:value-type="string" calcext:value-type="string">
            <text:p>cap. ociosa</text:p>
          </table:table-cell>
          <table:table-cell/>
        </table:table-row>
        <table:table-row table:style-name="ro1">
          <table:covered-table-cell table:style-name="ce10"/>
          <table:covered-table-cell table:style-name="ce13"/>
          <table:table-cell table:number-columns-repeated="2" table:style-name="ce13" office:value-type="string" calcext:value-type="string">
            <text:p>(litros)</text:p>
          </table:table-cell>
          <table:table-cell office:value-type="string" calcext:value-type="string">
            <text:p>(litros)</text:p>
          </table:table-cell>
          <table:table-cell table:style-name="ce13" office:value-type="string" calcext:value-type="string">
            <text:p><text:s/>(litros / turno)</text:p>
          </table:table-cell>
          <table:table-cell office:value-type="string" calcext:value-type="string">
            <text:p>(litros)</text:p>
          </table:table-cell>
          <table:table-cell table:style-name="ce13" office:value-type="string" calcext:value-type="string">
            <text:p><text:s/>(litros / turno)</text:p>
          </table:table-cell>
          <table:table-cell table:style-name="ce13" office:value-type="string" calcext:value-type="string">
            <text:p>(litros)</text:p>
          </table:table-cell>
          <table:table-cell table:style-name="ce13" office:value-type="string" calcext:value-type="string">
            <text:p><text:s/>(litros / turno)</text:p>
          </table:table-cell>
          <table:table-cell table:style-name="ce13" office:value-type="string" calcext:value-type="string">
            <text:p>(litros)</text:p>
          </table:table-cell>
          <table:table-cell/>
        </table:table-row>
        <table:table-row table:style-name="ro1">
          <table:table-cell office:value-type="string" calcext:value-type="string">
            <text:p>ETA</text:p>
          </table:table-cell>
          <table:table-cell table:style-name="ce44"/>
          <table:table-cell table:style-name="ce48"/>
          <table:table-cell table:style-name="ce61" office:value-type="float" office:value="2500000" calcext:value-type="float">
            <text:p>2.500.000,00</text:p>
          </table:table-cell>
          <table:table-cell table:style-name="ce61" office:value-type="float" office:value="0" calcext:value-type="float">
            <text:p>0,00</text:p>
          </table:table-cell>
          <table:table-cell table:formula="of:=IF([.F29]-[.F13]&lt;[.$D12]-[.$E12];[.F29];[.F13]+[.$D12]-[.$E12])" office:value-type="float" office:value="5875200" calcext:value-type="float">
            <text:p>5.875.200,00</text:p>
          </table:table-cell>
          <table:table-cell table:style-name="ce51" table:formula="of:=([.$D12]-[.$E12])-([.F12]-[.F13])" office:value-type="float" office:value="1232800" calcext:value-type="float">
            <text:p>1.232.800,00</text:p>
          </table:table-cell>
          <table:table-cell table:formula="of:=IF([.H29]-[.H13]&lt;[.$D12]-[.$E12];[.H29];[.H13]+[.$D12]-[.$E12])" office:value-type="float" office:value="2937600" calcext:value-type="float">
            <text:p>2.937.600,00</text:p>
          </table:table-cell>
          <table:table-cell table:style-name="ce51" table:formula="of:=([.$D12]-[.$E12])-([.H12]-[.H13])" office:value-type="float" office:value="1866400" calcext:value-type="float">
            <text:p>1.866.400,00</text:p>
          </table:table-cell>
          <table:table-cell table:formula="of:=[.J13]+[.D12]-[.E12]" office:value-type="float" office:value="20755960" calcext:value-type="float">
            <text:p>20.755.960,00</text:p>
          </table:table-cell>
          <table:table-cell table:style-name="ce51" table:formula="of:=([.$D12]-[.$E12])-([.J12]-[.J13])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table:style-name="ce44"/>
          <table:table-cell table:style-name="ce48"/>
          <table:table-cell table:style-name="ce61" office:value-type="float" office:value="500000" calcext:value-type="float">
            <text:p>500.000,00</text:p>
          </table:table-cell>
          <table:table-cell table:style-name="ce61" office:value-type="float" office:value="0" calcext:value-type="float">
            <text:p>0,00</text:p>
          </table:table-cell>
          <table:table-cell table:formula="of:=[.F34]*[.E3]*[.E2]" office:value-type="float" office:value="4608000" calcext:value-type="float">
            <text:p>4.608.000,00</text:p>
          </table:table-cell>
          <table:table-cell table:style-name="ce51" table:formula="of:=([.$D13]-[.$E13])-([.F13]-[.F14]-[.F15]-[.F16]-[.F17]-[.F18])" office:value-type="float" office:value="500000" calcext:value-type="float">
            <text:p>500.000,00</text:p>
          </table:table-cell>
          <table:table-cell table:formula="of:=[.H34]*[.E3]" office:value-type="float" office:value="2304000" calcext:value-type="float">
            <text:p>2.304.000,00</text:p>
          </table:table-cell>
          <table:table-cell table:style-name="ce51" table:formula="of:=([.$D13]-[.$E13])-([.H13]-[.H14]-[.H15]-[.H16]-[.H17]-[.H18])" office:value-type="float" office:value="500000" calcext:value-type="float">
            <text:p>500.000,00</text:p>
          </table:table-cell>
          <table:table-cell table:formula="of:=[.J14]+[.J15]+[.J16]+[.J17]+[.J18]+[.D13]-[.E13]" office:value-type="float" office:value="18255960" calcext:value-type="float">
            <text:p>18.255.960,00</text:p>
          </table:table-cell>
          <table:table-cell table:style-name="ce51" table:formula="of:=([.$D13]-[.$E13])-([.J13]-[.J14]-[.J15]-[.J16]-[.J17]-[.J18])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table:style-name="ce44"/>
          <table:table-cell table:style-name="ce48"/>
          <table:table-cell table:style-name="ce61" office:value-type="float" office:value="400000" calcext:value-type="float">
            <text:p>400.000,00</text:p>
          </table:table-cell>
          <table:table-cell table:style-name="ce61" office:value-type="float" office:value="0" calcext:value-type="float">
            <text:p>0,00</text:p>
          </table:table-cell>
          <table:table-cell table:formula="of:=[.F19]+[.F20]" office:value-type="float" office:value="970940.513462743" calcext:value-type="float">
            <text:p>970.940,51</text:p>
          </table:table-cell>
          <table:table-cell table:style-name="ce51" table:formula="of:=([.$D14]-[.$E14])-([.F14]-[.F19]-[.F20])" office:value-type="float" office:value="400000" calcext:value-type="float">
            <text:p>400.000,00</text:p>
          </table:table-cell>
          <table:table-cell table:formula="of:=[.H19]+[.H20]" office:value-type="float" office:value="485470.256731371" calcext:value-type="float">
            <text:p>485.470,26</text:p>
          </table:table-cell>
          <table:table-cell table:style-name="ce51" table:formula="of:=([.$D14]-[.$E14])-([.H14]-[.H19]-[.H20])" office:value-type="float" office:value="400000" calcext:value-type="float">
            <text:p>400.000,00</text:p>
          </table:table-cell>
          <table:table-cell table:formula="of:=[.J19]+[.J20]+[.D14]-[.E14]" office:value-type="float" office:value="3993820" calcext:value-type="float">
            <text:p>3.993.820,00</text:p>
          </table:table-cell>
          <table:table-cell table:style-name="ce51" table:formula="of:=([.$D14]-[.$E14])-([.J14]-[.J19]-[.J20])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string" calcext:value-type="string">
            <text:p>R3</text:p>
          </table:table-cell>
          <table:table-cell table:style-name="ce44"/>
          <table:table-cell table:style-name="ce48"/>
          <table:table-cell table:style-name="ce61" office:value-type="float" office:value="100000" calcext:value-type="float">
            <text:p>100.000,00</text:p>
          </table:table-cell>
          <table:table-cell table:style-name="ce61" office:value-type="float" office:value="0" calcext:value-type="float">
            <text:p>0,00</text:p>
          </table:table-cell>
          <table:table-cell table:formula="of:=[.F21]" office:value-type="float" office:value="220733.876017533" calcext:value-type="float">
            <text:p>220.733,88</text:p>
          </table:table-cell>
          <table:table-cell table:style-name="ce51" table:formula="of:=([.$D15]-[.$E15])-([.F15]-[.F21])" office:value-type="float" office:value="100000" calcext:value-type="float">
            <text:p>100.000,00</text:p>
          </table:table-cell>
          <table:table-cell table:formula="of:=[.H21]" office:value-type="float" office:value="110366.938008766" calcext:value-type="float">
            <text:p>110.366,94</text:p>
          </table:table-cell>
          <table:table-cell table:style-name="ce51" table:formula="of:=([.$D15]-[.$E15])-([.H15]-[.H21])" office:value-type="float" office:value="100000" calcext:value-type="float">
            <text:p>100.000,00</text:p>
          </table:table-cell>
          <table:table-cell table:formula="of:=[.J21]+[.D15]-[.E15]" office:value-type="float" office:value="917020" calcext:value-type="float">
            <text:p>917.020,00</text:p>
          </table:table-cell>
          <table:table-cell table:style-name="ce51" table:formula="of:=([.$D15]-[.$E15])-([.J15]-[.J21])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string" calcext:value-type="string">
            <text:p>R4</text:p>
          </table:table-cell>
          <table:table-cell table:style-name="ce44"/>
          <table:table-cell table:style-name="ce48"/>
          <table:table-cell table:style-name="ce61" office:value-type="float" office:value="180000" calcext:value-type="float">
            <text:p>180.000,00</text:p>
          </table:table-cell>
          <table:table-cell table:style-name="ce61" office:value-type="float" office:value="0" calcext:value-type="float">
            <text:p>0,00</text:p>
          </table:table-cell>
          <table:table-cell table:formula="of:=[.F22]" office:value-type="float" office:value="739626.80025047" calcext:value-type="float">
            <text:p>739.626,80</text:p>
          </table:table-cell>
          <table:table-cell table:style-name="ce51"/>
          <table:table-cell table:formula="of:=[.H22]" office:value-type="float" office:value="369813.400125235" calcext:value-type="float">
            <text:p>369.813,40</text:p>
          </table:table-cell>
          <table:table-cell table:style-name="ce51" table:formula="of:=([.D16]-[.E16])-([.H16]-[.H22])" office:value-type="float" office:value="180000" calcext:value-type="float">
            <text:p>180.000,00</text:p>
          </table:table-cell>
          <table:table-cell table:formula="of:=[.J22]+[.D16]-[.E16]" office:value-type="float" office:value="2917640" calcext:value-type="float">
            <text:p>2.917.64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</text:p>
          </table:table-cell>
          <table:table-cell table:style-name="ce44"/>
          <table:table-cell table:style-name="ce48"/>
          <table:table-cell table:style-name="ce61" office:value-type="float" office:value="20000" calcext:value-type="float">
            <text:p>20.000,00</text:p>
          </table:table-cell>
          <table:table-cell table:style-name="ce61" office:value-type="float" office:value="0" calcext:value-type="float">
            <text:p>0,00</text:p>
          </table:table-cell>
          <table:table-cell table:formula="of:=[.F23]" office:value-type="float" office:value="64921.7282404508" calcext:value-type="float">
            <text:p>64.921,73</text:p>
          </table:table-cell>
          <table:table-cell table:style-name="ce51"/>
          <table:table-cell table:formula="of:=[.H23]" office:value-type="float" office:value="32460.8641202254" calcext:value-type="float">
            <text:p>32.460,86</text:p>
          </table:table-cell>
          <table:table-cell table:style-name="ce51" table:formula="of:=([.D17]-[.E17])-([.H17]-[.H23])" office:value-type="float" office:value="20000" calcext:value-type="float">
            <text:p>20.000,00</text:p>
          </table:table-cell>
          <table:table-cell table:formula="of:=[.J23]+[.D17]-[.E17]" office:value-type="float" office:value="260300" calcext:value-type="float">
            <text:p>260.30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1</text:p>
          </table:table-cell>
          <table:table-cell table:style-name="ce45" office:value-type="float" office:value="5431" calcext:value-type="float">
            <text:p>5431</text:p>
          </table:table-cell>
          <table:table-cell table:style-name="ce51" table:formula="of:=[.B18]*[.$E$1]*[.$E$5]*[.$E$6]" office:value-type="float" office:value="4236180" calcext:value-type="float">
            <text:p>4.236.180,00</text:p>
          </table:table-cell>
          <table:table-cell table:style-name="ce51" table:formula="of:=[.B18]*[.$E$4]" office:value-type="float" office:value="5431000" calcext:value-type="float">
            <text:p>5.431.000,00</text:p>
          </table:table-cell>
          <table:table-cell table:style-name="ce61" office:value-type="float" office:value="0" calcext:value-type="float">
            <text:p>0,00</text:p>
          </table:table-cell>
          <table:table-cell table:formula="of:=([.F$13]/[.$B$25])*[.$B18]" office:value-type="float" office:value="2611777.0820288" calcext:value-type="float">
            <text:p>2.611.777,08</text:p>
          </table:table-cell>
          <table:table-cell table:style-name="ce51"/>
          <table:table-cell table:formula="of:=([.H$13]/[.$B$25])*[.$B18]" office:value-type="float" office:value="1305888.5410144" calcext:value-type="float">
            <text:p>1.305.888,54</text:p>
          </table:table-cell>
          <table:table-cell table:style-name="ce51" table:formula="of:=[.D18]-[.E18]" office:value-type="float" office:value="5431000" calcext:value-type="float">
            <text:p>5.431.000,00</text:p>
          </table:table-cell>
          <table:table-cell table:formula="of:=[.C18]+[.D18]-[.E18]" office:value-type="float" office:value="9667180" calcext:value-type="float">
            <text:p>9.667.18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2</text:p>
          </table:table-cell>
          <table:table-cell table:style-name="ce45" office:value-type="float" office:value="1043" calcext:value-type="float">
            <text:p>1043</text:p>
          </table:table-cell>
          <table:table-cell table:style-name="ce51" table:formula="of:=[.B19]*[.$E$1]*[.$E$5]*[.$E$6]" office:value-type="float" office:value="813540" calcext:value-type="float">
            <text:p>813.540,00</text:p>
          </table:table-cell>
          <table:table-cell table:style-name="ce51" table:formula="of:=[.B19]*[.$E$4]" office:value-type="float" office:value="1043000" calcext:value-type="float">
            <text:p>1.043.000,00</text:p>
          </table:table-cell>
          <table:table-cell table:style-name="ce61" office:value-type="float" office:value="0" calcext:value-type="float">
            <text:p>0,00</text:p>
          </table:table-cell>
          <table:table-cell table:formula="of:=([.F$13]/[.$B$25])*[.$B19]" office:value-type="float" office:value="501580.463368817" calcext:value-type="float">
            <text:p>501.580,46</text:p>
          </table:table-cell>
          <table:table-cell table:style-name="ce51"/>
          <table:table-cell table:formula="of:=([.H$13]/[.$B$25])*[.$B19]" office:value-type="float" office:value="250790.231684408" calcext:value-type="float">
            <text:p>250.790,23</text:p>
          </table:table-cell>
          <table:table-cell table:style-name="ce51" table:formula="of:=[.D19]-[.E19]" office:value-type="float" office:value="1043000" calcext:value-type="float">
            <text:p>1.043.000,00</text:p>
          </table:table-cell>
          <table:table-cell table:formula="of:=[.C19]+[.D19]-[.E19]" office:value-type="float" office:value="1856540" calcext:value-type="float">
            <text:p>1.856.54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3</text:p>
          </table:table-cell>
          <table:table-cell table:style-name="ce45" office:value-type="float" office:value="976" calcext:value-type="float">
            <text:p>976</text:p>
          </table:table-cell>
          <table:table-cell table:style-name="ce51" table:formula="of:=[.B20]*[.$E$1]*[.$E$5]*[.$E$6]" office:value-type="float" office:value="761280" calcext:value-type="float">
            <text:p>761.280,00</text:p>
          </table:table-cell>
          <table:table-cell table:style-name="ce51" table:formula="of:=[.B20]*[.$E$4]" office:value-type="float" office:value="976000" calcext:value-type="float">
            <text:p>976.000,00</text:p>
          </table:table-cell>
          <table:table-cell table:style-name="ce61" office:value-type="float" office:value="0" calcext:value-type="float">
            <text:p>0,00</text:p>
          </table:table-cell>
          <table:table-cell table:formula="of:=([.F$13]/[.$B$25])*[.$B20]" office:value-type="float" office:value="469360.050093926" calcext:value-type="float">
            <text:p>469.360,05</text:p>
          </table:table-cell>
          <table:table-cell table:style-name="ce51"/>
          <table:table-cell table:formula="of:=([.H$13]/[.$B$25])*[.$B20]" office:value-type="float" office:value="234680.025046963" calcext:value-type="float">
            <text:p>234.680,03</text:p>
          </table:table-cell>
          <table:table-cell table:style-name="ce51" table:formula="of:=[.D20]-[.E20]" office:value-type="float" office:value="976000" calcext:value-type="float">
            <text:p>976.000,00</text:p>
          </table:table-cell>
          <table:table-cell table:formula="of:=[.C20]+[.D20]-[.E20]" office:value-type="float" office:value="1737280" calcext:value-type="float">
            <text:p>1.737.28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4</text:p>
          </table:table-cell>
          <table:table-cell table:style-name="ce45" office:value-type="float" office:value="459" calcext:value-type="float">
            <text:p>459</text:p>
          </table:table-cell>
          <table:table-cell table:style-name="ce51" table:formula="of:=[.B21]*[.$E$1]*[.$E$5]*[.$E$6]" office:value-type="float" office:value="358020" calcext:value-type="float">
            <text:p>358.020,00</text:p>
          </table:table-cell>
          <table:table-cell table:style-name="ce51" table:formula="of:=[.B21]*[.$E$4]" office:value-type="float" office:value="459000" calcext:value-type="float">
            <text:p>459.000,00</text:p>
          </table:table-cell>
          <table:table-cell table:style-name="ce61" office:value-type="float" office:value="0" calcext:value-type="float">
            <text:p>0,00</text:p>
          </table:table-cell>
          <table:table-cell table:formula="of:=([.F$13]/[.$B$25])*[.$B21]" office:value-type="float" office:value="220733.876017533" calcext:value-type="float">
            <text:p>220.733,88</text:p>
          </table:table-cell>
          <table:table-cell table:style-name="ce51"/>
          <table:table-cell table:formula="of:=([.H$13]/[.$B$25])*[.$B21]" office:value-type="float" office:value="110366.938008766" calcext:value-type="float">
            <text:p>110.366,94</text:p>
          </table:table-cell>
          <table:table-cell table:style-name="ce51" table:formula="of:=[.D21]-[.E21]" office:value-type="float" office:value="459000" calcext:value-type="float">
            <text:p>459.000,00</text:p>
          </table:table-cell>
          <table:table-cell table:formula="of:=[.C21]+[.D21]-[.E21]" office:value-type="float" office:value="817020" calcext:value-type="float">
            <text:p>817.02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5</text:p>
          </table:table-cell>
          <table:table-cell table:style-name="ce45" office:value-type="float" office:value="1538" calcext:value-type="float">
            <text:p>1538</text:p>
          </table:table-cell>
          <table:table-cell table:style-name="ce51" table:formula="of:=[.B22]*[.$E$1]*[.$E$5]*[.$E$6]" office:value-type="float" office:value="1199640" calcext:value-type="float">
            <text:p>1.199.640,00</text:p>
          </table:table-cell>
          <table:table-cell table:style-name="ce51" table:formula="of:=[.B22]*[.$E$4]" office:value-type="float" office:value="1538000" calcext:value-type="float">
            <text:p>1.538.000,00</text:p>
          </table:table-cell>
          <table:table-cell table:style-name="ce61" office:value-type="float" office:value="0" calcext:value-type="float">
            <text:p>0,00</text:p>
          </table:table-cell>
          <table:table-cell table:formula="of:=([.F$13]/[.$B$25])*[.$B22]" office:value-type="float" office:value="739626.80025047" calcext:value-type="float">
            <text:p>739.626,80</text:p>
          </table:table-cell>
          <table:table-cell table:style-name="ce51"/>
          <table:table-cell table:formula="of:=([.H$13]/[.$B$25])*[.$B22]" office:value-type="float" office:value="369813.400125235" calcext:value-type="float">
            <text:p>369.813,40</text:p>
          </table:table-cell>
          <table:table-cell table:style-name="ce51" table:formula="of:=[.D22]-[.E22]" office:value-type="float" office:value="1538000" calcext:value-type="float">
            <text:p>1.538.000,00</text:p>
          </table:table-cell>
          <table:table-cell table:formula="of:=[.C22]+[.D22]-[.E22]" office:value-type="float" office:value="2737640" calcext:value-type="float">
            <text:p>2.737.64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6</text:p>
          </table:table-cell>
          <table:table-cell table:style-name="ce45" office:value-type="float" office:value="135" calcext:value-type="float">
            <text:p>135</text:p>
          </table:table-cell>
          <table:table-cell table:style-name="ce51" table:formula="of:=[.B23]*[.$E$1]*[.$E$5]*[.$E$6]" office:value-type="float" office:value="105300" calcext:value-type="float">
            <text:p>105.300,00</text:p>
          </table:table-cell>
          <table:table-cell table:style-name="ce51" table:formula="of:=[.B23]*[.$E$4]" office:value-type="float" office:value="135000" calcext:value-type="float">
            <text:p>135.000,00</text:p>
          </table:table-cell>
          <table:table-cell table:style-name="ce61" office:value-type="float" office:value="0" calcext:value-type="float">
            <text:p>0,00</text:p>
          </table:table-cell>
          <table:table-cell table:formula="of:=([.F$13]/[.$B$25])*[.$B23]" office:value-type="float" office:value="64921.7282404508" calcext:value-type="float">
            <text:p>64.921,73</text:p>
          </table:table-cell>
          <table:table-cell table:style-name="ce51"/>
          <table:table-cell table:formula="of:=([.H$13]/[.$B$25])*[.$B23]" office:value-type="float" office:value="32460.8641202254" calcext:value-type="float">
            <text:p>32.460,86</text:p>
          </table:table-cell>
          <table:table-cell table:style-name="ce51" table:formula="of:=[.D23]-[.E23]" office:value-type="float" office:value="135000" calcext:value-type="float">
            <text:p>135.000,00</text:p>
          </table:table-cell>
          <table:table-cell table:formula="of:=[.C23]+[.D23]-[.E23]" office:value-type="float" office:value="240300" calcext:value-type="float">
            <text:p>240.300,00</text:p>
          </table:table-cell>
          <table:table-cell table:number-columns-repeated="2"/>
        </table:table-row>
        <table:table-row table:style-name="ro1">
          <table:table-cell/>
          <table:table-cell table:style-name="ce13" table:number-columns-repeated="3"/>
          <table:table-cell/>
          <table:table-cell table:style-name="ce13"/>
          <table:table-cell/>
          <table:table-cell table:style-name="ce13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style-name="ce52" table:formula="of:=SUM([.B18:.B23])" office:value-type="float" office:value="9582" calcext:value-type="float">
            <text:p>9582</text:p>
          </table:table-cell>
          <table:table-cell table:style-name="ce51" table:formula="of:=SUM([.C18:.C23])" office:value-type="float" office:value="7473960" calcext:value-type="float">
            <text:p>7.473.960,00</text:p>
          </table:table-cell>
          <table:table-cell/>
          <table:table-cell table:style-name="ce11"/>
          <table:table-cell table:style-name="ce39" table:formula="of:=SUM([.F18:.F23])" office:value-type="float" office:value="4608000" calcext:value-type="float">
            <text:p>4.608.000,00</text:p>
          </table:table-cell>
          <table:table-cell table:style-name="ce39" table:formula="of:=SUM([.G12:.G23])" office:value-type="float" office:value="2232800" calcext:value-type="float">
            <text:p>2.232.800,00</text:p>
          </table:table-cell>
          <table:table-cell table:style-name="ce39" table:formula="of:=SUM([.H18:.H23])" office:value-type="float" office:value="2304000" calcext:value-type="float">
            <text:p>2.304.000,00</text:p>
          </table:table-cell>
          <table:table-cell table:style-name="ce39" table:formula="of:=SUM([.I12:.I23])" office:value-type="float" office:value="12648400" calcext:value-type="float">
            <text:p>12.648.400,00</text:p>
          </table:table-cell>
          <table:table-cell table:style-name="ce39" table:formula="of:=SUM([.J18:.J23])" office:value-type="float" office:value="17055960" calcext:value-type="float">
            <text:p>17.055.960,00</text:p>
          </table:table-cell>
          <table:table-cell table:style-name="ce39" table:formula="of:=SUM([.K12:.K23])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string" calcext:value-type="string">
            <text:p>ótimo</text:p>
          </table:table-cell>
          <table:table-cell table:number-columns-repeated="3"/>
          <table:table-cell table:style-name="ce11"/>
          <table:table-cell table:style-name="ce40" table:formula="of:=[.F25]-[.$E$7]*[.G25]" office:value-type="float" office:value="4496360" calcext:value-type="float">
            <text:p>4.496.360,00</text:p>
          </table:table-cell>
          <table:table-cell table:style-name="ce11"/>
          <table:table-cell table:style-name="ce40" table:formula="of:=[.H25]-[.$E$7]*[.I25]" office:value-type="float" office:value="1671580" calcext:value-type="float">
            <text:p>1.671.580,00</text:p>
          </table:table-cell>
          <table:table-cell table:style-name="ce11"/>
          <table:table-cell table:style-name="ce40" table:formula="of:=[.J25]-[.$E$7]*[.K25]" office:value-type="float" office:value="17055960" calcext:value-type="float">
            <text:p>17.055.960,00</text:p>
          </table:table-cell>
          <table:table-cell table:number-columns-repeated="2"/>
        </table:table-row>
        <table:table-row table:style-name="ro1">
          <table:table-cell/>
          <table:table-cell table:style-name="ce13" table:number-columns-repeated="2"/>
          <table:table-cell/>
          <table:table-cell table:style-name="ce11"/>
          <table:table-cell table:style-name="ce12" office:value-type="string" calcext:value-type="string">
            <text:p>Volume ofertado pelos mananciais</text:p>
          </table:table-cell>
          <table:table-cell table:style-name="ce11"/>
          <table:table-cell table:style-name="ce12" office:value-type="string" calcext:value-type="string">
            <text:p>Volume ofertado pelos mananciais</text:p>
          </table:table-cell>
          <table:table-cell table:style-name="ce41"/>
          <table:table-cell table:style-name="ce12" office:value-type="string" calcext:value-type="string">
            <text:p>Volume ofertado pelos mananciais</text:p>
          </table:table-cell>
          <table:table-cell table:number-columns-repeated="2"/>
        </table:table-row>
        <table:table-row table:style-name="ro1">
          <table:table-cell/>
          <table:table-cell table:style-name="ce13" table:number-columns-repeated="2"/>
          <table:table-cell/>
          <table:table-cell table:style-name="ce11"/>
          <table:table-cell table:style-name="ce41" office:value-type="string" calcext:value-type="string">
            <text:p><text:s/>(litros / turno)</text:p>
          </table:table-cell>
          <table:table-cell table:style-name="ce11"/>
          <table:table-cell table:style-name="ce41" office:value-type="string" calcext:value-type="string">
            <text:p><text:s/>(litros / turno)</text:p>
          </table:table-cell>
          <table:table-cell table:style-name="ce41"/>
          <table:table-cell table:style-name="ce41" office:value-type="string" calcext:value-type="string">
            <text:p><text:s/>(litros / turno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ancial</text:p>
          </table:table-cell>
          <table:table-cell table:style-name="ce10" table:number-columns-repeated="4"/>
          <table:table-cell table:style-name="ce78" table:formula="of:=[.H33]*[.E3]*[.E2]" office:value-type="float" office:value="5875200" calcext:value-type="float">
            <text:p>5.875.200,00</text:p>
          </table:table-cell>
          <table:table-cell table:style-name="ce10"/>
          <table:table-cell table:style-name="ce78" table:formula="of:=[.H33]*[.E3]" office:value-type="float" office:value="2937600" calcext:value-type="float">
            <text:p>2.937.600,00</text:p>
          </table:table-cell>
          <table:table-cell/>
          <table:table-cell table:style-name="ce78" table:formula="of:=[.J12]" office:value-type="float" office:value="20755960" calcext:value-type="float">
            <text:p>20.755.960,00</text:p>
          </table:table-cell>
          <table:table-cell table:number-columns-repeated="2"/>
        </table:table-row>
        <table:table-row table:style-name="ro1">
          <table:table-cell table:style-name="ce10"/>
          <table:table-cell table:number-columns-repeated="3"/>
          <table:table-cell table:style-name="ce11" table:number-columns-repeated="6"/>
          <table:table-cell table:number-columns-repeated="2"/>
        </table:table-row>
        <table:table-row table:style-name="ro1">
          <table:table-cell table:style-name="ce10"/>
          <table:table-cell table:number-columns-repeated="3"/>
          <table:table-cell table:style-name="ce12" office:value-type="string" calcext:value-type="string" table:number-columns-spanned="1" table:number-rows-spanned="2">
            <text:p>Locais</text:p>
          </table:table-cell>
          <table:table-cell table:style-name="ce12" office:value-type="string" calcext:value-type="string">
            <text:p>Vasão de distribuição</text:p>
          </table:table-cell>
          <table:table-cell table:style-name="ce12"/>
          <table:table-cell table:style-name="ce12" office:value-type="string" calcext:value-type="string">
            <text:p>Vasão de distribuição</text:p>
          </table:table-cell>
          <table:table-cell table:style-name="ce12"/>
          <table:table-cell table:style-name="ce12" office:value-type="string" calcext:value-type="string">
            <text:p>Vasão de distribuição</text:p>
          </table:table-cell>
          <table:table-cell table:number-columns-repeated="2"/>
        </table:table-row>
        <table:table-row table:style-name="ro1">
          <table:table-cell table:style-name="ce10"/>
          <table:table-cell table:number-columns-repeated="3"/>
          <table:covered-table-cell table:style-name="ce11"/>
          <table:table-cell table:style-name="ce13" office:value-type="string" calcext:value-type="string">
            <text:p><text:s/>(litros / hora)</text:p>
          </table:table-cell>
          <table:table-cell table:style-name="ce11"/>
          <table:table-cell table:style-name="ce13" office:value-type="string" calcext:value-type="string">
            <text:p><text:s/>(litros / hora)</text:p>
          </table:table-cell>
          <table:table-cell/>
          <table:table-cell table:style-name="ce13" office:value-type="string" calcext:value-type="string">
            <text:p><text:s/>(litros / hora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ume total distribuído para os setores</text:p>
          </table:table-cell>
          <table:table-cell table:style-name="ce13"/>
          <table:table-cell/>
          <table:table-cell table:style-name="ce39" table:formula="of:=SUM([.H18:.H23])" office:value-type="float" office:value="2304000" calcext:value-type="float">
            <text:p>2.304.000,00</text:p>
          </table:table-cell>
          <table:table-cell office:value-type="string" calcext:value-type="string">
            <text:p>ETA</text:p>
          </table:table-cell>
          <table:table-cell table:style-name="ce61" table:formula="of:=(67+35)*3600" office:value-type="float" office:value="367200" calcext:value-type="float">
            <text:p>367.200,00</text:p>
          </table:table-cell>
          <table:table-cell/>
          <table:table-cell table:style-name="ce61" table:formula="of:=(67+35)*3600" office:value-type="float" office:value="367200" calcext:value-type="float">
            <text:p>367.200,00</text:p>
          </table:table-cell>
          <table:table-cell/>
          <table:table-cell table:formula="of:=[.J12]/[.$E$3]" office:value-type="float" office:value="2594495" calcext:value-type="float">
            <text:p>2.594.495,00</text:p>
          </table:table-cell>
          <table:table-cell table:number-columns-repeated="2"/>
        </table:table-row>
        <table:table-row table:style-name="ro1">
          <table:table-cell/>
          <table:table-cell table:style-name="ce13"/>
          <table:table-cell table:number-columns-repeated="2"/>
          <table:table-cell office:value-type="string" calcext:value-type="string">
            <text:p>R1</text:p>
          </table:table-cell>
          <table:table-cell table:style-name="ce61" office:value-type="float" office:value="288000" calcext:value-type="float">
            <text:p>288.000,00</text:p>
          </table:table-cell>
          <table:table-cell/>
          <table:table-cell table:style-name="ce61" office:value-type="float" office:value="288000" calcext:value-type="float">
            <text:p>288.000,00</text:p>
          </table:table-cell>
          <table:table-cell/>
          <table:table-cell table:formula="of:=[.J13]/[.$E$3]" office:value-type="float" office:value="2281995" calcext:value-type="float">
            <text:p>2.281.995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ção objetivo (valor ótimo)</text:p>
          </table:table-cell>
          <table:table-cell table:style-name="ce13" table:number-columns-repeated="2"/>
          <table:table-cell table:style-name="ce40" table:formula="of:=[.D33]-[.E7]*[.I25]" office:value-type="float" office:value="1671580" calcext:value-type="float">
            <text:p>1.671.580,00</text:p>
          </table:table-cell>
          <table:table-cell office:value-type="string" calcext:value-type="string">
            <text:p>R2</text:p>
          </table:table-cell>
          <table:table-cell table:formula="of:=[.F14]/([.$E$3]*[.$E$2])" office:value-type="float" office:value="60683.7820914214" calcext:value-type="float">
            <text:p>60.683,78</text:p>
          </table:table-cell>
          <table:table-cell/>
          <table:table-cell table:formula="of:=[.H14]/[.$E$3]" office:value-type="float" office:value="60683.7820914214" calcext:value-type="float">
            <text:p>60.683,78</text:p>
          </table:table-cell>
          <table:table-cell/>
          <table:table-cell table:formula="of:=[.J14]/[.$E$3]" office:value-type="float" office:value="499227.5" calcext:value-type="float">
            <text:p>499.227,5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R3</text:p>
          </table:table-cell>
          <table:table-cell table:formula="of:=[.F15]/([.$E$3]*[.$E$2])" office:value-type="float" office:value="13795.8672510958" calcext:value-type="float">
            <text:p>13.795,87</text:p>
          </table:table-cell>
          <table:table-cell/>
          <table:table-cell table:formula="of:=[.H15]/[.$E$3]" office:value-type="float" office:value="13795.8672510958" calcext:value-type="float">
            <text:p>13.795,87</text:p>
          </table:table-cell>
          <table:table-cell/>
          <table:table-cell table:formula="of:=[.J15]/[.$E$3]" office:value-type="float" office:value="114627.5" calcext:value-type="float">
            <text:p>114.627,5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R4</text:p>
          </table:table-cell>
          <table:table-cell table:formula="of:=[.F16]/([.$E$3]*[.$E$2])" office:value-type="float" office:value="46226.6750156544" calcext:value-type="float">
            <text:p>46.226,68</text:p>
          </table:table-cell>
          <table:table-cell/>
          <table:table-cell table:formula="of:=[.H16]/[.$E$3]" office:value-type="float" office:value="46226.6750156544" calcext:value-type="float">
            <text:p>46.226,68</text:p>
          </table:table-cell>
          <table:table-cell/>
          <table:table-cell table:formula="of:=[.J16]/[.$E$3]" office:value-type="float" office:value="364705" calcext:value-type="float">
            <text:p>364.705,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R5</text:p>
          </table:table-cell>
          <table:table-cell table:formula="of:=[.F17]/([.$E$3]*[.$E$2])" office:value-type="float" office:value="4057.60801502818" calcext:value-type="float">
            <text:p>4.057,61</text:p>
          </table:table-cell>
          <table:table-cell/>
          <table:table-cell table:formula="of:=[.H17]/[.$E$3]" office:value-type="float" office:value="4057.60801502818" calcext:value-type="float">
            <text:p>4.057,61</text:p>
          </table:table-cell>
          <table:table-cell/>
          <table:table-cell table:formula="of:=[.J17]/[.$E$3]" office:value-type="float" office:value="32537.5" calcext:value-type="float">
            <text:p>32.537,5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1</text:p>
          </table:table-cell>
          <table:table-cell table:formula="of:=[.F18]/([.$E$3]*[.$E$2])" office:value-type="float" office:value="163236.0676268" calcext:value-type="float">
            <text:p>163.236,07</text:p>
          </table:table-cell>
          <table:table-cell/>
          <table:table-cell table:formula="of:=[.H18]/[.$E$3]" office:value-type="float" office:value="163236.0676268" calcext:value-type="float">
            <text:p>163.236,07</text:p>
          </table:table-cell>
          <table:table-cell/>
          <table:table-cell table:formula="of:=[.J18]/[.$E$3]" office:value-type="float" office:value="1208397.5" calcext:value-type="float">
            <text:p>1.208.397,5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2</text:p>
          </table:table-cell>
          <table:table-cell table:formula="of:=[.F19]/([.$E$3]*[.$E$2])" office:value-type="float" office:value="31348.778960551" calcext:value-type="float">
            <text:p>31.348,78</text:p>
          </table:table-cell>
          <table:table-cell/>
          <table:table-cell table:formula="of:=[.H19]/[.$E$3]" office:value-type="float" office:value="31348.778960551" calcext:value-type="float">
            <text:p>31.348,78</text:p>
          </table:table-cell>
          <table:table-cell/>
          <table:table-cell table:formula="of:=[.J19]/[.$E$3]" office:value-type="float" office:value="232067.5" calcext:value-type="float">
            <text:p>232.067,5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3</text:p>
          </table:table-cell>
          <table:table-cell table:formula="of:=[.F20]/([.$E$3]*[.$E$2])" office:value-type="float" office:value="29335.0031308704" calcext:value-type="float">
            <text:p>29.335,00</text:p>
          </table:table-cell>
          <table:table-cell/>
          <table:table-cell table:formula="of:=[.H20]/[.$E$3]" office:value-type="float" office:value="29335.0031308704" calcext:value-type="float">
            <text:p>29.335,00</text:p>
          </table:table-cell>
          <table:table-cell/>
          <table:table-cell table:formula="of:=[.J20]/[.$E$3]" office:value-type="float" office:value="217160" calcext:value-type="float">
            <text:p>217.160,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4</text:p>
          </table:table-cell>
          <table:table-cell table:formula="of:=[.F21]/([.$E$3]*[.$E$2])" office:value-type="float" office:value="13795.8672510958" calcext:value-type="float">
            <text:p>13.795,87</text:p>
          </table:table-cell>
          <table:table-cell/>
          <table:table-cell table:formula="of:=[.H21]/[.$E$3]" office:value-type="float" office:value="13795.8672510958" calcext:value-type="float">
            <text:p>13.795,87</text:p>
          </table:table-cell>
          <table:table-cell/>
          <table:table-cell table:formula="of:=[.J21]/[.$E$3]" office:value-type="float" office:value="102127.5" calcext:value-type="float">
            <text:p>102.127,5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5</text:p>
          </table:table-cell>
          <table:table-cell table:formula="of:=[.F22]/([.$E$3]*[.$E$2])" office:value-type="float" office:value="46226.6750156544" calcext:value-type="float">
            <text:p>46.226,68</text:p>
          </table:table-cell>
          <table:table-cell/>
          <table:table-cell table:formula="of:=[.H22]/[.$E$3]" office:value-type="float" office:value="46226.6750156544" calcext:value-type="float">
            <text:p>46.226,68</text:p>
          </table:table-cell>
          <table:table-cell/>
          <table:table-cell table:formula="of:=[.J22]/[.$E$3]" office:value-type="float" office:value="342205" calcext:value-type="float">
            <text:p>342.205,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6</text:p>
          </table:table-cell>
          <table:table-cell table:formula="of:=[.F23]/([.$E$3]*[.$E$2])" office:value-type="float" office:value="4057.60801502818" calcext:value-type="float">
            <text:p>4.057,61</text:p>
          </table:table-cell>
          <table:table-cell/>
          <table:table-cell table:formula="of:=[.H23]/[.$E$3]" office:value-type="float" office:value="4057.60801502818" calcext:value-type="float">
            <text:p>4.057,61</text:p>
          </table:table-cell>
          <table:table-cell/>
          <table:table-cell table:formula="of:=[.J23]/[.$E$3]" office:value-type="float" office:value="30037.5" calcext:value-type="float">
            <text:p>30.037,50</text:p>
          </table:table-cell>
          <table:table-cell table:number-columns-repeated="2"/>
        </table:table-row>
      </table:table>
      <table:table table:name="proportions" table:style-name="ta1">
        <table:table-column table:style-name="co1" table:default-cell-style-name="ce13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3"/>
        <table:table-column table:style-name="co39" table:default-cell-style-name="ce13"/>
        <table:table-column table:style-name="co35" table:default-cell-style-name="ce51"/>
        <table:table-column table:style-name="co40" table:number-columns-repeated="2" table:default-cell-style-name="ce51"/>
        <table:table-column table:style-name="co35" table:default-cell-style-name="ce51"/>
        <table:table-column table:style-name="co36" table:default-cell-style-name="ce13"/>
        <table:table-column table:style-name="co25" table:default-cell-style-name="ce51"/>
        <table:table-column table:style-name="co23" table:default-cell-style-name="ce10"/>
        <table:table-column table:style-name="co37" table:default-cell-style-name="ce51"/>
        <table:table-column table:style-name="co38" table:default-cell-style-name="Default"/>
        <table:table-column table:style-name="co10" table:default-cell-style-name="Default"/>
        <table:table-row table:style-name="ro1">
          <table:table-cell table:style-name="ce10" office:value-type="string" calcext:value-type="string" table:number-columns-spanned="3" table:number-rows-spanned="1">
            <text:p>dias </text:p>
          </table:table-cell>
          <table:covered-table-cell table:number-columns-repeated="2" table:style-name="ce10"/>
          <table:table-cell table:style-name="ce10"/>
          <table:table-cell table:style-name="ce56" office:value-type="float" office:value="1" calcext:value-type="float">
            <text:p>1</text:p>
          </table:table-cell>
          <table:table-cell table:style-name="ce56" table:number-columns-repeated="4"/>
          <table:table-cell table:style-name="ce10" office:value-type="string" calcext:value-type="string">
            <text:p>dia</text:p>
          </table:table-cell>
          <table:table-cell table:style-name="ce10"/>
          <table:table-cell table:style-name="ce11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3" table:number-rows-spanned="1">
            <text:p>turnos</text:p>
          </table:table-cell>
          <table:covered-table-cell table:number-columns-repeated="2" table:style-name="ce10"/>
          <table:table-cell table:style-name="ce10"/>
          <table:table-cell table:style-name="ce56" office:value-type="float" office:value="1" calcext:value-type="float">
            <text:p>1</text:p>
          </table:table-cell>
          <table:table-cell table:style-name="ce56" table:number-columns-repeated="4"/>
          <table:table-cell table:style-name="ce10" office:value-type="string" calcext:value-type="string">
            <text:p>turnos</text:p>
          </table:table-cell>
          <table:table-cell table:style-name="ce10"/>
          <table:table-cell table:style-name="ce11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3" table:number-rows-spanned="1">
            <text:p>tempo por turno</text:p>
          </table:table-cell>
          <table:covered-table-cell table:number-columns-repeated="2" table:style-name="ce10"/>
          <table:table-cell table:style-name="ce10"/>
          <table:table-cell table:style-name="ce56" office:value-type="float" office:value="24" calcext:value-type="float">
            <text:p>24</text:p>
          </table:table-cell>
          <table:table-cell table:style-name="ce56" table:number-columns-repeated="4"/>
          <table:table-cell table:style-name="ce10" office:value-type="string" calcext:value-type="string">
            <text:p>(horas)</text:p>
          </table:table-cell>
          <table:table-cell table:style-name="ce10" table:number-columns-repeated="2"/>
          <table:table-cell/>
          <table:table-cell table:style-name="ce10" table:number-columns-repeated="2"/>
          <table:table-cell/>
        </table:table-row>
        <table:table-row table:style-name="ro1">
          <table:table-cell table:style-name="ce10" office:value-type="string" calcext:value-type="string" table:number-columns-spanned="4" table:number-rows-spanned="1">
            <text:p>capacidade média dos reservatórios dos setores</text:p>
          </table:table-cell>
          <table:covered-table-cell table:number-columns-repeated="3" table:style-name="ce10"/>
          <table:table-cell table:style-name="ce56" office:value-type="float" office:value="1000" calcext:value-type="float">
            <text:p>1000</text:p>
          </table:table-cell>
          <table:table-cell table:style-name="ce56" table:number-columns-repeated="4"/>
          <table:table-cell table:style-name="ce10" office:value-type="string" calcext:value-type="string">
            <text:p>(litros)</text:p>
          </table:table-cell>
          <table:table-cell table:style-name="ce10" table:number-columns-repeated="2"/>
          <table:table-cell/>
          <table:table-cell table:style-name="ce10" table:number-columns-repeated="2"/>
          <table:table-cell/>
        </table:table-row>
        <table:table-row table:style-name="ro1">
          <table:table-cell table:style-name="ce10" office:value-type="string" calcext:value-type="string" table:number-columns-spanned="3" table:number-rows-spanned="1">
            <text:p>consumo médio por habitante</text:p>
          </table:table-cell>
          <table:covered-table-cell table:number-columns-repeated="2" table:style-name="ce10"/>
          <table:table-cell table:style-name="ce10"/>
          <table:table-cell table:style-name="ce56" office:value-type="float" office:value="200" calcext:value-type="float">
            <text:p>200</text:p>
          </table:table-cell>
          <table:table-cell table:style-name="ce56" table:number-columns-repeated="4"/>
          <table:table-cell table:style-name="ce10" office:value-type="string" calcext:value-type="string">
            <text:p>(litros / dia)</text:p>
          </table:table-cell>
          <table:table-cell table:style-name="ce10" table:number-columns-repeated="2"/>
          <table:table-cell/>
          <table:table-cell table:style-name="ce10" table:number-columns-repeated="2"/>
          <table:table-cell/>
        </table:table-row>
        <table:table-row table:style-name="ro1">
          <table:table-cell table:style-name="ce10" office:value-type="string" calcext:value-type="string" table:number-columns-spanned="3" table:number-rows-spanned="1">
            <text:p>coeficiente habitacional</text:p>
          </table:table-cell>
          <table:covered-table-cell table:number-columns-repeated="2" table:style-name="ce10"/>
          <table:table-cell table:style-name="ce10"/>
          <table:table-cell table:style-name="ce56" office:value-type="float" office:value="3.9" calcext:value-type="float">
            <text:p>3,9</text:p>
          </table:table-cell>
          <table:table-cell table:style-name="ce56" table:number-columns-repeated="4"/>
          <table:table-cell table:style-name="ce10" office:value-type="string" calcext:value-type="string">
            <text:p>(habitantes / domicílio)</text:p>
          </table:table-cell>
          <table:table-cell table:style-name="ce10" table:number-columns-repeated="2"/>
          <table:table-cell/>
          <table:table-cell table:style-name="ce10" table:number-columns-repeated="2"/>
          <table:table-cell/>
        </table:table-row>
        <table:table-row table:style-name="ro1">
          <table:table-cell table:style-name="ce10" office:value-type="string" calcext:value-type="string">
            <text:p>fator de irrelevância</text:p>
          </table:table-cell>
          <table:table-cell table:number-columns-repeated="3"/>
          <table:table-cell table:style-name="ce56" office:value-type="float" office:value="0.05" calcext:value-type="float">
            <text:p>0,05</text:p>
          </table:table-cell>
          <table:table-cell table:style-name="ce56" table:number-columns-repeated="4"/>
          <table:table-cell table:style-name="ce11" table:number-columns-repeated="6"/>
          <table:table-cell/>
        </table:table-row>
        <table:table-row table:style-name="ro1">
          <table:table-cell table:style-name="ce10" table:number-columns-repeated="9"/>
          <table:table-cell table:style-name="ce13" office:value-type="string" calcext:value-type="string">
            <text:p>Caso 07</text:p>
          </table:table-cell>
          <table:table-cell/>
          <table:table-cell table:style-name="ce13" office:value-type="string" calcext:value-type="string">
            <text:p>Caso 04</text:p>
          </table:table-cell>
          <table:table-cell table:style-name="ce13"/>
          <table:table-cell table:style-name="ce13" office:value-type="string" calcext:value-type="string">
            <text:p>Caso 01, 02 e 03</text:p>
          </table:table-cell>
          <table:table-cell table:style-name="ce13"/>
          <table:table-cell/>
        </table:table-row>
        <table:table-row table:style-name="ro1">
          <table:table-cell table:style-name="ce10" table:number-columns-repeated="12"/>
          <table:table-cell/>
          <table:table-cell table:style-name="ce10" table:number-columns-repeated="2"/>
          <table:table-cell/>
        </table:table-row>
        <table:table-row table:style-name="ro1">
          <table:table-cell table:style-name="ce12" office:value-type="string" calcext:value-type="string" table:number-columns-spanned="1" table:number-rows-spanned="2">
            <text:p>Locais</text:p>
          </table:table-cell>
          <table:table-cell table:style-name="ce12" office:value-type="string" calcext:value-type="string" table:number-columns-spanned="1" table:number-rows-spanned="2">
            <text:p>domicílios</text:p>
          </table:table-cell>
          <table:table-cell table:style-name="ce13" office:value-type="string" calcext:value-type="string">
            <text:p>demanda</text:p>
          </table:table-cell>
          <table:table-cell table:style-name="ce13" office:value-type="string" calcext:value-type="string">
            <text:p>capacidade</text:p>
          </table:table-cell>
          <table:table-cell office:value-type="string" calcext:value-type="string">
            <text:p>vol. inicial</text:p>
          </table:table-cell>
          <table:table-cell/>
          <table:table-cell table:style-name="ce13" table:number-columns-repeated="3"/>
          <table:table-cell table:style-name="ce12" office:value-type="string" calcext:value-type="string">
            <text:p>Volume de distribuição</text:p>
          </table:table-cell>
          <table:table-cell office:value-type="string" calcext:value-type="string">
            <text:p>cap. ociosa</text:p>
          </table:table-cell>
          <table:table-cell table:style-name="ce12" office:value-type="string" calcext:value-type="string">
            <text:p>Volume de distribuição</text:p>
          </table:table-cell>
          <table:table-cell table:style-name="ce13" office:value-type="string" calcext:value-type="string">
            <text:p>cap. ociosa</text:p>
          </table:table-cell>
          <table:table-cell table:style-name="ce12" office:value-type="string" calcext:value-type="string">
            <text:p>Volume de distribuição</text:p>
          </table:table-cell>
          <table:table-cell table:style-name="ce13" office:value-type="string" calcext:value-type="string">
            <text:p>cap. ociosa</text:p>
          </table:table-cell>
          <table:table-cell/>
        </table:table-row>
        <table:table-row table:style-name="ro1">
          <table:covered-table-cell table:style-name="ce10"/>
          <table:covered-table-cell table:style-name="ce13"/>
          <table:table-cell table:number-columns-repeated="2" table:style-name="ce13" office:value-type="string" calcext:value-type="string">
            <text:p>(litros)</text:p>
          </table:table-cell>
          <table:table-cell office:value-type="string" calcext:value-type="string">
            <text:p>(litros)</text:p>
          </table:table-cell>
          <table:table-cell/>
          <table:table-cell table:style-name="ce13" table:number-columns-repeated="3"/>
          <table:table-cell table:style-name="ce13" office:value-type="string" calcext:value-type="string">
            <text:p><text:s/>(litros / turno)</text:p>
          </table:table-cell>
          <table:table-cell office:value-type="string" calcext:value-type="string">
            <text:p>(litros)</text:p>
          </table:table-cell>
          <table:table-cell table:style-name="ce13" office:value-type="string" calcext:value-type="string">
            <text:p><text:s/>(litros / turno)</text:p>
          </table:table-cell>
          <table:table-cell table:style-name="ce13" office:value-type="string" calcext:value-type="string">
            <text:p>(litros)</text:p>
          </table:table-cell>
          <table:table-cell table:style-name="ce13" office:value-type="string" calcext:value-type="string">
            <text:p><text:s/>(litros / turno)</text:p>
          </table:table-cell>
          <table:table-cell table:style-name="ce13" office:value-type="string" calcext:value-type="string">
            <text:p>(litros)</text:p>
          </table:table-cell>
          <table:table-cell/>
        </table:table-row>
        <table:table-row table:style-name="ro1">
          <table:table-cell office:value-type="string" calcext:value-type="string">
            <text:p>ETA</text:p>
          </table:table-cell>
          <table:table-cell table:style-name="ce44"/>
          <table:table-cell table:style-name="ce48"/>
          <table:table-cell table:style-name="ce61" office:value-type="float" office:value="2500000" calcext:value-type="float">
            <text:p>2.500.000,00</text:p>
          </table:table-cell>
          <table:table-cell table:style-name="ce61" table:formula="of:=[.D12]" office:value-type="float" office:value="2500000" calcext:value-type="float">
            <text:p>2.500.000,00</text:p>
          </table:table-cell>
          <table:table-cell table:style-name="ce54" table:formula="of:=[.F13]" office:value-type="percentage" office:value="1" calcext:value-type="percentage">
            <text:p>100,00%</text:p>
          </table:table-cell>
          <table:table-cell table:formula="of:=[.$K$4]*[.L12]" office:value-type="float" office:value="0" calcext:value-type="float">
            <text:p>0,00</text:p>
          </table:table-cell>
          <table:table-cell/>
          <table:table-cell table:formula="of:=[.I33]*[.$E$3]" office:value-type="float" office:value="8812800" calcext:value-type="float">
            <text:p>8.812.800,00</text:p>
          </table:table-cell>
          <table:table-cell table:formula="of:=IF([.J29]-[.J13]&lt;[.$D12]-[.$E12];[.J29];[.J13]+[.$D12]-[.$E12])" office:value-type="float" office:value="4800000" calcext:value-type="float">
            <text:p>4.800.000,00</text:p>
          </table:table-cell>
          <table:table-cell table:style-name="ce51" table:formula="of:=([.$D12]-[.$E12])-([.J12]-[.J13])" office:value-type="float" office:value="2112000" calcext:value-type="float">
            <text:p>2.112.000,00</text:p>
          </table:table-cell>
          <table:table-cell table:formula="of:=IF([.L29]-[.L13]&lt;[.$D12]-[.$E12];[.L29];[.L13]+[.$D12]-[.$E12])" office:value-type="float" office:value="4800000" calcext:value-type="float">
            <text:p>4.800.000,00</text:p>
          </table:table-cell>
          <table:table-cell table:style-name="ce51" table:formula="of:=([.$D12]-[.$E12])-([.L12]-[.L13])" office:value-type="float" office:value="0" calcext:value-type="float">
            <text:p>0,00</text:p>
          </table:table-cell>
          <table:table-cell table:formula="of:=[.N13]+[.D12]-[.E12]" office:value-type="float" office:value="7473960" calcext:value-type="float">
            <text:p>7.473.960,00</text:p>
          </table:table-cell>
          <table:table-cell table:style-name="ce51" table:formula="of:=([.$D12]-[.$E12])-([.N12]-[.N13])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table:style-name="ce44"/>
          <table:table-cell table:style-name="ce48"/>
          <table:table-cell table:style-name="ce61" office:value-type="float" office:value="500000" calcext:value-type="float">
            <text:p>500.000,00</text:p>
          </table:table-cell>
          <table:table-cell table:style-name="ce61" table:formula="of:=[.D13]" office:value-type="float" office:value="500000" calcext:value-type="float">
            <text:p>500.000,00</text:p>
          </table:table-cell>
          <table:table-cell table:style-name="ce54" table:formula="of:=[.F14]+[.F15]+[.F16]+[.F17]+[.F18]" office:value-type="percentage" office:value="1" calcext:value-type="percentage">
            <text:p>100,00%</text:p>
          </table:table-cell>
          <table:table-cell table:formula="of:=[.$K$4]*[.L13]" office:value-type="float" office:value="0" calcext:value-type="float">
            <text:p>0,00</text:p>
          </table:table-cell>
          <table:table-cell/>
          <table:table-cell table:formula="of:=[.I34]*[.$E$3]" office:value-type="float" office:value="6912000" calcext:value-type="float">
            <text:p>6.912.000,00</text:p>
          </table:table-cell>
          <table:table-cell table:formula="of:=[.J34]*[.$E$3]*[.$E$2]" office:value-type="float" office:value="6912000" calcext:value-type="float">
            <text:p>6.912.000,00</text:p>
          </table:table-cell>
          <table:table-cell table:style-name="ce51" table:formula="of:=([.$D13]-[.$E13])-([.J13]-[.J14]-[.J15]-[.J16]-[.J17]-[.J18])" office:value-type="float" office:value="0" calcext:value-type="float">
            <text:p>0,00</text:p>
          </table:table-cell>
          <table:table-cell table:formula="of:=MIN([.L34]*[.E3];[.L33]*[.E3])" office:value-type="float" office:value="4800000" calcext:value-type="float">
            <text:p>4.800.000,00</text:p>
          </table:table-cell>
          <table:table-cell table:style-name="ce51" table:formula="of:=([.$D13]-[.$E13])-([.L13]-[.L14]-[.L15]-[.L16]-[.L17]-[.L18])" office:value-type="float" office:value="0" calcext:value-type="float">
            <text:p>0,00</text:p>
          </table:table-cell>
          <table:table-cell table:formula="of:=[.N14]+[.N15]+[.N16]+[.N17]+[.N18]+[.D13]-[.E13]" office:value-type="float" office:value="7473960" calcext:value-type="float">
            <text:p>7.473.960,00</text:p>
          </table:table-cell>
          <table:table-cell table:style-name="ce51" table:formula="of:=([.$D13]-[.$E13])-([.N13]-[.N14]-[.N15]-[.N16]-[.N17]-[.N18])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table:style-name="ce44"/>
          <table:table-cell table:style-name="ce48"/>
          <table:table-cell table:style-name="ce61" office:value-type="float" office:value="400000" calcext:value-type="float">
            <text:p>400.000,00</text:p>
          </table:table-cell>
          <table:table-cell table:style-name="ce61" table:formula="of:=[.D14]" office:value-type="float" office:value="400000" calcext:value-type="float">
            <text:p>400.000,00</text:p>
          </table:table-cell>
          <table:table-cell table:style-name="ce54" table:formula="of:=[.F19]+[.F20]" office:value-type="percentage" office:value="0.210707576706324" calcext:value-type="percentage">
            <text:p>21,07%</text:p>
          </table:table-cell>
          <table:table-cell table:formula="of:=[.$K$4]*[.L14]" office:value-type="float" office:value="0" calcext:value-type="float">
            <text:p>0,00</text:p>
          </table:table-cell>
          <table:table-cell/>
          <table:table-cell table:formula="of:=[.I35]*[.$E$3]" office:value-type="float" office:value="960000" calcext:value-type="float">
            <text:p>960.000,00</text:p>
          </table:table-cell>
          <table:table-cell table:formula="of:=[.J19]+[.J20]" office:value-type="float" office:value="1456410.77019411" calcext:value-type="float">
            <text:p>1.456.410,77</text:p>
          </table:table-cell>
          <table:table-cell table:style-name="ce51" table:formula="of:=([.$D14]-[.$E14])-([.J14]-[.J19]-[.J20])" office:value-type="float" office:value="0" calcext:value-type="float">
            <text:p>0,00</text:p>
          </table:table-cell>
          <table:table-cell table:formula="of:=[.L19]+[.L20]" office:value-type="float" office:value="1011396.36819036" calcext:value-type="float">
            <text:p>1.011.396,37</text:p>
          </table:table-cell>
          <table:table-cell table:style-name="ce51" table:formula="of:=([.$D14]-[.$E14])-([.L14]-[.L19]-[.L20])" office:value-type="float" office:value="0" calcext:value-type="float">
            <text:p>0,00</text:p>
          </table:table-cell>
          <table:table-cell table:formula="of:=[.N19]+[.N20]+[.D14]-[.E14]" office:value-type="float" office:value="1574820" calcext:value-type="float">
            <text:p>1.574.820,00</text:p>
          </table:table-cell>
          <table:table-cell table:style-name="ce51" table:formula="of:=([.$D14]-[.$E14])-([.N14]-[.N19]-[.N20])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string" calcext:value-type="string">
            <text:p>R3</text:p>
          </table:table-cell>
          <table:table-cell table:style-name="ce44"/>
          <table:table-cell table:style-name="ce48"/>
          <table:table-cell table:style-name="ce61" office:value-type="float" office:value="100000" calcext:value-type="float">
            <text:p>100.000,00</text:p>
          </table:table-cell>
          <table:table-cell table:style-name="ce61" table:formula="of:=[.D15]" office:value-type="float" office:value="100000" calcext:value-type="float">
            <text:p>100.000,00</text:p>
          </table:table-cell>
          <table:table-cell table:style-name="ce54" table:formula="of:=[.F21]" office:value-type="percentage" office:value="0.0479023168440827" calcext:value-type="percentage">
            <text:p>4,79%</text:p>
          </table:table-cell>
          <table:table-cell table:formula="of:=[.$K$4]*[.L15]" office:value-type="float" office:value="0" calcext:value-type="float">
            <text:p>0,00</text:p>
          </table:table-cell>
          <table:table-cell/>
          <table:table-cell table:formula="of:=[.I36]*[.$E$3]" office:value-type="float" office:value="480000" calcext:value-type="float">
            <text:p>480.000,00</text:p>
          </table:table-cell>
          <table:table-cell table:formula="of:=[.J21]" office:value-type="float" office:value="331100.814026299" calcext:value-type="float">
            <text:p>331.100,81</text:p>
          </table:table-cell>
          <table:table-cell table:style-name="ce51" table:formula="of:=([.$D15]-[.$E15])-([.J15]-[.J21])" office:value-type="float" office:value="0" calcext:value-type="float">
            <text:p>0,00</text:p>
          </table:table-cell>
          <table:table-cell table:formula="of:=[.L21]" office:value-type="float" office:value="229931.120851597" calcext:value-type="float">
            <text:p>229.931,12</text:p>
          </table:table-cell>
          <table:table-cell table:style-name="ce51" table:formula="of:=([.$D15]-[.$E15])-([.L15]-[.L21])" office:value-type="float" office:value="0" calcext:value-type="float">
            <text:p>0,00</text:p>
          </table:table-cell>
          <table:table-cell table:formula="of:=[.N21]+[.D15]-[.E15]" office:value-type="float" office:value="358020" calcext:value-type="float">
            <text:p>358.020,00</text:p>
          </table:table-cell>
          <table:table-cell table:style-name="ce51" table:formula="of:=([.$D15]-[.$E15])-([.N15]-[.N21])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string" calcext:value-type="string">
            <text:p>R4</text:p>
          </table:table-cell>
          <table:table-cell table:style-name="ce44"/>
          <table:table-cell table:style-name="ce48"/>
          <table:table-cell table:style-name="ce61" office:value-type="float" office:value="180000" calcext:value-type="float">
            <text:p>180.000,00</text:p>
          </table:table-cell>
          <table:table-cell table:style-name="ce61" table:formula="of:=[.D16]" office:value-type="float" office:value="180000" calcext:value-type="float">
            <text:p>180.000,00</text:p>
          </table:table-cell>
          <table:table-cell table:style-name="ce54" table:formula="of:=[.F22]" office:value-type="percentage" office:value="0.1605092882488" calcext:value-type="percentage">
            <text:p>16,05%</text:p>
          </table:table-cell>
          <table:table-cell table:formula="of:=[.$K$4]*[.L16]" office:value-type="float" office:value="0" calcext:value-type="float">
            <text:p>0,00</text:p>
          </table:table-cell>
          <table:table-cell/>
          <table:table-cell table:formula="of:=[.I37]*[.$E$3]" office:value-type="float" office:value="1200000" calcext:value-type="float">
            <text:p>1.200.000,00</text:p>
          </table:table-cell>
          <table:table-cell table:formula="of:=[.J22]" office:value-type="float" office:value="1109440.2003757" calcext:value-type="float">
            <text:p>1.109.440,20</text:p>
          </table:table-cell>
          <table:table-cell table:style-name="ce51"/>
          <table:table-cell table:formula="of:=[.L22]" office:value-type="float" office:value="770444.583594239" calcext:value-type="float">
            <text:p>770.444,58</text:p>
          </table:table-cell>
          <table:table-cell table:style-name="ce51" table:formula="of:=([.D16]-[.E16])-([.L16]-[.L22])" office:value-type="float" office:value="0" calcext:value-type="float">
            <text:p>0,00</text:p>
          </table:table-cell>
          <table:table-cell table:formula="of:=[.N22]+[.D16]-[.E16]" office:value-type="float" office:value="1199640" calcext:value-type="float">
            <text:p>1.199.64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</text:p>
          </table:table-cell>
          <table:table-cell table:style-name="ce44"/>
          <table:table-cell table:style-name="ce48"/>
          <table:table-cell table:style-name="ce61" office:value-type="float" office:value="20000" calcext:value-type="float">
            <text:p>20.000,00</text:p>
          </table:table-cell>
          <table:table-cell table:style-name="ce61" table:formula="of:=[.D17]" office:value-type="float" office:value="20000" calcext:value-type="float">
            <text:p>20.000,00</text:p>
          </table:table-cell>
          <table:table-cell table:style-name="ce54" table:formula="of:=[.F23]" office:value-type="percentage" office:value="0.0140889167188478" calcext:value-type="percentage">
            <text:p>1,41%</text:p>
          </table:table-cell>
          <table:table-cell table:formula="of:=[.$K$4]*[.L17]" office:value-type="float" office:value="0" calcext:value-type="float">
            <text:p>0,00</text:p>
          </table:table-cell>
          <table:table-cell/>
          <table:table-cell table:formula="of:=[.I38]*[.$E$3]" office:value-type="float" office:value="240000" calcext:value-type="float">
            <text:p>240.000,00</text:p>
          </table:table-cell>
          <table:table-cell table:formula="of:=[.J23]" office:value-type="float" office:value="97382.5923606763" calcext:value-type="float">
            <text:p>97.382,59</text:p>
          </table:table-cell>
          <table:table-cell table:style-name="ce51"/>
          <table:table-cell table:formula="of:=[.L23]" office:value-type="float" office:value="67626.8002504696" calcext:value-type="float">
            <text:p>67.626,80</text:p>
          </table:table-cell>
          <table:table-cell table:style-name="ce51" table:formula="of:=([.D17]-[.E17])-([.L17]-[.L23])" office:value-type="float" office:value="0" calcext:value-type="float">
            <text:p>0,00</text:p>
          </table:table-cell>
          <table:table-cell table:formula="of:=[.N23]+[.D17]-[.E17]" office:value-type="float" office:value="105300" calcext:value-type="float">
            <text:p>105.30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1</text:p>
          </table:table-cell>
          <table:table-cell table:style-name="ce45" office:value-type="float" office:value="5431" calcext:value-type="float">
            <text:p>5431</text:p>
          </table:table-cell>
          <table:table-cell table:style-name="ce51" table:formula="of:=[.B18]*[.$E$1]*[.$E$5]*[.$E$6]" office:value-type="float" office:value="4236180" calcext:value-type="float">
            <text:p>4.236.180,00</text:p>
          </table:table-cell>
          <table:table-cell table:style-name="ce51" table:formula="of:=[.B18]*[.$E$4]" office:value-type="float" office:value="5431000" calcext:value-type="float">
            <text:p>5.431.000,00</text:p>
          </table:table-cell>
          <table:table-cell table:style-name="ce61" table:formula="of:=[.D18]" office:value-type="float" office:value="5431000" calcext:value-type="float">
            <text:p>5.431.000,00</text:p>
          </table:table-cell>
          <table:table-cell table:style-name="ce54" table:formula="of:=[.B18]/[.$B$25]" office:value-type="percentage" office:value="0.566791901481945" calcext:value-type="percentage">
            <text:p>56,68%</text:p>
          </table:table-cell>
          <table:table-cell table:formula="of:=[.$K$4]*[.L18]" office:value-type="float" office:value="0" calcext:value-type="float">
            <text:p>0,00</text:p>
          </table:table-cell>
          <table:table-cell/>
          <table:table-cell table:formula="of:=[.I39]*[.$E$3]" office:value-type="float" office:value="1440000" calcext:value-type="float">
            <text:p>1.440.000,00</text:p>
          </table:table-cell>
          <table:table-cell table:formula="of:=([.J$13]/[.$B$25])*[.$B18]" office:value-type="float" office:value="3917665.62304321" calcext:value-type="float">
            <text:p>3.917.665,62</text:p>
          </table:table-cell>
          <table:table-cell table:style-name="ce51" table:formula="of:=[.J18]/([.B18]*[.$E$6])" office:value-type="float" office:value="184.962188719233" calcext:value-type="float">
            <text:p>184,96</text:p>
          </table:table-cell>
          <table:table-cell table:formula="of:=([.L$13]/[.$B$25])*[.$B18]" office:value-type="float" office:value="2720601.12711334" calcext:value-type="float">
            <text:p>2.720.601,13</text:p>
          </table:table-cell>
          <table:table-cell table:style-name="ce51" table:formula="of:=[.D18]-[.E18]" office:value-type="float" office:value="0" calcext:value-type="float">
            <text:p>0,00</text:p>
          </table:table-cell>
          <table:table-cell table:formula="of:=[.C18]+[.D18]-[.E18]" office:value-type="float" office:value="4236180" calcext:value-type="float">
            <text:p>4.236.18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2</text:p>
          </table:table-cell>
          <table:table-cell table:style-name="ce45" office:value-type="float" office:value="1043" calcext:value-type="float">
            <text:p>1043</text:p>
          </table:table-cell>
          <table:table-cell table:style-name="ce51" table:formula="of:=[.B19]*[.$E$1]*[.$E$5]*[.$E$6]" office:value-type="float" office:value="813540" calcext:value-type="float">
            <text:p>813.540,00</text:p>
          </table:table-cell>
          <table:table-cell table:style-name="ce51" table:formula="of:=[.B19]*[.$E$4]" office:value-type="float" office:value="1043000" calcext:value-type="float">
            <text:p>1.043.000,00</text:p>
          </table:table-cell>
          <table:table-cell table:style-name="ce61" table:formula="of:=[.D19]" office:value-type="float" office:value="1043000" calcext:value-type="float">
            <text:p>1.043.000,00</text:p>
          </table:table-cell>
          <table:table-cell table:style-name="ce54" table:formula="of:=[.B19]/[.$B$25]" office:value-type="percentage" office:value="0.108849926946358" calcext:value-type="percentage">
            <text:p>10,88%</text:p>
          </table:table-cell>
          <table:table-cell table:formula="of:=[.$K$4]*[.L19]" office:value-type="float" office:value="0" calcext:value-type="float">
            <text:p>0,00</text:p>
          </table:table-cell>
          <table:table-cell/>
          <table:table-cell table:formula="of:=[.I40]*[.$E$3]" office:value-type="float" office:value="720000" calcext:value-type="float">
            <text:p>720.000,00</text:p>
          </table:table-cell>
          <table:table-cell table:formula="of:=([.J$13]/[.$B$25])*[.$B19]" office:value-type="float" office:value="752370.695053225" calcext:value-type="float">
            <text:p>752.370,70</text:p>
          </table:table-cell>
          <table:table-cell table:style-name="ce51" table:formula="of:=[.J19]/([.B19]*[.$E$6])" office:value-type="float" office:value="184.962188719233" calcext:value-type="float">
            <text:p>184,96</text:p>
          </table:table-cell>
          <table:table-cell table:formula="of:=([.L$13]/[.$B$25])*[.$B19]" office:value-type="float" office:value="522479.649342517" calcext:value-type="float">
            <text:p>522.479,65</text:p>
          </table:table-cell>
          <table:table-cell table:style-name="ce51" table:formula="of:=[.D19]-[.E19]" office:value-type="float" office:value="0" calcext:value-type="float">
            <text:p>0,00</text:p>
          </table:table-cell>
          <table:table-cell table:formula="of:=[.C19]+[.D19]-[.E19]" office:value-type="float" office:value="813540" calcext:value-type="float">
            <text:p>813.54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3</text:p>
          </table:table-cell>
          <table:table-cell table:style-name="ce45" office:value-type="float" office:value="976" calcext:value-type="float">
            <text:p>976</text:p>
          </table:table-cell>
          <table:table-cell table:style-name="ce51" table:formula="of:=[.B20]*[.$E$1]*[.$E$5]*[.$E$6]" office:value-type="float" office:value="761280" calcext:value-type="float">
            <text:p>761.280,00</text:p>
          </table:table-cell>
          <table:table-cell table:style-name="ce51" table:formula="of:=[.B20]*[.$E$4]" office:value-type="float" office:value="976000" calcext:value-type="float">
            <text:p>976.000,00</text:p>
          </table:table-cell>
          <table:table-cell table:style-name="ce61" table:formula="of:=[.D20]" office:value-type="float" office:value="976000" calcext:value-type="float">
            <text:p>976.000,00</text:p>
          </table:table-cell>
          <table:table-cell table:style-name="ce54" table:formula="of:=[.B20]/[.$B$25]" office:value-type="percentage" office:value="0.101857649759967" calcext:value-type="percentage">
            <text:p>10,19%</text:p>
          </table:table-cell>
          <table:table-cell table:formula="of:=[.$K$4]*[.L20]" office:value-type="float" office:value="0" calcext:value-type="float">
            <text:p>0,00</text:p>
          </table:table-cell>
          <table:table-cell/>
          <table:table-cell table:formula="of:=[.I41]*[.$E$3]" office:value-type="float" office:value="720000" calcext:value-type="float">
            <text:p>720.000,00</text:p>
          </table:table-cell>
          <table:table-cell table:formula="of:=([.J$13]/[.$B$25])*[.$B20]" office:value-type="float" office:value="704040.075140889" calcext:value-type="float">
            <text:p>704.040,08</text:p>
          </table:table-cell>
          <table:table-cell table:style-name="ce51" table:formula="of:=[.J20]/([.B20]*[.$E$6])" office:value-type="float" office:value="184.962188719233" calcext:value-type="float">
            <text:p>184,96</text:p>
          </table:table-cell>
          <table:table-cell table:formula="of:=([.L$13]/[.$B$25])*[.$B20]" office:value-type="float" office:value="488916.71884784" calcext:value-type="float">
            <text:p>488.916,72</text:p>
          </table:table-cell>
          <table:table-cell table:style-name="ce51" table:formula="of:=[.D20]-[.E20]" office:value-type="float" office:value="0" calcext:value-type="float">
            <text:p>0,00</text:p>
          </table:table-cell>
          <table:table-cell table:formula="of:=[.C20]+[.D20]-[.E20]" office:value-type="float" office:value="761280" calcext:value-type="float">
            <text:p>761.28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4</text:p>
          </table:table-cell>
          <table:table-cell table:style-name="ce45" office:value-type="float" office:value="459" calcext:value-type="float">
            <text:p>459</text:p>
          </table:table-cell>
          <table:table-cell table:style-name="ce51" table:formula="of:=[.B21]*[.$E$1]*[.$E$5]*[.$E$6]" office:value-type="float" office:value="358020" calcext:value-type="float">
            <text:p>358.020,00</text:p>
          </table:table-cell>
          <table:table-cell table:style-name="ce51" table:formula="of:=[.B21]*[.$E$4]" office:value-type="float" office:value="459000" calcext:value-type="float">
            <text:p>459.000,00</text:p>
          </table:table-cell>
          <table:table-cell table:style-name="ce61" table:formula="of:=[.D21]" office:value-type="float" office:value="459000" calcext:value-type="float">
            <text:p>459.000,00</text:p>
          </table:table-cell>
          <table:table-cell table:style-name="ce54" table:formula="of:=[.B21]/[.$B$25]" office:value-type="percentage" office:value="0.0479023168440827" calcext:value-type="percentage">
            <text:p>4,79%</text:p>
          </table:table-cell>
          <table:table-cell table:formula="of:=[.$K$4]*[.L21]" office:value-type="float" office:value="0" calcext:value-type="float">
            <text:p>0,00</text:p>
          </table:table-cell>
          <table:table-cell/>
          <table:table-cell table:formula="of:=[.I42]*[.$E$3]" office:value-type="float" office:value="720000" calcext:value-type="float">
            <text:p>720.000,00</text:p>
          </table:table-cell>
          <table:table-cell table:formula="of:=([.J$13]/[.$B$25])*[.$B21]" office:value-type="float" office:value="331100.814026299" calcext:value-type="float">
            <text:p>331.100,81</text:p>
          </table:table-cell>
          <table:table-cell table:style-name="ce51" table:formula="of:=[.J21]/([.B21]*[.$E$6])" office:value-type="float" office:value="184.962188719233" calcext:value-type="float">
            <text:p>184,96</text:p>
          </table:table-cell>
          <table:table-cell table:formula="of:=([.L$13]/[.$B$25])*[.$B21]" office:value-type="float" office:value="229931.120851597" calcext:value-type="float">
            <text:p>229.931,12</text:p>
          </table:table-cell>
          <table:table-cell table:style-name="ce51" table:formula="of:=[.D21]-[.E21]" office:value-type="float" office:value="0" calcext:value-type="float">
            <text:p>0,00</text:p>
          </table:table-cell>
          <table:table-cell table:formula="of:=[.C21]+[.D21]-[.E21]" office:value-type="float" office:value="358020" calcext:value-type="float">
            <text:p>358.02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5</text:p>
          </table:table-cell>
          <table:table-cell table:style-name="ce45" office:value-type="float" office:value="1538" calcext:value-type="float">
            <text:p>1538</text:p>
          </table:table-cell>
          <table:table-cell table:style-name="ce51" table:formula="of:=[.B22]*[.$E$1]*[.$E$5]*[.$E$6]" office:value-type="float" office:value="1199640" calcext:value-type="float">
            <text:p>1.199.640,00</text:p>
          </table:table-cell>
          <table:table-cell table:style-name="ce51" table:formula="of:=[.B22]*[.$E$4]" office:value-type="float" office:value="1538000" calcext:value-type="float">
            <text:p>1.538.000,00</text:p>
          </table:table-cell>
          <table:table-cell table:style-name="ce61" table:formula="of:=[.D22]" office:value-type="float" office:value="1538000" calcext:value-type="float">
            <text:p>1.538.000,00</text:p>
          </table:table-cell>
          <table:table-cell table:style-name="ce54" table:formula="of:=[.B22]/[.$B$25]" office:value-type="percentage" office:value="0.1605092882488" calcext:value-type="percentage">
            <text:p>16,05%</text:p>
          </table:table-cell>
          <table:table-cell table:formula="of:=[.$K$4]*[.L22]" office:value-type="float" office:value="0" calcext:value-type="float">
            <text:p>0,00</text:p>
          </table:table-cell>
          <table:table-cell/>
          <table:table-cell table:formula="of:=[.I43]*[.$E$3]" office:value-type="float" office:value="720000" calcext:value-type="float">
            <text:p>720.000,00</text:p>
          </table:table-cell>
          <table:table-cell table:formula="of:=([.J$13]/[.$B$25])*[.$B22]" office:value-type="float" office:value="1109440.2003757" calcext:value-type="float">
            <text:p>1.109.440,20</text:p>
          </table:table-cell>
          <table:table-cell table:style-name="ce51" table:formula="of:=[.J22]/([.B22]*[.$E$6])" office:value-type="float" office:value="184.962188719233" calcext:value-type="float">
            <text:p>184,96</text:p>
          </table:table-cell>
          <table:table-cell table:formula="of:=([.L$13]/[.$B$25])*[.$B22]" office:value-type="float" office:value="770444.583594239" calcext:value-type="float">
            <text:p>770.444,58</text:p>
          </table:table-cell>
          <table:table-cell table:style-name="ce51" table:formula="of:=[.D22]-[.E22]" office:value-type="float" office:value="0" calcext:value-type="float">
            <text:p>0,00</text:p>
          </table:table-cell>
          <table:table-cell table:formula="of:=[.C22]+[.D22]-[.E22]" office:value-type="float" office:value="1199640" calcext:value-type="float">
            <text:p>1.199.64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6</text:p>
          </table:table-cell>
          <table:table-cell table:style-name="ce45" office:value-type="float" office:value="135" calcext:value-type="float">
            <text:p>135</text:p>
          </table:table-cell>
          <table:table-cell table:style-name="ce51" table:formula="of:=[.B23]*[.$E$1]*[.$E$5]*[.$E$6]" office:value-type="float" office:value="105300" calcext:value-type="float">
            <text:p>105.300,00</text:p>
          </table:table-cell>
          <table:table-cell table:style-name="ce51" table:formula="of:=[.B23]*[.$E$4]" office:value-type="float" office:value="135000" calcext:value-type="float">
            <text:p>135.000,00</text:p>
          </table:table-cell>
          <table:table-cell table:style-name="ce61" table:formula="of:=[.D23]" office:value-type="float" office:value="135000" calcext:value-type="float">
            <text:p>135.000,00</text:p>
          </table:table-cell>
          <table:table-cell table:style-name="ce54" table:formula="of:=[.B23]/[.$B$25]" office:value-type="percentage" office:value="0.0140889167188478" calcext:value-type="percentage">
            <text:p>1,41%</text:p>
          </table:table-cell>
          <table:table-cell table:formula="of:=[.$K$4]*[.L23]" office:value-type="float" office:value="0" calcext:value-type="float">
            <text:p>0,00</text:p>
          </table:table-cell>
          <table:table-cell/>
          <table:table-cell table:formula="of:=[.I44]*[.$E$3]" office:value-type="float" office:value="720000" calcext:value-type="float">
            <text:p>720.000,00</text:p>
          </table:table-cell>
          <table:table-cell table:formula="of:=([.J$13]/[.$B$25])*[.$B23]" office:value-type="float" office:value="97382.5923606763" calcext:value-type="float">
            <text:p>97.382,59</text:p>
          </table:table-cell>
          <table:table-cell table:style-name="ce51" table:formula="of:=[.J23]/([.B23]*[.$E$6])" office:value-type="float" office:value="184.962188719233" calcext:value-type="float">
            <text:p>184,96</text:p>
          </table:table-cell>
          <table:table-cell table:formula="of:=([.L$13]/[.$B$25])*[.$B23]" office:value-type="float" office:value="67626.8002504696" calcext:value-type="float">
            <text:p>67.626,80</text:p>
          </table:table-cell>
          <table:table-cell table:style-name="ce51" table:formula="of:=[.D23]-[.E23]" office:value-type="float" office:value="0" calcext:value-type="float">
            <text:p>0,00</text:p>
          </table:table-cell>
          <table:table-cell table:formula="of:=[.C23]+[.D23]-[.E23]" office:value-type="float" office:value="105300" calcext:value-type="float">
            <text:p>105.300,00</text:p>
          </table:table-cell>
          <table:table-cell table:number-columns-repeated="2"/>
        </table:table-row>
        <table:table-row table:style-name="ro1">
          <table:table-cell/>
          <table:table-cell table:style-name="ce13" table:number-columns-repeated="3"/>
          <table:table-cell table:number-columns-repeated="2"/>
          <table:table-cell table:style-name="ce13" table:number-columns-repeated="4"/>
          <table:table-cell/>
          <table:table-cell table:style-name="ce13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style-name="ce52" table:formula="of:=SUM([.B18:.B23])" office:value-type="float" office:value="9582" calcext:value-type="float">
            <text:p>9582</text:p>
          </table:table-cell>
          <table:table-cell table:style-name="ce51" table:formula="of:=SUM([.C18:.C23])" office:value-type="float" office:value="7473960" calcext:value-type="float">
            <text:p>7.473.960,00</text:p>
          </table:table-cell>
          <table:table-cell/>
          <table:table-cell table:style-name="ce11" table:number-columns-repeated="2"/>
          <table:table-cell table:style-name="ce39" table:formula="of:=SUM([.G18:.G23])" office:value-type="float" office:value="0" calcext:value-type="float">
            <text:p>0,00</text:p>
          </table:table-cell>
          <table:table-cell table:style-name="ce39" table:number-columns-repeated="2"/>
          <table:table-cell table:style-name="ce39" table:formula="of:=SUM([.J18:.J23])" office:value-type="float" office:value="6912000" calcext:value-type="float">
            <text:p>6.912.000,00</text:p>
          </table:table-cell>
          <table:table-cell table:style-name="ce39" table:formula="of:=SUM([.K12:.K23])" office:value-type="float" office:value="2113109.77313232" calcext:value-type="float">
            <text:p>2.113.109,77</text:p>
          </table:table-cell>
          <table:table-cell table:style-name="ce39" table:formula="of:=SUM([.L18:.L23])" office:value-type="float" office:value="4800000" calcext:value-type="float">
            <text:p>4.800.000,00</text:p>
          </table:table-cell>
          <table:table-cell table:style-name="ce39" table:formula="of:=SUM([.M12:.M23])" office:value-type="float" office:value="0" calcext:value-type="float">
            <text:p>0,00</text:p>
          </table:table-cell>
          <table:table-cell table:style-name="ce39" table:formula="of:=SUM([.N18:.N23])" office:value-type="float" office:value="7473960" calcext:value-type="float">
            <text:p>7.473.960,00</text:p>
          </table:table-cell>
          <table:table-cell table:style-name="ce39" table:formula="of:=SUM([.O12:.O23])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string" calcext:value-type="string">
            <text:p>ótimo</text:p>
          </table:table-cell>
          <table:table-cell table:number-columns-repeated="3"/>
          <table:table-cell table:style-name="ce11" table:number-columns-repeated="2"/>
          <table:table-cell table:style-name="ce40" table:formula="of:=[.G25]-[.$E$7]*[.J25]" office:value-type="float" office:value="-345600" calcext:value-type="float">
            <text:p>-345.600,00</text:p>
          </table:table-cell>
          <table:table-cell table:style-name="ce40" table:number-columns-repeated="2"/>
          <table:table-cell table:style-name="ce40" table:formula="of:=[.J25]-[.$E$7]*[.K25]" office:value-type="float" office:value="6806344.51134338" calcext:value-type="float">
            <text:p>6.806.344,51</text:p>
          </table:table-cell>
          <table:table-cell table:style-name="ce11"/>
          <table:table-cell table:style-name="ce40" table:formula="of:=[.L25]-[.$E$7]*[.M25]" office:value-type="float" office:value="4800000" calcext:value-type="float">
            <text:p>4.800.000,00</text:p>
          </table:table-cell>
          <table:table-cell table:style-name="ce11"/>
          <table:table-cell table:style-name="ce40" table:formula="of:=[.N25]-[.$E$7]*[.O25]" office:value-type="float" office:value="7473960" calcext:value-type="float">
            <text:p>7.473.960,00</text:p>
          </table:table-cell>
          <table:table-cell table:number-columns-repeated="2"/>
        </table:table-row>
        <table:table-row table:style-name="ro1">
          <table:table-cell/>
          <table:table-cell table:style-name="ce13" table:number-columns-repeated="2"/>
          <table:table-cell/>
          <table:table-cell table:style-name="ce11" table:number-columns-repeated="2"/>
          <table:table-cell table:style-name="ce12" office:value-type="string" calcext:value-type="string">
            <text:p>Volume ofertado pelos mananciais</text:p>
          </table:table-cell>
          <table:table-cell table:style-name="ce12" table:number-columns-repeated="2"/>
          <table:table-cell table:style-name="ce12" office:value-type="string" calcext:value-type="string">
            <text:p>Volume ofertado pelos mananciais</text:p>
          </table:table-cell>
          <table:table-cell table:style-name="ce11"/>
          <table:table-cell table:style-name="ce12" office:value-type="string" calcext:value-type="string">
            <text:p>Volume ofertado pelos mananciais</text:p>
          </table:table-cell>
          <table:table-cell table:style-name="ce41"/>
          <table:table-cell table:style-name="ce12" office:value-type="string" calcext:value-type="string">
            <text:p>Volume ofertado pelos mananciais</text:p>
          </table:table-cell>
          <table:table-cell table:number-columns-repeated="2"/>
        </table:table-row>
        <table:table-row table:style-name="ro1">
          <table:table-cell/>
          <table:table-cell table:style-name="ce13" table:number-columns-repeated="2"/>
          <table:table-cell/>
          <table:table-cell table:style-name="ce11" table:number-columns-repeated="2"/>
          <table:table-cell table:style-name="ce41" office:value-type="string" calcext:value-type="string">
            <text:p><text:s/>(litros / turno)</text:p>
          </table:table-cell>
          <table:table-cell table:style-name="ce41" table:number-columns-repeated="2"/>
          <table:table-cell table:style-name="ce41" office:value-type="string" calcext:value-type="string">
            <text:p><text:s/>(litros / turno)</text:p>
          </table:table-cell>
          <table:table-cell table:style-name="ce11"/>
          <table:table-cell table:style-name="ce41" office:value-type="string" calcext:value-type="string">
            <text:p><text:s/>(litros / turno)</text:p>
          </table:table-cell>
          <table:table-cell table:style-name="ce41"/>
          <table:table-cell table:style-name="ce41" office:value-type="string" calcext:value-type="string">
            <text:p><text:s/>(litros / turno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ancial</text:p>
          </table:table-cell>
          <table:table-cell table:style-name="ce10" table:number-columns-repeated="5"/>
          <table:table-cell table:style-name="ce78" table:formula="of:=[.K33]*[.D3]*[.D2]" office:value-type="float" office:value="0" calcext:value-type="float">
            <text:p>0,00</text:p>
          </table:table-cell>
          <table:table-cell table:style-name="ce78" table:number-columns-repeated="2"/>
          <table:table-cell table:style-name="ce78" table:formula="of:=[.L33]*[.E3]*[.E2]" office:value-type="float" office:value="4800000" calcext:value-type="float">
            <text:p>4.800.000,00</text:p>
          </table:table-cell>
          <table:table-cell table:style-name="ce10"/>
          <table:table-cell table:style-name="ce78" table:formula="of:=[.L33]*[.E3]" office:value-type="float" office:value="4800000" calcext:value-type="float">
            <text:p>4.800.000,00</text:p>
          </table:table-cell>
          <table:table-cell/>
          <table:table-cell table:style-name="ce78" table:formula="of:=[.N12]" office:value-type="float" office:value="7473960" calcext:value-type="float">
            <text:p>7.473.960,00</text:p>
          </table:table-cell>
          <table:table-cell table:number-columns-repeated="2"/>
        </table:table-row>
        <table:table-row table:style-name="ro1">
          <table:table-cell table:style-name="ce10"/>
          <table:table-cell table:number-columns-repeated="3"/>
          <table:table-cell table:style-name="ce11" table:number-columns-repeated="10"/>
          <table:table-cell table:number-columns-repeated="2"/>
        </table:table-row>
        <table:table-row table:style-name="ro1">
          <table:table-cell table:style-name="ce10"/>
          <table:table-cell table:number-columns-repeated="3"/>
          <table:table-cell table:style-name="ce12" office:value-type="string" calcext:value-type="string" table:number-columns-spanned="1" table:number-rows-spanned="2">
            <text:p>Locais</text:p>
          </table:table-cell>
          <table:table-cell table:style-name="ce12"/>
          <table:table-cell table:style-name="ce12" office:value-type="string" calcext:value-type="string">
            <text:p>Vasão de distribuição</text:p>
          </table:table-cell>
          <table:table-cell table:style-name="ce12" table:number-columns-repeated="2"/>
          <table:table-cell table:style-name="ce12" office:value-type="string" calcext:value-type="string">
            <text:p>Vasão de distribuição</text:p>
          </table:table-cell>
          <table:table-cell table:style-name="ce12"/>
          <table:table-cell table:style-name="ce12" office:value-type="string" calcext:value-type="string">
            <text:p>Vasão de distribuição</text:p>
          </table:table-cell>
          <table:table-cell table:style-name="ce12"/>
          <table:table-cell table:style-name="ce12" office:value-type="string" calcext:value-type="string">
            <text:p>Vasão de distribuição</text:p>
          </table:table-cell>
          <table:table-cell table:number-columns-repeated="2"/>
        </table:table-row>
        <table:table-row table:style-name="ro1">
          <table:table-cell table:style-name="ce10"/>
          <table:table-cell table:number-columns-repeated="3"/>
          <table:covered-table-cell table:style-name="ce11"/>
          <table:table-cell table:style-name="ce11"/>
          <table:table-cell table:style-name="ce13" office:value-type="string" calcext:value-type="string">
            <text:p><text:s/>(litros / hora)</text:p>
          </table:table-cell>
          <table:table-cell table:style-name="ce13" table:number-columns-repeated="2"/>
          <table:table-cell table:style-name="ce13" office:value-type="string" calcext:value-type="string">
            <text:p><text:s/>(litros / hora)</text:p>
          </table:table-cell>
          <table:table-cell table:style-name="ce11"/>
          <table:table-cell table:style-name="ce13" office:value-type="string" calcext:value-type="string">
            <text:p><text:s/>(litros / hora)</text:p>
          </table:table-cell>
          <table:table-cell/>
          <table:table-cell table:style-name="ce13" office:value-type="string" calcext:value-type="string">
            <text:p><text:s/>(litros / hora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ume total distribuído para os setores</text:p>
          </table:table-cell>
          <table:table-cell table:style-name="ce13"/>
          <table:table-cell/>
          <table:table-cell table:style-name="ce39" table:formula="of:=SUM([.L18:.L23])" office:value-type="float" office:value="4800000" calcext:value-type="float">
            <text:p>4.800.000,00</text:p>
          </table:table-cell>
          <table:table-cell office:value-type="string" calcext:value-type="string">
            <text:p>ETA</text:p>
          </table:table-cell>
          <table:table-cell/>
          <table:table-cell table:style-name="ce61" table:formula="of:=(67+35)*3600" office:value-type="float" office:value="367200" calcext:value-type="float">
            <text:p>367.200,00</text:p>
          </table:table-cell>
          <table:table-cell table:style-name="ce61"/>
          <table:table-cell table:style-name="ce61" table:formula="of:=(67+35)*3600" office:value-type="float" office:value="367200" calcext:value-type="float">
            <text:p>367.200,00</text:p>
          </table:table-cell>
          <table:table-cell table:style-name="ce61" table:formula="of:=(67+35)*3600" office:value-type="float" office:value="367200" calcext:value-type="float">
            <text:p>367.200,00</text:p>
          </table:table-cell>
          <table:table-cell/>
          <table:table-cell table:style-name="ce61" office:value-type="float" office:value="200000" calcext:value-type="float">
            <text:p>200.000,00</text:p>
          </table:table-cell>
          <table:table-cell/>
          <table:table-cell table:formula="of:=[.N12]/[.$E$3]" office:value-type="float" office:value="311415" calcext:value-type="float">
            <text:p>311.415,00</text:p>
          </table:table-cell>
          <table:table-cell table:number-columns-repeated="2"/>
        </table:table-row>
        <table:table-row table:style-name="ro1">
          <table:table-cell/>
          <table:table-cell table:style-name="ce13"/>
          <table:table-cell table:number-columns-repeated="2"/>
          <table:table-cell office:value-type="string" calcext:value-type="string">
            <text:p>R1</text:p>
          </table:table-cell>
          <table:table-cell/>
          <table:table-cell table:style-name="ce61" office:value-type="float" office:value="288000" calcext:value-type="float">
            <text:p>288.000,00</text:p>
          </table:table-cell>
          <table:table-cell table:style-name="ce61"/>
          <table:table-cell table:number-columns-repeated="2" table:style-name="ce61" office:value-type="float" office:value="288000" calcext:value-type="float">
            <text:p>288.000,00</text:p>
          </table:table-cell>
          <table:table-cell/>
          <table:table-cell table:style-name="ce61" office:value-type="float" office:value="288000" calcext:value-type="float">
            <text:p>288.000,00</text:p>
          </table:table-cell>
          <table:table-cell/>
          <table:table-cell table:formula="of:=[.N13]/[.$E$3]" office:value-type="float" office:value="311415" calcext:value-type="float">
            <text:p>311.415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ção objetivo (valor ótimo)</text:p>
          </table:table-cell>
          <table:table-cell table:style-name="ce13" table:number-columns-repeated="2"/>
          <table:table-cell table:style-name="ce40" table:formula="of:=[.D33]-[.E7]*[.M25]" office:value-type="float" office:value="4800000" calcext:value-type="float">
            <text:p>4.800.000,00</text:p>
          </table:table-cell>
          <table:table-cell office:value-type="string" calcext:value-type="string">
            <text:p>R2</text:p>
          </table:table-cell>
          <table:table-cell/>
          <table:table-cell table:style-name="ce61" office:value-type="float" office:value="40000" calcext:value-type="float">
            <text:p>40.000,00</text:p>
          </table:table-cell>
          <table:table-cell table:style-name="ce61"/>
          <table:table-cell table:style-name="ce61" office:value-type="float" office:value="40000" calcext:value-type="float">
            <text:p>40.000,00</text:p>
          </table:table-cell>
          <table:table-cell table:formula="of:=[.J14]/([.$E$3]*[.$E$2])" office:value-type="float" office:value="60683.7820914214" calcext:value-type="float">
            <text:p>60.683,78</text:p>
          </table:table-cell>
          <table:table-cell/>
          <table:table-cell table:formula="of:=[.L14]/[.$E$3]" office:value-type="float" office:value="42141.5153412649" calcext:value-type="float">
            <text:p>42.141,52</text:p>
          </table:table-cell>
          <table:table-cell/>
          <table:table-cell table:formula="of:=[.N14]/[.$E$3]" office:value-type="float" office:value="65617.5" calcext:value-type="float">
            <text:p>65.617,5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R3</text:p>
          </table:table-cell>
          <table:table-cell/>
          <table:table-cell office:value-type="float" office:value="20000" calcext:value-type="float">
            <text:p>20.000,00</text:p>
          </table:table-cell>
          <table:table-cell/>
          <table:table-cell office:value-type="float" office:value="20000" calcext:value-type="float">
            <text:p>20.000,00</text:p>
          </table:table-cell>
          <table:table-cell table:formula="of:=[.J15]/([.$E$3]*[.$E$2])" office:value-type="float" office:value="13795.8672510958" calcext:value-type="float">
            <text:p>13.795,87</text:p>
          </table:table-cell>
          <table:table-cell/>
          <table:table-cell table:formula="of:=[.L15]/[.$E$3]" office:value-type="float" office:value="9580.46336881653" calcext:value-type="float">
            <text:p>9.580,46</text:p>
          </table:table-cell>
          <table:table-cell/>
          <table:table-cell table:formula="of:=[.N15]/[.$E$3]" office:value-type="float" office:value="14917.5" calcext:value-type="float">
            <text:p>14.917,5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R4</text:p>
          </table:table-cell>
          <table:table-cell/>
          <table:table-cell office:value-type="float" office:value="50000" calcext:value-type="float">
            <text:p>50.000,00</text:p>
          </table:table-cell>
          <table:table-cell/>
          <table:table-cell office:value-type="float" office:value="50000" calcext:value-type="float">
            <text:p>50.000,00</text:p>
          </table:table-cell>
          <table:table-cell table:formula="of:=[.J16]/([.$E$3]*[.$E$2])" office:value-type="float" office:value="46226.6750156544" calcext:value-type="float">
            <text:p>46.226,68</text:p>
          </table:table-cell>
          <table:table-cell/>
          <table:table-cell table:formula="of:=[.L16]/[.$E$3]" office:value-type="float" office:value="32101.85764976" calcext:value-type="float">
            <text:p>32.101,86</text:p>
          </table:table-cell>
          <table:table-cell/>
          <table:table-cell table:formula="of:=[.N16]/[.$E$3]" office:value-type="float" office:value="49985" calcext:value-type="float">
            <text:p>49.985,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R5</text:p>
          </table:table-cell>
          <table:table-cell/>
          <table:table-cell office:value-type="float" office:value="10000" calcext:value-type="float">
            <text:p>10.000,00</text:p>
          </table:table-cell>
          <table:table-cell/>
          <table:table-cell office:value-type="float" office:value="10000" calcext:value-type="float">
            <text:p>10.000,00</text:p>
          </table:table-cell>
          <table:table-cell table:formula="of:=[.J17]/([.$E$3]*[.$E$2])" office:value-type="float" office:value="4057.60801502818" calcext:value-type="float">
            <text:p>4.057,61</text:p>
          </table:table-cell>
          <table:table-cell/>
          <table:table-cell table:formula="of:=[.L17]/[.$E$3]" office:value-type="float" office:value="2817.78334376957" calcext:value-type="float">
            <text:p>2.817,78</text:p>
          </table:table-cell>
          <table:table-cell/>
          <table:table-cell table:formula="of:=[.N17]/[.$E$3]" office:value-type="float" office:value="4387.5" calcext:value-type="float">
            <text:p>4.387,5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1</text:p>
          </table:table-cell>
          <table:table-cell/>
          <table:table-cell office:value-type="float" office:value="60000" calcext:value-type="float">
            <text:p>60.000,00</text:p>
          </table:table-cell>
          <table:table-cell/>
          <table:table-cell office:value-type="float" office:value="60000" calcext:value-type="float">
            <text:p>60.000,00</text:p>
          </table:table-cell>
          <table:table-cell table:formula="of:=[.J18]/([.$E$3]*[.$E$2])" office:value-type="float" office:value="163236.0676268" calcext:value-type="float">
            <text:p>163.236,07</text:p>
          </table:table-cell>
          <table:table-cell/>
          <table:table-cell table:formula="of:=[.L18]/[.$E$3]" office:value-type="float" office:value="113358.380296389" calcext:value-type="float">
            <text:p>113.358,38</text:p>
          </table:table-cell>
          <table:table-cell/>
          <table:table-cell table:formula="of:=[.N18]/[.$E$3]" office:value-type="float" office:value="176507.5" calcext:value-type="float">
            <text:p>176.507,5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2</text:p>
          </table:table-cell>
          <table:table-cell/>
          <table:table-cell office:value-type="float" office:value="30000" calcext:value-type="float">
            <text:p>30.000,00</text:p>
          </table:table-cell>
          <table:table-cell/>
          <table:table-cell office:value-type="float" office:value="30000" calcext:value-type="float">
            <text:p>30.000,00</text:p>
          </table:table-cell>
          <table:table-cell table:formula="of:=[.J19]/([.$E$3]*[.$E$2])" office:value-type="float" office:value="31348.778960551" calcext:value-type="float">
            <text:p>31.348,78</text:p>
          </table:table-cell>
          <table:table-cell/>
          <table:table-cell table:formula="of:=[.L19]/[.$E$3]" office:value-type="float" office:value="21769.9853892715" calcext:value-type="float">
            <text:p>21.769,99</text:p>
          </table:table-cell>
          <table:table-cell/>
          <table:table-cell table:formula="of:=[.N19]/[.$E$3]" office:value-type="float" office:value="33897.5" calcext:value-type="float">
            <text:p>33.897,5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3</text:p>
          </table:table-cell>
          <table:table-cell/>
          <table:table-cell office:value-type="float" office:value="30000" calcext:value-type="float">
            <text:p>30.000,00</text:p>
          </table:table-cell>
          <table:table-cell/>
          <table:table-cell office:value-type="float" office:value="30000" calcext:value-type="float">
            <text:p>30.000,00</text:p>
          </table:table-cell>
          <table:table-cell table:formula="of:=[.J20]/([.$E$3]*[.$E$2])" office:value-type="float" office:value="29335.0031308704" calcext:value-type="float">
            <text:p>29.335,00</text:p>
          </table:table-cell>
          <table:table-cell/>
          <table:table-cell table:formula="of:=[.L20]/[.$E$3]" office:value-type="float" office:value="20371.5299519933" calcext:value-type="float">
            <text:p>20.371,53</text:p>
          </table:table-cell>
          <table:table-cell/>
          <table:table-cell table:formula="of:=[.N20]/[.$E$3]" office:value-type="float" office:value="31720" calcext:value-type="float">
            <text:p>31.720,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4</text:p>
          </table:table-cell>
          <table:table-cell/>
          <table:table-cell office:value-type="float" office:value="30000" calcext:value-type="float">
            <text:p>30.000,00</text:p>
          </table:table-cell>
          <table:table-cell/>
          <table:table-cell office:value-type="float" office:value="30000" calcext:value-type="float">
            <text:p>30.000,00</text:p>
          </table:table-cell>
          <table:table-cell table:formula="of:=[.J21]/([.$E$3]*[.$E$2])" office:value-type="float" office:value="13795.8672510958" calcext:value-type="float">
            <text:p>13.795,87</text:p>
          </table:table-cell>
          <table:table-cell/>
          <table:table-cell table:formula="of:=[.L21]/[.$E$3]" office:value-type="float" office:value="9580.46336881653" calcext:value-type="float">
            <text:p>9.580,46</text:p>
          </table:table-cell>
          <table:table-cell/>
          <table:table-cell table:formula="of:=[.N21]/[.$E$3]" office:value-type="float" office:value="14917.5" calcext:value-type="float">
            <text:p>14.917,5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5</text:p>
          </table:table-cell>
          <table:table-cell/>
          <table:table-cell office:value-type="float" office:value="30000" calcext:value-type="float">
            <text:p>30.000,00</text:p>
          </table:table-cell>
          <table:table-cell/>
          <table:table-cell office:value-type="float" office:value="30000" calcext:value-type="float">
            <text:p>30.000,00</text:p>
          </table:table-cell>
          <table:table-cell table:formula="of:=[.J22]/([.$E$3]*[.$E$2])" office:value-type="float" office:value="46226.6750156544" calcext:value-type="float">
            <text:p>46.226,68</text:p>
          </table:table-cell>
          <table:table-cell/>
          <table:table-cell table:formula="of:=[.L22]/[.$E$3]" office:value-type="float" office:value="32101.85764976" calcext:value-type="float">
            <text:p>32.101,86</text:p>
          </table:table-cell>
          <table:table-cell/>
          <table:table-cell table:formula="of:=[.N22]/[.$E$3]" office:value-type="float" office:value="49985" calcext:value-type="float">
            <text:p>49.985,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6</text:p>
          </table:table-cell>
          <table:table-cell/>
          <table:table-cell office:value-type="float" office:value="30000" calcext:value-type="float">
            <text:p>30.000,00</text:p>
          </table:table-cell>
          <table:table-cell/>
          <table:table-cell office:value-type="float" office:value="30000" calcext:value-type="float">
            <text:p>30.000,00</text:p>
          </table:table-cell>
          <table:table-cell table:formula="of:=[.J23]/([.$E$3]*[.$E$2])" office:value-type="float" office:value="4057.60801502818" calcext:value-type="float">
            <text:p>4.057,61</text:p>
          </table:table-cell>
          <table:table-cell/>
          <table:table-cell table:formula="of:=[.L23]/[.$E$3]" office:value-type="float" office:value="2817.78334376957" calcext:value-type="float">
            <text:p>2.817,78</text:p>
          </table:table-cell>
          <table:table-cell/>
          <table:table-cell table:formula="of:=[.N23]/[.$E$3]" office:value-type="float" office:value="4387.5" calcext:value-type="float">
            <text:p>4.387,50</text:p>
          </table:table-cell>
          <table:table-cell table:number-columns-repeated="2"/>
        </table:table-row>
        <table:table-row table:style-name="ro1">
          <table:table-cell table:style-name="Default" table:number-columns-repeated="14"/>
          <table:table-cell table:number-columns-repeated="2"/>
        </table:table-row>
        <table:table-row table:style-name="ro1">
          <table:table-cell table:style-name="Default" table:number-columns-repeated="7"/>
          <table:table-cell table:style-name="Default" table:formula="of:=([.I46]*[.H47])/[.I47]" office:value-type="float" office:value="20.3539215686275" calcext:value-type="float">
            <text:p>20,3539215686275</text:p>
          </table:table-cell>
          <table:table-cell table:style-name="ce42" table:formula="of:=[.N33]" office:value-type="float" office:value="311415" calcext:value-type="float">
            <text:p>311.415,00</text:p>
          </table:table-cell>
          <table:table-cell table:style-name="Default" table:number-columns-repeated="5"/>
          <table:table-cell table:number-columns-repeated="2"/>
        </table:table-row>
        <table:table-row table:style-name="ro1">
          <table:table-cell table:style-name="Default" table:number-columns-repeated="7"/>
          <table:table-cell table:style-name="Default" office:value-type="float" office:value="24" calcext:value-type="float">
            <text:p>24</text:p>
          </table:table-cell>
          <table:table-cell table:style-name="ce42" table:formula="of:=[.I33]" office:value-type="float" office:value="367200" calcext:value-type="float">
            <text:p>367.200,00</text:p>
          </table:table-cell>
          <table:table-cell table:style-name="Default" table:number-columns-repeated="5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 number:grouping="true"/>
    </number:number-style>
    <number:number-style style:name="N108">
      <number:number number:decimal-places="1" loext:min-decimal-places="1" number:min-integer-digits="1"/>
    </number:number-style>
    <number:number-style style:name="N109">
      <number:number number:decimal-places="10" loext:min-decimal-places="10" number:min-integer-digits="1"/>
    </number:number-style>
    <number:number-style style:name="N110">
      <number:number number:decimal-places="9" loext:min-decimal-places="9" number:min-integer-digits="1"/>
    </number:number-style>
    <number:number-style style:name="N111">
      <number:number number:decimal-places="11" loext:min-decimal-places="11" number:min-integer-digits="1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5" loext:min-decimal-places="5" number:min-integer-digits="1"/>
    </number:number-style>
    <number:number-style style:name="N10121" number:language="en" number:country="US">
      <number:number number:decimal-places="1" loext:min-decimal-places="1" number:min-integer-digits="1" number:grouping="true"/>
    </number:number-style>
    <number:number-style style:name="N10122" number:language="en" number:country="US">
      <number:number number:decimal-places="4" loext:min-decimal-places="4" number:min-integer-digits="1" number:grouping="true"/>
    </number:number-style>
    <number:number-style style:name="N10123" number:language="en" number:country="US">
      <number:number number:decimal-places="3" loext:min-decimal-places="3" number:min-integer-digits="1" number:grouping="true"/>
    </number:number-style>
    <number:number-style style:name="N10124" number:language="en" number:country="US">
      <number:number number:decimal-places="5" loext:min-decimal-places="5" number:min-integer-digits="1" number:grouping="true"/>
    </number:number-style>
    <number:number-style style:name="N10125" number:language="en" number:country="US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126" number:language="en" number:country="US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127" number:language="en" number:country="US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0128" number:language="en" number:country="US">
      <number:number number:decimal-places="6" loext:min-decimal-places="6" number:min-integer-digits="1" number:grouping="true"/>
    </number:number-style>
    <number:number-style style:name="N20111" number:language="en" number:country="PH">
      <number:number number:decimal-places="1" loext:min-decimal-places="1" number:min-integer-digits="1" number:grouping="true"/>
    </number:number-style>
    <number:number-style style:name="N20112" number:language="en" number:country="PH">
      <number:number number:decimal-places="3" loext:min-decimal-places="3" number:min-integer-digits="1" number:grouping="true"/>
    </number:number-style>
    <number:number-style style:name="N20113" number:language="en" number:country="PH">
      <number:number number:decimal-places="4" loext:min-decimal-places="4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6">00/00/0000</text:date>, <text:time style:data-style-name="N2" text:time-value="09:55:22.0825820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2T16:38:09.987459318</meta:creation-date>
    <dc:date>2022-11-16T10:14:36.652413882</dc:date>
    <meta:editing-duration>PT11H49M26S</meta:editing-duration>
    <meta:editing-cycles>56</meta:editing-cycles>
    <meta:generator>LibreOffice/6.4.7.2$Linux_X86_64 LibreOffice_project/40$Build-2</meta:generator>
    <meta:document-statistic meta:table-count="8" meta:cell-count="1495" meta:object-count="0"/>
    <meta:user-defined meta:name="qrichtext">1</meta:user-defined>
  </office:meta>
</office:document-meta>
</file>